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A0000017647632D3D2A5FD8B4.png" manifest:media-type="image/png"/>
  <manifest:file-entry manifest:full-path="Pictures/10000201000001E2000001EA5EC135AA79BB383F.png" manifest:media-type="image/png"/>
  <manifest:file-entry manifest:full-path="Pictures/1000020100000158000000F8506C78F1E8AF7EA4.png" manifest:media-type="image/png"/>
  <manifest:file-entry manifest:full-path="Pictures/10000000000001080000015C05F63B60B3D7FDBB.png" manifest:media-type="image/png"/>
  <manifest:file-entry manifest:full-path="Pictures/10000000000004380000021C5E3E17E22D3F1B13.jpg" manifest:media-type="image/jpeg"/>
  <manifest:file-entry manifest:full-path="Pictures/100000000000093400000196081009ED7FA2732B.png" manifest:media-type="image/png"/>
  <manifest:file-entry manifest:full-path="Pictures/10000201000003AC00000199C0AE2F25A423B58C.png" manifest:media-type="image/png"/>
  <manifest:file-entry manifest:full-path="Pictures/100002010000055000000300D210C2497E4728C7.png" manifest:media-type="image/png"/>
  <manifest:file-entry manifest:full-path="Pictures/1000020100000159000000D559CD386065B51F65.png" manifest:media-type="image/png"/>
  <manifest:file-entry manifest:full-path="Pictures/1000020100000550000002F6216DA8EDC26B8F17.png" manifest:media-type="image/png"/>
  <manifest:file-entry manifest:full-path="Pictures/10000201000003B5000002BEBCCC175C7214D3BF.png" manifest:media-type="image/png"/>
  <manifest:file-entry manifest:full-path="Pictures/10000201000002080000017FCC6A2297EE88279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mic Sans MS1" svg:font-family="'Comic Sans MS', cursive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arial" svg:font-family="arial, sans-serif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1520b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8466e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1520b" officeooo:paragraph-rsid="0011520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cdaae" officeooo:paragraph-rsid="00710c0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3afd1" officeooo:paragraph-rsid="0023afd1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b8822" officeooo:paragraph-rsid="004b8822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a5cdd0" style:font-size-asian="13pt" style:font-weight-asian="bold" style:font-size-complex="13pt" style:font-weight-complex="bold"/>
    </style:style>
    <style:style style:name="P11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e3207" style:font-size-asian="13pt" style:font-size-complex="13pt"/>
    </style:style>
    <style:style style:name="P12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de8de" style:font-size-asian="13pt" style:font-size-complex="13pt"/>
    </style:style>
    <style:style style:name="P13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2eb90a" style:font-size-asian="13pt" style:font-size-complex="13pt"/>
    </style:style>
    <style:style style:name="P14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10a949" style:font-size-asian="13pt" style:font-size-complex="13pt"/>
    </style:style>
    <style:style style:name="P15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paragraph-rsid="000de8de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1a1d6" officeooo:paragraph-rsid="0011a1d6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7ab7" officeooo:paragraph-rsid="00147ab7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eb2b" officeooo:paragraph-rsid="0014eb2b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8466e" officeooo:paragraph-rsid="0018466e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b488b" officeooo:paragraph-rsid="001b488b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d33ec" officeooo:paragraph-rsid="001d33ec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01e9" officeooo:paragraph-rsid="002001e9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414d" officeooo:paragraph-rsid="0020414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51414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35fe64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6c0aa3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d88e8" officeooo:paragraph-rsid="00292e7b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64f26" officeooo:paragraph-rsid="00464f26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9eb" officeooo:paragraph-rsid="00484c27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e3b3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4c27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79656" officeooo:paragraph-rsid="00579656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a5cdd0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72c2b" officeooo:paragraph-rsid="00472c2b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3efb" officeooo:paragraph-rsid="002701f9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23143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11ebe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officeooo:paragraph-rsid="00c2b7ba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3884f" officeooo:paragraph-rsid="008d091c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ca66e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4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b8822" officeooo:paragraph-rsid="00292e7b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106a121" officeooo:paragraph-rsid="0106a121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49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6e4937" style:font-size-asian="13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fo:background-color="transparent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292e7b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0851d5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e4669" officeooo:paragraph-rsid="002e4669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officeooo:paragraph-rsid="00ad058a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5af4e7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officeooo:paragraph-rsid="00f36a38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09efb27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1010699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0f5e211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1010699" officeooo:paragraph-rsid="0118542e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1010699" officeooo:paragraph-rsid="0118542e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8466e" officeooo:paragraph-rsid="0018466e" style:font-size-asian="18pt" style:font-weight-asian="bold" style:font-size-complex="18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47ab7" officeooo:paragraph-rsid="00147ab7" style:font-size-asian="18pt" style:font-weight-asian="bold" style:font-size-complex="18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292e7b" officeooo:paragraph-rsid="004913c7" style:font-size-asian="18pt" style:font-weight-asian="bold" style:font-size-complex="18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c2bf0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efb27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20e7a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08d6d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119d6e1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1222779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officeooo:paragraph-rsid="00820e7a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efc3" officeooo:paragraph-rsid="0098d922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officeooo:paragraph-rsid="00773830" style:font-size-asian="14pt" style:font-weight-asian="bold" style:font-size-complex="14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a5b74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b2c71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ba62e" style:font-size-asian="14pt" style:font-weight-asian="bold" style:font-size-complex="14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73830" style:font-size-asian="14pt" style:font-weight-asian="bold" style:font-size-complex="14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1222779" style:font-size-asian="14pt" style:font-weight-asian="bold" style:font-size-complex="14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da7dca" officeooo:paragraph-rsid="003900f1" style:font-size-asian="14pt" style:font-weight-asian="bold" style:font-size-complex="14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da7dca" officeooo:paragraph-rsid="0119d6e1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efc3" officeooo:paragraph-rsid="00820e7a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7ba62e" officeooo:paragraph-rsid="007ba62e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108c683" officeooo:paragraph-rsid="0108c683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7b2c71" officeooo:paragraph-rsid="00e31653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officeooo:paragraph-rsid="0119d6e1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42c" officeooo:paragraph-rsid="009e242c" style:font-size-asian="13pt" style:font-weight-asian="normal" style:font-size-complex="13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a276bc" style:font-size-asian="13pt" style:font-weight-asian="normal" style:font-size-complex="13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276bc" officeooo:paragraph-rsid="00a276bc" style:font-size-asian="13pt" style:font-weight-asian="normal" style:font-size-complex="13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9efb27" style:font-size-asian="13pt" style:font-weight-asian="bold" style:font-size-complex="13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a71a9e" officeooo:paragraph-rsid="00a71a9e" style:font-size-asian="13pt" style:font-weight-asian="normal" style:font-size-complex="13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127622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127622" style:font-name="Verdana" fo:font-size="14pt" fo:letter-spacing="normal" fo:language="pt" fo:country="BR" fo:font-style="normal" fo:font-weight="normal" officeooo:rsid="00e15d8c" officeooo:paragraph-rsid="00e15d8c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108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3pt" fo:letter-spacing="normal" fo:language="pt" fo:country="BR" fo:font-style="normal" style:text-underline-style="none" fo:font-weight="bold" officeooo:rsid="00a5485b" officeooo:paragraph-rsid="00f5e211" style:font-size-asian="13pt" style:font-weight-asian="bold" style:font-size-complex="13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normal" officeooo:rsid="00a0a1bf" officeooo:paragraph-rsid="00a5485b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6280" officeooo:paragraph-rsid="00ae6280" style:font-size-asian="13pt" style:font-weight-asian="bold" style:font-size-complex="13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7c17" officeooo:paragraph-rsid="00ae7c17" style:font-size-asian="13pt" style:font-weight-asian="bold" style:font-size-complex="13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ebb25" style:font-size-asian="13pt" style:font-weight-asian="bold" style:font-size-complex="13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fo:font-weight="normal" officeooo:rsid="00a5cdd0" officeooo:paragraph-rsid="00a5cdd0" style:font-size-asian="13pt" style:font-weight-asian="normal" style:font-size-complex="13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fo:font-weight="normal" officeooo:rsid="00aebb25" officeooo:paragraph-rsid="00aebb25" style:font-size-asian="13pt" style:font-weight-asian="normal" style:font-size-complex="13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c0ba" style:font-size-asian="14pt" style:font-weight-asian="normal" style:font-size-complex="14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fb27" style:font-size-asian="14pt" style:font-weight-asian="normal" style:font-size-complex="14pt" style:font-weight-complex="normal"/>
    </style:style>
    <style:style style:name="P121" style:family="paragraph" style:parent-style-name="Standard">
      <style:paragraph-properties fo:text-align="center" style:justify-single-word="false"/>
      <style:text-properties fo:font-variant="normal" fo:text-transform="none" fo:color="#069a2e" style:font-name="Comic Sans MS" fo:font-size="13pt" fo:letter-spacing="normal" fo:language="pt" fo:country="BR" fo:font-style="normal" style:text-underline-style="none" fo:font-weight="normal" officeooo:rsid="00f426a5" officeooo:paragraph-rsid="00f426a5" style:font-size-asian="13pt" style:font-weight-asian="normal" style:font-size-complex="13pt" style:font-weight-complex="normal"/>
    </style:style>
    <style:style style:name="P122" style:family="paragraph" style:parent-style-name="Standard">
      <style:text-properties fo:color="#000000" style:font-name="Comic Sans MS" fo:font-size="13pt" fo:language="pt" fo:country="BR" fo:font-weight="bold" officeooo:rsid="00129a86" officeooo:paragraph-rsid="005f44c7" style:font-size-asian="13pt" style:font-weight-asian="bold" style:font-size-complex="13pt" style:font-weight-complex="bold"/>
    </style:style>
    <style:style style:name="P123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bold" officeooo:rsid="0018466e" officeooo:paragraph-rsid="0018466e" style:font-size-asian="13pt" style:font-weight-asian="bold" style:font-size-complex="13pt" style:font-weight-complex="bold"/>
    </style:style>
    <style:style style:name="P124" style:family="paragraph" style:parent-style-name="Standard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125" style:family="paragraph" style:parent-style-name="Standard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126" style:family="paragraph" style:parent-style-name="Standard">
      <style:text-properties fo:color="#000000" style:font-name="Comic Sans MS" fo:font-size="13pt" fo:language="pt" fo:country="BR" officeooo:rsid="0014eb2b" officeooo:paragraph-rsid="0014eb2b" style:font-size-asian="13pt" style:font-size-complex="13pt"/>
    </style:style>
    <style:style style:name="P127" style:family="paragraph" style:parent-style-name="Standard">
      <style:text-properties fo:color="#000000" style:font-name="Comic Sans MS" fo:font-size="13pt" fo:language="pt" fo:country="BR" officeooo:rsid="00034523" officeooo:paragraph-rsid="00129a86" style:font-size-asian="13pt" style:font-size-complex="13pt"/>
    </style:style>
    <style:style style:name="P128" style:family="paragraph" style:parent-style-name="Standard">
      <style:text-properties fo:color="#000000" style:font-name="Comic Sans MS" fo:font-size="13pt" fo:language="pt" fo:country="BR" officeooo:rsid="00034523" officeooo:paragraph-rsid="00034523" style:font-size-asian="13pt" style:font-size-complex="13pt"/>
    </style:style>
    <style:style style:name="P129" style:family="paragraph" style:parent-style-name="Standard">
      <style:text-properties fo:color="#000000" style:font-name="Comic Sans MS" fo:font-size="13pt" fo:language="pt" fo:country="BR" officeooo:rsid="000851d5" officeooo:paragraph-rsid="000e3207" style:font-size-asian="13pt" style:font-size-complex="13pt"/>
    </style:style>
    <style:style style:name="P130" style:family="paragraph" style:parent-style-name="Standard">
      <style:text-properties fo:color="#000000" style:font-name="Comic Sans MS" fo:font-size="13pt" fo:language="pt" fo:country="BR" officeooo:paragraph-rsid="000de8de" style:font-size-asian="13pt" style:font-size-complex="13pt"/>
    </style:style>
    <style:style style:name="P131" style:family="paragraph" style:parent-style-name="Standard">
      <style:text-properties fo:color="#000000" style:font-name="Comic Sans MS" fo:font-size="13pt" fo:language="pt" fo:country="BR" officeooo:paragraph-rsid="0063f431" style:font-size-asian="13pt" style:font-size-complex="13pt"/>
    </style:style>
    <style:style style:name="P132" style:family="paragraph" style:parent-style-name="Standard">
      <style:text-properties fo:color="#000000" style:font-name="Comic Sans MS" fo:font-size="13pt" fo:language="pt" fo:country="BR" officeooo:rsid="00820e7a" officeooo:paragraph-rsid="00820e7a" style:font-size-asian="13pt" style:font-size-complex="13pt"/>
    </style:style>
    <style:style style:name="P133" style:family="paragraph" style:parent-style-name="Standard">
      <style:text-properties fo:color="#000000" style:font-name="Comic Sans MS" fo:font-size="13pt" fo:language="pt" fo:country="BR" officeooo:rsid="00c829e7" officeooo:paragraph-rsid="00c80925" style:font-size-asian="13pt" style:font-size-complex="13pt"/>
    </style:style>
    <style:style style:name="P134" style:family="paragraph" style:parent-style-name="Standard">
      <style:text-properties fo:color="#000000" style:font-name="Comic Sans MS" fo:font-size="13pt" fo:language="pt" fo:country="BR" officeooo:rsid="00f8d1af" officeooo:paragraph-rsid="00f8d1af" style:font-size-asian="13pt" style:font-size-complex="13pt"/>
    </style:style>
    <style:style style:name="P135" style:family="paragraph" style:parent-style-name="Standard">
      <style:text-properties fo:color="#000000" style:font-name="Comic Sans MS" fo:font-size="13pt" fo:language="pt" fo:country="BR" officeooo:rsid="00838b26" officeooo:paragraph-rsid="00838b26" style:font-size-asian="13pt" style:font-size-complex="13pt"/>
    </style:style>
    <style:style style:name="P13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normal" style:text-underline-style="none" fo:font-weight="normal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137" style:family="paragraph" style:parent-style-name="Standard">
      <style:text-properties fo:color="#000000" style:font-name="Comic Sans MS" fo:font-size="13pt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1a1d6" officeooo:paragraph-rsid="0011a1d6" style:font-size-asian="13pt" style:font-weight-asian="normal" style:font-size-complex="13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8466e" officeooo:paragraph-rsid="0065e93f" style:font-size-asian="13pt" style:font-weight-asian="normal" style:font-size-complex="13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b488b" officeooo:paragraph-rsid="0067c867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710c04" style:font-size-asian="13pt" style:font-weight-asian="normal" style:font-size-complex="13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292e7b" style:font-size-asian="13pt" style:font-weight-asian="normal" style:font-size-complex="13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44447" officeooo:paragraph-rsid="006990bd" style:font-size-asian="13pt" style:font-weight-asian="normal" style:font-size-complex="13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74e39" officeooo:paragraph-rsid="00374e39" style:font-size-asian="13pt" style:font-weight-asian="normal" style:font-size-complex="13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5fe64" officeooo:paragraph-rsid="0035fe64" style:font-size-asian="13pt" style:font-weight-asian="normal" style:font-size-complex="13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3a5dee" style:font-size-asian="13pt" style:font-weight-asian="normal" style:font-size-complex="13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6c0aa3" style:font-size-asian="13pt" style:font-weight-asian="normal" style:font-size-complex="13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72c2b" officeooo:paragraph-rsid="00472c2b" style:font-size-asian="13pt" style:font-weight-asian="normal" style:font-size-complex="13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10c04" style:font-size-asian="13pt" style:font-weight-asian="normal" style:font-size-complex="13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2561e" style:font-size-asian="13pt" style:font-weight-asian="normal" style:font-size-complex="13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fff61" officeooo:paragraph-rsid="004fff61" style:font-size-asian="13pt" style:font-weight-asian="normal" style:font-size-complex="13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0facb" officeooo:paragraph-rsid="0050facb" style:font-size-asian="13pt" style:font-weight-asian="normal" style:font-size-complex="13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37c73" officeooo:paragraph-rsid="00537c73" style:font-size-asian="13pt" style:font-weight-asian="normal" style:font-size-complex="13pt" style:font-weight-complex="normal"/>
    </style:style>
    <style:style style:name="P154" style:family="paragraph" style:parent-style-name="Standard">
      <style:text-properties fo:color="#000000" style:font-name="Comic Sans MS" fo:font-size="13pt" fo:language="pt" fo:country="BR" fo:font-weight="normal" officeooo:rsid="000adaf9" officeooo:paragraph-rsid="005f44c7" style:font-size-asian="13pt" style:font-weight-asian="normal" style:font-size-complex="13pt" style:font-weight-complex="normal"/>
    </style:style>
    <style:style style:name="P155" style:family="paragraph" style:parent-style-name="Standard">
      <style:text-properties fo:color="#000000" style:font-name="Comic Sans MS" fo:font-size="13pt" fo:language="pt" fo:country="BR" fo:font-weight="normal" officeooo:rsid="0060e154" officeooo:paragraph-rsid="0060e154" style:font-size-asian="13pt" style:font-weight-asian="normal" style:font-size-complex="13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4eb2b" officeooo:paragraph-rsid="0014eb2b" style:font-size-asian="13pt" style:font-weight-asian="normal" style:font-size-complex="13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58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b84028" officeooo:paragraph-rsid="00b84028" style:font-size-asian="13pt" style:font-weight-asian="normal" style:font-size-complex="13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b84028" officeooo:paragraph-rsid="00e7b5ce" style:font-size-asian="13pt" style:font-weight-asian="normal" style:font-size-complex="13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1b022" officeooo:paragraph-rsid="00537c73" style:font-size-asian="13pt" style:font-weight-asian="normal" style:font-size-complex="13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e7b5ce" officeooo:paragraph-rsid="00e7b5ce" style:font-size-asian="13pt" style:font-weight-asian="normal" style:font-size-complex="13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17345" officeooo:paragraph-rsid="00217345" style:font-size-asian="13pt" style:font-weight-asian="normal" style:font-size-complex="13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64f26" officeooo:paragraph-rsid="010c7d11" style:font-size-asian="13pt" style:font-weight-asian="normal" style:font-size-complex="13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1d33ec" officeooo:paragraph-rsid="001d33ec" style:font-size-asian="13pt" style:font-style-asian="italic" style:font-weight-asian="normal" style:font-size-complex="13pt" style:font-style-complex="italic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b4683" officeooo:paragraph-rsid="008b4683" style:font-size-asian="13pt" style:font-style-asian="italic" style:font-weight-asian="normal" style:font-size-complex="13pt" style:font-style-complex="italic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68" style:family="paragraph" style:parent-style-name="Standard">
      <style:text-properties fo:color="#000000" style:font-name="Comic Sans MS" fo:font-size="18pt" fo:language="pt" fo:country="BR" fo:font-weight="bold" officeooo:rsid="0018466e" officeooo:paragraph-rsid="0001fecc" style:font-size-asian="18pt" style:font-weight-asian="bold" style:font-size-complex="18pt" style:font-weight-complex="bold"/>
    </style:style>
    <style:style style:name="P169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8466e" officeooo:paragraph-rsid="0018466e" style:font-size-asian="18pt" style:font-weight-asian="bold" style:font-size-complex="18pt" style:font-weight-complex="bold"/>
    </style:style>
    <style:style style:name="P170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47ab7" officeooo:paragraph-rsid="00147ab7" style:font-size-asian="18pt" style:font-weight-asian="bold" style:font-size-complex="18pt" style:font-weight-complex="bold"/>
    </style:style>
    <style:style style:name="P171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172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18466e" officeooo:paragraph-rsid="0018466e" style:font-size-asian="18pt" style:font-size-complex="18pt"/>
    </style:style>
    <style:style style:name="P173" style:family="paragraph" style:parent-style-name="Standard">
      <style:paragraph-properties fo:text-align="start" style:justify-single-word="false"/>
      <style:text-properties fo:color="#000000" style:font-name="Comic Sans MS" fo:font-weight="normal" officeooo:paragraph-rsid="0104b1b3"/>
    </style:style>
    <style:style style:name="P174" style:family="paragraph" style:parent-style-name="Standard">
      <style:paragraph-properties fo:text-align="start" style:justify-single-word="false"/>
      <style:text-properties fo:color="#000000" fo:font-weight="normal" officeooo:rsid="002e4669" officeooo:paragraph-rsid="002e4669" style:font-weight-asian="normal" style:font-weight-complex="normal"/>
    </style:style>
    <style:style style:name="P175" style:family="paragraph" style:parent-style-name="Standard">
      <style:text-properties officeooo:paragraph-rsid="0062ad02"/>
    </style:style>
    <style:style style:name="P176" style:family="paragraph" style:parent-style-name="Standard">
      <style:text-properties officeooo:paragraph-rsid="006e4937"/>
    </style:style>
    <style:style style:name="P177" style:family="paragraph" style:parent-style-name="Standard">
      <style:paragraph-properties fo:text-align="center" style:justify-single-word="false"/>
      <style:text-properties fo:color="#ce181e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78" style:family="paragraph" style:parent-style-name="Standard">
      <style:paragraph-properties fo:text-align="center" style:justify-single-word="false"/>
      <style:text-properties fo:color="#ce181e" style:font-name="Comic Sans MS" fo:font-size="18pt" fo:language="pt" fo:country="BR" fo:font-style="italic" fo:font-weight="bold" officeooo:rsid="008fdff0" officeooo:paragraph-rsid="008fdff0" style:font-size-asian="18pt" style:font-style-asian="italic" style:font-weight-asian="bold" style:font-size-complex="18pt" style:font-style-complex="italic" style:font-weight-complex="bold"/>
    </style:style>
    <style:style style:name="P179" style:family="paragraph" style:parent-style-name="Standard">
      <style:paragraph-properties fo:text-align="start" style:justify-single-word="false"/>
      <style:text-properties officeooo:paragraph-rsid="00bdf086"/>
    </style:style>
    <style:style style:name="P180" style:family="paragraph" style:parent-style-name="Standard">
      <style:paragraph-properties fo:text-align="start" style:justify-single-word="false"/>
      <style:text-properties officeooo:paragraph-rsid="00f36a38"/>
    </style:style>
    <style:style style:name="P181" style:family="paragraph" style:parent-style-name="Standard">
      <style:paragraph-properties fo:text-align="start" style:justify-single-word="false"/>
      <style:text-properties officeooo:paragraph-rsid="00f8693e"/>
    </style:style>
    <style:style style:name="P182" style:family="paragraph" style:parent-style-name="Standard">
      <style:paragraph-properties fo:text-align="start" style:justify-single-word="false"/>
      <style:text-properties officeooo:paragraph-rsid="01101bb2"/>
    </style:style>
    <style:style style:name="P183" style:family="paragraph" style:parent-style-name="Standard">
      <style:paragraph-properties fo:text-align="start" style:justify-single-word="false"/>
      <style:text-properties officeooo:paragraph-rsid="011a3f70"/>
    </style:style>
    <style:style style:name="P184" style:family="paragraph" style:parent-style-name="Standard">
      <style:paragraph-properties fo:text-align="start" style:justify-single-word="false"/>
      <style:text-properties fo:font-size="13pt" officeooo:paragraph-rsid="00b563f9" style:font-size-asian="13pt" style:font-size-complex="13pt"/>
    </style:style>
    <style:style style:name="P185" style:family="paragraph" style:parent-style-name="Standard">
      <style:paragraph-properties fo:text-align="start" style:justify-single-word="false"/>
      <style:text-properties officeooo:rsid="00bca66e" officeooo:paragraph-rsid="00bca66e"/>
    </style:style>
    <style:style style:name="P186" style:family="paragraph" style:parent-style-name="Standard">
      <style:paragraph-properties fo:line-height="100%" fo:text-align="start" style:justify-single-word="false"/>
      <style:text-properties officeooo:paragraph-rsid="00f36a38"/>
    </style:style>
    <style:style style:name="P187" style:family="paragraph" style:parent-style-name="Standard">
      <style:text-properties officeooo:paragraph-rsid="00b7aac7"/>
    </style:style>
    <style:style style:name="P188" style:family="paragraph" style:parent-style-name="Standard">
      <style:paragraph-properties fo:text-align="start" style:justify-single-word="false"/>
      <style:text-properties fo:font-size="14pt" officeooo:paragraph-rsid="0119d6e1" style:font-size-asian="14pt" style:font-size-complex="14pt"/>
    </style:style>
    <style:style style:name="P189" style:family="paragraph" style:parent-style-name="Standard">
      <style:text-properties fo:font-size="14pt" fo:language="pt" fo:country="BR" officeooo:paragraph-rsid="011cafbd"/>
    </style:style>
    <style:style style:name="P190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c2b7ba" style:font-size-asian="13pt" style:font-weight-asian="normal" style:font-size-complex="13pt" style:font-weight-complex="normal"/>
    </style:style>
    <style:style style:name="P191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c2b7ba" style:font-size-asian="13pt" style:font-weight-asian="bold" style:font-size-complex="13pt" style:font-weight-complex="bold"/>
    </style:style>
    <style:style style:name="P192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style:font-name="Comic Sans MS" fo:font-size="13pt" officeooo:paragraph-rsid="00de52d2"/>
    </style:style>
    <style:style style:name="P193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Comic Sans MS" fo:font-size="14pt" fo:letter-spacing="normal" fo:language="pt" fo:country="BR" fo:font-style="normal" fo:font-weight="bold" officeooo:rsid="00e6aae9" officeooo:paragraph-rsid="00e6aae9" style:font-size-asian="14pt" style:font-weight-asian="bold" style:font-size-complex="14pt" style:font-weight-complex="bold"/>
    </style:style>
    <style:style style:name="P194" style:family="paragraph" style:parent-style-name="Standard">
      <loext:graphic-properties draw:fill="none"/>
      <style:paragraph-properties fo:margin-left="0cm" fo:margin-right="-0.199cm" fo:text-align="center" style:justify-single-word="false" fo:text-indent="0cm" style:auto-text-indent="false" fo:background-color="transparent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106a121" style:font-size-asian="13pt" style:font-weight-asian="normal" style:font-size-complex="13pt" style:font-weight-complex="normal"/>
    </style:style>
    <style:style style:name="P19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006a0" style:font-size-asian="13pt" style:font-weight-asian="normal" style:font-size-complex="13pt" style:font-weight-complex="normal"/>
    </style:style>
    <style:style style:name="P19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165de" style:font-size-asian="13pt" style:font-weight-asian="normal" style:font-size-complex="13pt" style:font-weight-complex="normal"/>
    </style:style>
    <style:style style:name="P19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98" style:family="paragraph" style:parent-style-name="Preformatted_20_Text">
      <style:paragraph-properties fo:text-align="start" style:justify-single-word="false"/>
      <style:text-properties fo:font-variant="normal" fo:text-transform="none" fo:color="#069a2e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99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color="#000000" style:font-name="Liberation Serif" fo:font-size="12pt" fo:language="pt" fo:country="BR" officeooo:rsid="0000fb0b" officeooo:paragraph-rsid="00cad8c7" style:font-size-asian="12pt" style:font-size-complex="12pt"/>
    </style:style>
    <style:style style:name="P200" style:family="paragraph" style:parent-style-name="Heading">
      <style:text-properties fo:color="#ce181e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0e7a" officeooo:paragraph-rsid="0082efc3" style:font-size-asian="14pt" style:font-weight-asian="normal" style:font-size-complex="14pt" style:font-weight-complex="normal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efc3" officeooo:paragraph-rsid="003900f1" style:font-size-asian="14pt" style:font-weight-asian="normal" style:font-size-complex="14pt" style:font-weight-complex="normal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d0e885" officeooo:paragraph-rsid="01208cde" style:font-size-asian="14pt" style:font-weight-asian="normal" style:font-size-complex="14pt" style:font-weight-complex="normal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da7dca" officeooo:paragraph-rsid="00dc1981" style:font-size-asian="14pt" style:font-weight-asian="bold" style:font-size-complex="14pt" style:font-weight-complex="bold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1208cde" style:font-size-asian="14pt" style:font-weight-asian="bold" style:font-size-complex="14pt" style:font-weight-complex="bold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1222779" style:font-size-asian="14pt" style:font-weight-asian="bold" style:font-size-complex="14pt" style:font-weight-complex="bold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3900f1" style:font-size-asian="14pt" style:font-size-complex="14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dc1981" style:font-size-asian="14pt" style:font-size-complex="14pt"/>
    </style:style>
    <style:style style:name="P210" style:family="paragraph" style:parent-style-name="Standard" style:master-page-name="">
      <loext:graphic-properties draw:fill="none"/>
      <style:paragraph-properties fo:margin-left="0cm" fo:margin-right="0.199cm" fo:text-align="start" style:justify-single-word="false" fo:text-indent="0cm" style:auto-text-indent="false" style:page-number="auto" fo:background-color="transparent"/>
      <style:text-properties fo:font-variant="normal" fo:text-transform="none" fo:color="#127622" style:font-name="Verdana" fo:font-size="14pt" fo:letter-spacing="normal" fo:language="pt" fo:country="BR" fo:font-style="normal" fo:font-weight="normal" officeooo:rsid="0014eb2b" officeooo:paragraph-rsid="00e15d8c" style:font-size-asian="14pt" style:font-weight-asian="normal" style:font-size-complex="14pt" style:font-weight-complex="normal"/>
    </style:style>
    <style:style style:name="P211" style:family="paragraph" style:parent-style-name="Standard">
      <style:paragraph-properties fo:break-before="pag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12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Comic Sans MS" fo:font-size="18pt" fo:letter-spacing="normal" fo:language="pt" fo:country="BR" fo:font-style="normal" fo:font-weight="bold" officeooo:rsid="0023afd1" officeooo:paragraph-rsid="0023afd1" style:font-size-asian="18pt" style:font-weight-asian="bold" style:font-size-complex="18pt" style:font-weight-complex="bold"/>
    </style:style>
    <style:style style:name="P213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Comic Sans MS" fo:font-size="18pt" fo:letter-spacing="normal" fo:language="pt" fo:country="BR" fo:font-style="normal" fo:font-weight="bold" officeooo:rsid="004b8822" officeooo:paragraph-rsid="004b8822" style:font-size-asian="18pt" style:font-weight-asian="bold" style:font-size-complex="18pt" style:font-weight-complex="bold"/>
    </style:style>
    <style:style style:name="P214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215" style:family="paragraph" style:parent-style-name="Standard">
      <style:paragraph-properties fo:text-align="center" style:justify-single-word="false" fo:break-before="page"/>
      <style:text-properties fo:font-variant="normal" fo:text-transform="none" fo:color="#ce181e" style:font-name="Comic Sans MS" fo:font-size="15pt" fo:letter-spacing="normal" fo:language="pt" fo:country="BR" fo:font-style="normal" fo:font-weight="bold" officeooo:rsid="004fdd8e" officeooo:paragraph-rsid="006ce97f" style:font-size-asian="15pt" style:font-weight-asian="bold" style:font-size-complex="15pt" style:font-weight-complex="bold"/>
    </style:style>
    <style:style style:name="P216" style:family="paragraph" style:parent-style-name="Standard">
      <style:paragraph-properties fo:text-align="center" style:justify-single-word="false" fo:break-before="page"/>
      <style:text-properties fo:font-variant="normal" fo:text-transform="none" fo:color="#ce181e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217" style:family="paragraph" style:parent-style-name="Standard">
      <style:paragraph-properties fo:text-align="center" style:justify-single-word="false" fo:break-before="page"/>
      <style:text-properties fo:font-variant="normal" fo:text-transform="none" fo:color="#ce181e" style:font-name="Comic Sans MS" fo:font-size="18pt" fo:letter-spacing="normal" fo:language="pt" fo:country="BR" fo:font-style="normal" fo:font-weight="bold" officeooo:rsid="005af4e7" officeooo:paragraph-rsid="009e2c7c" style:font-size-asian="18pt" style:font-weight-asian="bold" style:font-size-complex="18pt" style:font-weight-complex="bold"/>
    </style:style>
    <style:style style:name="P218" style:family="paragraph" style:parent-style-name="Standard">
      <style:paragraph-properties fo:text-align="center" style:justify-single-word="false" fo:break-before="page"/>
      <style:text-properties fo:font-variant="normal" fo:text-transform="none" fo:color="#ce181e" style:font-name="Comic Sans MS" fo:font-size="18pt" fo:letter-spacing="normal" fo:language="pt" fo:country="BR" fo:font-style="normal" fo:font-weight="bold" officeooo:rsid="003900f1" officeooo:paragraph-rsid="003900f1" style:font-size-asian="18pt" style:font-weight-asian="bold" style:font-size-complex="18pt" style:font-weight-complex="bold"/>
    </style:style>
    <style:style style:name="P219" style:family="paragraph" style:parent-style-name="Standard">
      <style:paragraph-properties fo:break-before="page"/>
      <style:text-properties officeooo:paragraph-rsid="006e4937"/>
    </style:style>
    <style:style style:name="P220" style:family="paragraph" style:parent-style-name="Standard">
      <style:paragraph-properties fo:text-align="start" style:justify-single-word="false" fo:break-before="page"/>
      <style:text-properties fo:color="#000000" style:font-name="Comic Sans MS" fo:font-size="13pt" fo:language="pt" fo:country="BR" fo:font-weight="normal" officeooo:rsid="004913c7" officeooo:paragraph-rsid="004913c7" style:font-size-asian="13pt" style:font-weight-asian="normal" style:font-size-complex="13pt" style:font-weight-complex="normal"/>
    </style:style>
    <style:style style:name="P221" style:family="paragraph" style:parent-style-name="Standard">
      <style:paragraph-properties fo:text-align="center" style:justify-single-word="false" fo:break-before="page"/>
      <style:text-properties fo:color="#000000" style:font-name="Comic Sans MS" fo:font-size="18pt" fo:language="pt" fo:country="BR" officeooo:rsid="0001fecc" officeooo:paragraph-rsid="0001fecc" style:font-size-asian="18pt" style:font-size-complex="18pt"/>
    </style:style>
    <style:style style:name="P222" style:family="paragraph" style:parent-style-name="Standard">
      <style:paragraph-properties fo:text-align="center" style:justify-single-word="false" fo:break-before="page"/>
      <style:text-properties fo:color="#000000" style:font-name="Comic Sans MS" fo:font-size="18pt" fo:language="pt" fo:country="BR" officeooo:rsid="000adaf9" officeooo:paragraph-rsid="000adaf9" style:font-size-asian="18pt" style:font-size-complex="18pt"/>
    </style:style>
    <style:style style:name="P223" style:family="paragraph" style:parent-style-name="Standard">
      <style:paragraph-properties fo:text-align="center" style:justify-single-word="false" fo:break-before="page"/>
      <style:text-properties fo:color="#000000" style:font-name="Comic Sans MS" fo:font-size="18pt" fo:language="pt" fo:country="BR" fo:font-weight="bold" officeooo:rsid="0011520b" officeooo:paragraph-rsid="0011520b" style:font-size-asian="18pt" style:font-size-complex="18pt"/>
    </style:style>
    <style:style style:name="P224" style:family="paragraph" style:parent-style-name="Text_20_body">
      <style:paragraph-properties fo:break-before="page"/>
      <style:text-properties fo:color="#000000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225" style:family="paragraph" style:parent-style-name="Text_20_body">
      <style:text-properties fo:color="#000000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226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1222779" style:font-size-asian="14pt" style:font-weight-asian="bold" style:font-size-complex="14pt" style:font-weight-complex="bold"/>
    </style:style>
    <style:style style:name="P227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1222779" style:font-size-asian="14pt" style:font-weight-asian="bold" style:font-size-complex="14pt" style:font-weight-complex="bold"/>
    </style:style>
    <style:style style:name="P228" style:family="paragraph" style:parent-style-name="Standard" style:list-style-name="L1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29" style:family="paragraph" style:parent-style-name="Standard" style:list-style-name="L2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30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3e45e" officeooo:paragraph-rsid="002701f9" style:font-size-asian="13pt" style:font-weight-asian="normal" style:font-size-complex="13pt" style:font-weight-complex="normal"/>
    </style:style>
    <style:style style:name="P231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701f9" style:font-size-asian="13pt" style:font-weight-asian="normal" style:font-size-complex="13pt" style:font-weight-complex="normal"/>
    </style:style>
    <style:style style:name="P232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01f9" officeooo:paragraph-rsid="002701f9" style:font-size-asian="13pt" style:font-weight-asian="normal" style:font-size-complex="13pt" style:font-weight-complex="normal"/>
    </style:style>
    <style:style style:name="P233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34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35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b563f9" style:font-size-asian="13pt" style:font-weight-asian="normal" style:font-size-complex="13pt" style:font-weight-complex="normal"/>
    </style:style>
    <style:style style:name="P236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style:font-size-asian="13pt" style:font-weight-asian="normal" style:font-size-complex="13pt" style:font-weight-complex="normal"/>
    </style:style>
    <style:style style:name="P237" style:family="paragraph" style:parent-style-name="Standard" style:list-style-name="L7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238" style:family="paragraph" style:parent-style-name="Standard" style:list-style-name="L23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11ee012" style:font-size-asian="13pt" style:font-weight-asian="normal" style:font-size-complex="13pt" style:font-weight-complex="normal"/>
    </style:style>
    <style:style style:name="P239" style:family="paragraph" style:parent-style-name="Standard" style:list-style-name="L25">
      <style:paragraph-properties fo:text-align="start" style:justify-single-word="false"/>
      <style:text-properties fo:font-variant="normal" fo:text-transform="none" fo:color="#ce181e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240" style:family="paragraph" style:parent-style-name="Standard" style:list-style-name="L26">
      <style:paragraph-properties fo:text-align="start" style:justify-single-word="false"/>
      <style:text-properties fo:font-variant="normal" fo:text-transform="none" fo:color="#ce181e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241" style:family="paragraph" style:parent-style-name="Standard" style:list-style-name="L28">
      <style:paragraph-properties fo:text-align="start" style:justify-single-word="false"/>
      <style:text-properties fo:font-variant="normal" fo:text-transform="none" fo:color="#ce181e" style:font-name="Comic Sans MS" fo:font-size="14pt" fo:letter-spacing="normal" fo:language="pt" fo:country="BR" fo:font-style="normal" fo:font-weight="bold" officeooo:rsid="0082efc3" officeooo:paragraph-rsid="00820e7a" style:font-size-asian="14pt" style:font-weight-asian="bold" style:font-size-complex="14pt" style:font-weight-complex="bold"/>
    </style:style>
    <style:style style:name="P242" style:family="paragraph" style:parent-style-name="Standard" style:list-style-name="L4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243" style:family="paragraph" style:parent-style-name="Standard" style:list-style-name="L5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244" style:family="paragraph" style:parent-style-name="Standard" style:list-style-name="L8">
      <style:paragraph-properties fo:text-align="start" style:justify-single-word="false"/>
      <style:text-properties fo:color="#000000" style:font-name="Comic Sans MS" fo:font-size="13pt" fo:language="pt" fo:country="BR" officeooo:paragraph-rsid="002701f9" style:font-size-asian="13pt" style:font-size-complex="13pt"/>
    </style:style>
    <style:style style:name="P245" style:family="paragraph" style:parent-style-name="Standard" style:list-style-name="L9">
      <style:paragraph-properties fo:text-align="start" style:justify-single-word="false"/>
      <style:text-properties fo:color="#000000" style:font-name="Comic Sans MS" fo:font-size="13pt" fo:language="pt" fo:country="BR" officeooo:paragraph-rsid="00710c04" style:font-size-asian="13pt" style:font-size-complex="13pt"/>
    </style:style>
    <style:style style:name="P246" style:family="paragraph" style:parent-style-name="Standard" style:list-style-name="L8">
      <style:paragraph-properties fo:text-align="start" style:justify-single-word="false"/>
      <style:text-properties fo:color="#000000" style:font-name="Comic Sans MS" fo:font-size="13pt" fo:language="pt" fo:country="BR" officeooo:rsid="002701f9" officeooo:paragraph-rsid="002701f9" style:font-size-asian="13pt" style:font-size-complex="13pt"/>
    </style:style>
    <style:style style:name="P247" style:family="paragraph" style:parent-style-name="Standard" style:list-style-name="L23">
      <style:paragraph-properties fo:text-align="start" style:justify-single-word="false"/>
      <style:text-properties fo:color="#000000" style:font-name="Comic Sans MS" fo:font-size="13pt" officeooo:rsid="00abda79" officeooo:paragraph-rsid="011ee012"/>
    </style:style>
    <style:style style:name="P248" style:family="paragraph" style:parent-style-name="Standard" style:list-style-name="L6">
      <style:text-properties officeooo:paragraph-rsid="0062ad02"/>
    </style:style>
    <style:style style:name="P249" style:family="paragraph" style:parent-style-name="Standard" style:list-style-name="L6">
      <style:text-properties officeooo:rsid="0062ad02" officeooo:paragraph-rsid="0062ad02"/>
    </style:style>
    <style:style style:name="P250" style:family="paragraph" style:parent-style-name="Standard" style:list-style-name="L10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51" style:family="paragraph" style:parent-style-name="Standard" style:list-style-name="L11">
      <style:paragraph-properties fo:text-align="start" style:justify-single-word="false"/>
      <style:text-properties fo:font-size="13pt" officeooo:paragraph-rsid="00d0496b" style:font-size-asian="13pt" style:font-size-complex="13pt"/>
    </style:style>
    <style:style style:name="P252" style:family="paragraph" style:parent-style-name="Standard" style:list-style-name="L11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53" style:family="paragraph" style:parent-style-name="Standard" style:list-style-name="L11">
      <style:paragraph-properties fo:text-align="start" style:justify-single-word="false"/>
      <style:text-properties officeooo:paragraph-rsid="00a5cdd0"/>
    </style:style>
    <style:style style:name="P254" style:family="paragraph" style:parent-style-name="Standard" style:list-style-name="L13">
      <style:paragraph-properties fo:text-align="start" style:justify-single-word="false"/>
      <style:text-properties officeooo:paragraph-rsid="00b23143"/>
    </style:style>
    <style:style style:name="P255" style:family="paragraph" style:parent-style-name="Standard" style:list-style-name="L13">
      <style:paragraph-properties fo:text-align="start" style:justify-single-word="false"/>
      <style:text-properties officeooo:paragraph-rsid="00b259fe"/>
    </style:style>
    <style:style style:name="P256" style:family="paragraph" style:parent-style-name="Standard" style:list-style-name="L13">
      <style:paragraph-properties fo:text-align="start" style:justify-single-word="false"/>
      <style:text-properties officeooo:paragraph-rsid="00b3ac44"/>
    </style:style>
    <style:style style:name="P257" style:family="paragraph" style:parent-style-name="Standard" style:list-style-name="L13">
      <style:paragraph-properties fo:text-align="start" style:justify-single-word="false"/>
      <style:text-properties officeooo:paragraph-rsid="00b7aac7"/>
    </style:style>
    <style:style style:name="P258" style:family="paragraph" style:parent-style-name="Standard" style:list-style-name="L15">
      <style:paragraph-properties fo:text-align="start" style:justify-single-word="false"/>
      <style:text-properties officeooo:paragraph-rsid="00de35d9"/>
    </style:style>
    <style:style style:name="P259" style:family="paragraph" style:parent-style-name="Standard" style:list-style-name="L17">
      <style:paragraph-properties fo:text-align="start" style:justify-single-word="false"/>
      <style:text-properties officeooo:paragraph-rsid="00bca66e"/>
    </style:style>
    <style:style style:name="P260" style:family="paragraph" style:parent-style-name="Standard" style:list-style-name="L18">
      <style:paragraph-properties fo:text-align="start" style:justify-single-word="false"/>
      <style:text-properties officeooo:paragraph-rsid="00c165de"/>
    </style:style>
    <style:style style:name="P261" style:family="paragraph" style:parent-style-name="Standard" style:list-style-name="L20">
      <style:paragraph-properties fo:text-align="start" style:justify-single-word="false"/>
      <style:text-properties officeooo:paragraph-rsid="009efb27"/>
    </style:style>
    <style:style style:name="P262" style:family="paragraph" style:parent-style-name="Standard" style:list-style-name="L22">
      <style:paragraph-properties fo:text-align="start" style:justify-single-word="false"/>
      <style:text-properties officeooo:paragraph-rsid="00aebb25"/>
    </style:style>
    <style:style style:name="P263" style:family="paragraph" style:parent-style-name="Standard" style:list-style-name="L22">
      <style:paragraph-properties fo:text-align="start" style:justify-single-word="false"/>
      <style:text-properties officeooo:paragraph-rsid="00f8693e"/>
    </style:style>
    <style:style style:name="P264" style:family="paragraph" style:parent-style-name="Standard" style:list-style-name="L29">
      <style:paragraph-properties fo:text-align="start" style:justify-single-word="false"/>
      <style:text-properties officeooo:paragraph-rsid="00773830"/>
    </style:style>
    <style:style style:name="P265" style:family="paragraph" style:parent-style-name="Standard" style:list-style-name="L18">
      <style:paragraph-properties fo:text-align="start" style:justify-single-word="false"/>
      <style:text-properties officeooo:rsid="00bca66e" officeooo:paragraph-rsid="00bca66e"/>
    </style:style>
    <style:style style:name="P266" style:family="paragraph" style:parent-style-name="Standard" style:list-style-name="L19">
      <style:paragraph-properties fo:line-height="100%" fo:text-align="start" style:justify-single-word="false"/>
      <style:text-properties officeooo:paragraph-rsid="00f36a38"/>
    </style:style>
    <style:style style:name="P267" style:family="paragraph" style:parent-style-name="Standard" style:list-style-name="L21">
      <style:paragraph-properties fo:text-align="start" style:justify-single-word="false"/>
      <style:text-properties style:font-name="Comic Sans MS" fo:font-size="13pt" officeooo:paragraph-rsid="00aebb25"/>
    </style:style>
    <style:style style:name="P268" style:family="paragraph" style:parent-style-name="Standard" style:list-style-name="L23">
      <style:paragraph-properties fo:text-align="start" style:justify-single-word="false"/>
      <style:text-properties style:font-name="Comic Sans MS" fo:font-size="13pt" officeooo:rsid="00abda79" officeooo:paragraph-rsid="011ee012"/>
    </style:style>
    <style:style style:name="P269" style:family="paragraph" style:parent-style-name="Standard" style:list-style-name="L24"/>
    <style:style style:name="P270" style:family="paragraph" style:parent-style-name="Standard" style:list-style-name="L24">
      <style:text-properties officeooo:paragraph-rsid="011db50f"/>
    </style:style>
    <style:style style:name="P271" style:family="paragraph" style:parent-style-name="Standard" style:list-style-name="L24">
      <style:text-properties officeooo:paragraph-rsid="011cafbd"/>
    </style:style>
    <style:style style:name="P272" style:family="paragraph" style:parent-style-name="Standard" style:list-style-name="L24">
      <style:paragraph-properties fo:text-align="center" style:justify-single-word="false"/>
      <style:text-properties fo:font-size="14pt" fo:language="pt" fo:country="BR" officeooo:rsid="011cafbd" officeooo:paragraph-rsid="011cafbd"/>
    </style:style>
    <style:style style:name="P273" style:family="paragraph" style:parent-style-name="Standard" style:list-style-name="L24">
      <style:text-properties style:font-name="Liberation Serif" fo:font-size="14pt" fo:language="pt" fo:country="BR" officeooo:paragraph-rsid="01200b8a"/>
    </style:style>
    <style:style style:name="P274" style:family="paragraph" style:parent-style-name="Standard" style:list-style-name="L12">
      <style:paragraph-properties fo:text-align="start" style:justify-single-word="false" fo:break-before="page"/>
      <style:text-properties fo:font-weight="bold" officeooo:paragraph-rsid="00b11ebe" style:font-weight-asian="bold" style:font-weight-complex="bold"/>
    </style:style>
    <style:style style:name="P275" style:family="paragraph" style:parent-style-name="Standard" style:list-style-name="L27">
      <style:paragraph-properties fo:text-align="start" style:justify-single-word="false" fo:break-before="page"/>
      <style:text-properties fo:font-variant="normal" fo:text-transform="none" fo:color="#ce181e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276" style:family="paragraph" style:parent-style-name="Standard" style:list-style-name="L29">
      <style:paragraph-properties fo:text-align="start" style:justify-single-word="false" fo:break-before="page"/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officeooo:paragraph-rsid="00ef8150" style:font-size-asian="14pt" style:font-weight-asian="bold" style:font-size-complex="14pt" style:font-weight-complex="bold"/>
    </style:style>
    <style:style style:name="P277" style:family="paragraph" style:parent-style-name="Standard" style:list-style-name="L13" style:master-page-name="">
      <loext:graphic-properties draw:fill="none"/>
      <style:paragraph-properties fo:margin-left="1.9cm" fo:margin-right="-0.3cm" fo:text-align="start" style:justify-single-word="false" fo:text-indent="-0.6cm" style:auto-text-indent="false" style:page-number="auto" fo:background-color="transparent"/>
      <style:text-properties officeooo:paragraph-rsid="00b259fe"/>
    </style:style>
    <style:style style:name="P278" style:family="paragraph" style:parent-style-name="Standard" style:list-style-name="L16">
      <loext:graphic-properties draw:fill="none"/>
      <style:paragraph-properties fo:margin-left="1.3cm" fo:margin-right="-0.3cm" fo:text-align="start" style:justify-single-word="false" fo:text-indent="-0.6cm" style:auto-text-indent="false" fo:background-color="transparent"/>
      <style:text-properties officeooo:paragraph-rsid="00bdf086"/>
    </style:style>
    <style:style style:name="P279" style:family="paragraph" style:parent-style-name="Heading_20_1">
      <style:paragraph-properties fo:text-align="center" style:justify-single-word="false"/>
    </style:style>
    <style:style style:name="P280" style:family="paragraph" style:parent-style-name="Text_20_body" style:list-style-name="L3">
      <style:paragraph-properties style:line-height-at-least="0.847cm" fo:orphans="2" fo:widows="2"/>
      <style:text-properties officeooo:paragraph-rsid="006e4937"/>
    </style:style>
    <style:style style:name="P281" style:family="paragraph" style:parent-style-name="Text_20_body" style:list-style-name="L3">
      <style:paragraph-properties style:line-height-at-least="0.847cm" fo:orphans="2" fo:widows="2"/>
      <style:text-properties officeooo:paragraph-rsid="010a309d"/>
    </style:style>
    <style:style style:name="P282" style:family="paragraph" style:parent-style-name="Text_20_body" style:list-style-name="L19">
      <style:paragraph-properties fo:line-height="100%" fo:text-align="start" style:justify-single-word="false"/>
      <style:text-properties officeooo:paragraph-rsid="00f426a5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851d5"/>
    </style:style>
    <style:style style:name="T5" style:family="text">
      <style:text-properties fo:font-variant="normal" fo:text-transform="none" fo:letter-spacing="normal" fo:font-style="normal" fo:font-weight="normal" officeooo:rsid="000f5c65"/>
    </style:style>
    <style:style style:name="T6" style:family="text">
      <style:text-properties fo:font-variant="normal" fo:text-transform="none" fo:letter-spacing="normal" fo:font-style="normal" fo:font-weight="normal" officeooo:rsid="00307bf2"/>
    </style:style>
    <style:style style:name="T7" style:family="text">
      <style:text-properties fo:font-variant="normal" fo:text-transform="none" fo:letter-spacing="normal" fo:font-style="normal" fo:font-weight="normal" officeooo:rsid="000de8de"/>
    </style:style>
    <style:style style:name="T8" style:family="text">
      <style:text-properties fo:font-variant="normal" fo:text-transform="none" fo:letter-spacing="normal" fo:font-style="normal" fo:font-weight="normal" officeooo:rsid="000bea01"/>
    </style:style>
    <style:style style:name="T9" style:family="text">
      <style:text-properties fo:font-variant="normal" fo:text-transform="none" fo:letter-spacing="normal" fo:font-style="normal" fo:font-weight="normal" officeooo:rsid="000e3207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23e45e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25141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273efb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4d023b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4c4eaa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4cdaae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4e780c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710c04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72561e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d43e63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6318bb"/>
    </style:style>
    <style:style style:name="T22" style:family="text">
      <style:text-properties fo:font-variant="normal" fo:text-transform="none" fo:letter-spacing="normal" fo:font-style="normal" fo:font-weight="normal" officeooo:rsid="0063f431"/>
    </style:style>
    <style:style style:name="T23" style:family="text">
      <style:text-properties fo:font-variant="normal" fo:text-transform="none" fo:letter-spacing="normal" fo:font-style="normal" fo:font-weight="normal" officeooo:rsid="00710c04"/>
    </style:style>
    <style:style style:name="T24" style:family="text">
      <style:text-properties fo:font-variant="normal" fo:text-transform="none" fo:letter-spacing="normal" fo:font-style="normal" fo:font-weight="normal" officeooo:rsid="0072561e"/>
    </style:style>
    <style:style style:name="T25" style:family="text">
      <style:text-properties fo:font-variant="normal" fo:text-transform="none" fo:letter-spacing="normal" fo:font-style="normal" fo:font-weight="normal" officeooo:rsid="00facb1b"/>
    </style:style>
    <style:style style:name="T26" style:family="text">
      <style:text-properties fo:font-variant="normal" fo:text-transform="none" fo:letter-spacing="normal" fo:font-style="normal" fo:font-weight="normal" officeooo:rsid="01080e19"/>
    </style:style>
    <style:style style:name="T27" style:family="text">
      <style:text-properties fo:font-variant="normal" fo:text-transform="none" fo:letter-spacing="normal" fo:font-style="normal" officeooo:rsid="001258c4"/>
    </style:style>
    <style:style style:name="T28" style:family="text">
      <style:text-properties fo:font-variant="normal" fo:text-transform="none" fo:letter-spacing="normal" fo:font-style="normal" officeooo:rsid="00129dfb"/>
    </style:style>
    <style:style style:name="T29" style:family="text">
      <style:text-properties fo:font-variant="normal" fo:text-transform="none" fo:letter-spacing="normal" fo:font-style="normal" officeooo:rsid="0015ab75"/>
    </style:style>
    <style:style style:name="T30" style:family="text">
      <style:text-properties fo:font-variant="normal" fo:text-transform="none" fo:letter-spacing="normal" fo:font-style="normal" officeooo:rsid="0018466e"/>
    </style:style>
    <style:style style:name="T31" style:family="text">
      <style:text-properties fo:font-variant="normal" fo:text-transform="none" fo:letter-spacing="normal" fo:font-style="normal" officeooo:rsid="001b0a3a"/>
    </style:style>
    <style:style style:name="T32" style:family="text">
      <style:text-properties fo:font-variant="normal" fo:text-transform="none" fo:letter-spacing="normal" fo:font-style="normal" officeooo:rsid="001d33ec"/>
    </style:style>
    <style:style style:name="T33" style:family="text">
      <style:text-properties fo:font-variant="normal" fo:text-transform="none" fo:letter-spacing="normal" fo:font-style="normal" officeooo:rsid="001e79e3"/>
    </style:style>
    <style:style style:name="T34" style:family="text">
      <style:text-properties fo:font-variant="normal" fo:text-transform="none" fo:letter-spacing="normal" fo:font-style="normal" officeooo:rsid="0021b27e"/>
    </style:style>
    <style:style style:name="T35" style:family="text">
      <style:text-properties fo:font-variant="normal" fo:text-transform="none" fo:letter-spacing="normal" fo:font-style="normal" fo:font-weight="bold"/>
    </style:style>
    <style:style style:name="T3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7" style:family="text">
      <style:text-properties fo:font-variant="normal" fo:text-transform="none" fo:letter-spacing="normal" fo:font-style="normal" fo:font-weight="bold" officeooo:rsid="000851d5" style:font-weight-asian="bold" style:font-weight-complex="bold"/>
    </style:style>
    <style:style style:name="T38" style:family="text">
      <style:text-properties fo:font-variant="normal" fo:text-transform="none" fo:letter-spacing="normal" fo:font-style="normal" fo:font-weight="bold" officeooo:rsid="00335b65" style:font-weight-asian="bold" style:font-weight-complex="bold"/>
    </style:style>
    <style:style style:name="T39" style:family="text">
      <style:text-properties fo:font-variant="normal" fo:text-transform="none" fo:letter-spacing="normal" fo:font-style="normal" fo:font-weight="bold" officeooo:rsid="004cdaae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bold" officeooo:rsid="004b8822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bold" officeooo:rsid="0063f431" style:font-weight-asian="bold" style:font-weight-complex="bold"/>
    </style:style>
    <style:style style:name="T42" style:family="text">
      <style:text-properties fo:font-variant="normal" fo:text-transform="none" fo:letter-spacing="normal" fo:font-style="normal" fo:font-weight="bold" officeooo:rsid="001e79e3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bold" officeooo:rsid="006990bd" style:font-weight-asian="bold" style:font-weight-complex="bold"/>
    </style:style>
    <style:style style:name="T44" style:family="text">
      <style:text-properties fo:font-variant="normal" fo:text-transform="none" fo:letter-spacing="normal" fo:font-style="normal" fo:font-weight="bold" officeooo:rsid="0035fe64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6c0aa3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6ce97f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4849eb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4c4eaa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officeooo:rsid="00e7b5ce" style:font-weight-asian="bold" style:font-weight-complex="bold"/>
    </style:style>
    <style:style style:name="T50" style:family="text">
      <style:text-properties fo:font-variant="normal" fo:text-transform="none" fo:letter-spacing="normal" fo:font-style="normal" fo:font-weight="bold" officeooo:rsid="010bf75e" style:font-weight-asian="bold" style:font-weight-complex="bold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 style:font-weight-asian="normal" style:font-weight-complex="normal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4cdaae" style:font-weight-asian="normal" style:font-weight-complex="normal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6318bb"/>
    </style:style>
    <style:style style:name="T5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/>
    </style:style>
    <style:style style:name="T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07bf2"/>
    </style:style>
    <style:style style:name="T5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d394bc"/>
    </style:style>
    <style:style style:name="T5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facb1b"/>
    </style:style>
    <style:style style:name="T59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849eb"/>
    </style:style>
    <style:style style:name="T60" style:family="text">
      <style:text-properties fo:font-variant="normal" fo:text-transform="none" fo:letter-spacing="normal" fo:font-style="normal" style:text-underline-style="none" fo:font-weight="normal" officeooo:rsid="000851d5" style:font-weight-asian="normal" style:font-weight-complex="normal"/>
    </style:style>
    <style:style style:name="T61" style:family="text">
      <style:text-properties fo:font-variant="normal" fo:text-transform="none" fo:letter-spacing="normal" fo:font-style="normal" style:text-underline-style="none" fo:font-weight="normal" officeooo:rsid="000851d5"/>
    </style:style>
    <style:style style:name="T62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63" style:family="text">
      <style:text-properties fo:font-variant="normal" fo:text-transform="none" fo:letter-spacing="normal" fo:font-style="normal" style:text-underline-style="none" officeooo:rsid="006990bd" style:font-style-asian="normal" style:font-style-complex="normal"/>
    </style:style>
    <style:style style:name="T64" style:family="text">
      <style:text-properties fo:font-variant="normal" fo:text-transform="none" fo:letter-spacing="normal" fo:font-style="normal" officeooo:rsid="00273efb"/>
    </style:style>
    <style:style style:name="T65" style:family="text">
      <style:text-properties fo:font-variant="normal" fo:text-transform="none" fo:letter-spacing="normal" fo:font-style="normal" officeooo:rsid="00335b65"/>
    </style:style>
    <style:style style:name="T66" style:family="text">
      <style:text-properties fo:font-variant="normal" fo:text-transform="none" fo:letter-spacing="normal" fo:font-style="normal" officeooo:rsid="0035fe64"/>
    </style:style>
    <style:style style:name="T67" style:family="text">
      <style:text-properties fo:font-variant="normal" fo:text-transform="none" fo:letter-spacing="normal" fo:font-style="normal" officeooo:rsid="003e358f"/>
    </style:style>
    <style:style style:name="T68" style:family="text">
      <style:text-properties fo:font-variant="normal" fo:text-transform="none" fo:letter-spacing="normal" fo:font-style="normal" officeooo:rsid="0037a82f"/>
    </style:style>
    <style:style style:name="T69" style:family="text">
      <style:text-properties fo:font-variant="normal" fo:text-transform="none" fo:letter-spacing="normal" fo:font-style="normal" officeooo:rsid="003c7f59"/>
    </style:style>
    <style:style style:name="T70" style:family="text">
      <style:text-properties fo:font-variant="normal" fo:text-transform="none" fo:letter-spacing="normal" fo:font-style="normal" officeooo:rsid="004849eb"/>
    </style:style>
    <style:style style:name="T71" style:family="text">
      <style:text-properties fo:font-variant="normal" fo:text-transform="none" fo:letter-spacing="normal" fo:font-style="normal" officeooo:rsid="00550764"/>
    </style:style>
    <style:style style:name="T72" style:family="text">
      <style:text-properties fo:font-variant="normal" fo:text-transform="none" fo:letter-spacing="normal" fo:font-style="normal" officeooo:rsid="004a45c7"/>
    </style:style>
    <style:style style:name="T73" style:family="text">
      <style:text-properties fo:font-variant="normal" fo:text-transform="none" fo:letter-spacing="normal" fo:font-style="normal" officeooo:rsid="004a2d70"/>
    </style:style>
    <style:style style:name="T74" style:family="text">
      <style:text-properties fo:font-variant="normal" fo:text-transform="none" fo:letter-spacing="normal" fo:font-style="normal" officeooo:rsid="004b8822"/>
    </style:style>
    <style:style style:name="T75" style:family="text">
      <style:text-properties fo:font-variant="normal" fo:text-transform="none" fo:letter-spacing="normal" fo:font-style="normal" officeooo:rsid="004fdd8e"/>
    </style:style>
    <style:style style:name="T76" style:family="text">
      <style:text-properties fo:font-variant="normal" fo:text-transform="none" fo:letter-spacing="normal" fo:font-style="normal" officeooo:rsid="00659eda"/>
    </style:style>
    <style:style style:name="T77" style:family="text">
      <style:text-properties fo:font-variant="normal" fo:text-transform="none" fo:letter-spacing="normal" fo:font-style="normal" officeooo:rsid="0065e93f"/>
    </style:style>
    <style:style style:name="T78" style:family="text">
      <style:text-properties fo:font-variant="normal" fo:text-transform="none" fo:letter-spacing="normal" fo:font-style="normal" officeooo:rsid="0067c867"/>
    </style:style>
    <style:style style:name="T79" style:family="text">
      <style:text-properties fo:font-variant="normal" fo:text-transform="none" fo:letter-spacing="normal" fo:font-style="normal" officeooo:rsid="006c0aa3"/>
    </style:style>
    <style:style style:name="T80" style:family="text">
      <style:text-properties fo:font-variant="normal" fo:text-transform="none" fo:letter-spacing="normal" fo:font-style="normal" officeooo:rsid="006ce97f"/>
    </style:style>
    <style:style style:name="T81" style:family="text">
      <style:text-properties fo:font-variant="normal" fo:text-transform="none" fo:letter-spacing="normal" fo:font-style="normal" officeooo:rsid="00710c04"/>
    </style:style>
    <style:style style:name="T82" style:family="text">
      <style:text-properties fo:font-variant="normal" fo:text-transform="none" fo:letter-spacing="normal" fo:font-style="normal" officeooo:rsid="0072561e"/>
    </style:style>
    <style:style style:name="T83" style:family="text">
      <style:text-properties fo:font-variant="normal" fo:text-transform="none" fo:letter-spacing="normal" fo:font-style="normal" officeooo:rsid="0085ed89"/>
    </style:style>
    <style:style style:name="T84" style:family="text">
      <style:text-properties fo:font-variant="normal" fo:text-transform="none" fo:letter-spacing="normal" fo:font-style="normal" officeooo:rsid="0098d922"/>
    </style:style>
    <style:style style:name="T85" style:family="text">
      <style:text-properties fo:font-variant="normal" fo:text-transform="none" fo:letter-spacing="normal" fo:font-style="normal" officeooo:rsid="0051b022"/>
    </style:style>
    <style:style style:name="T86" style:family="text">
      <style:text-properties fo:font-variant="normal" fo:text-transform="none" fo:letter-spacing="normal" fo:font-style="normal" officeooo:rsid="00d43e63"/>
    </style:style>
    <style:style style:name="T87" style:family="text">
      <style:text-properties fo:font-variant="normal" fo:text-transform="none" fo:letter-spacing="normal" fo:font-style="normal" officeooo:rsid="00d48f74"/>
    </style:style>
    <style:style style:name="T88" style:family="text">
      <style:text-properties fo:font-variant="normal" fo:text-transform="none" fo:letter-spacing="normal" fo:font-style="normal" officeooo:rsid="00e7b5ce"/>
    </style:style>
    <style:style style:name="T89" style:family="text">
      <style:text-properties fo:font-variant="normal" fo:text-transform="none" fo:letter-spacing="normal" fo:font-style="normal" officeooo:rsid="00e92e0b"/>
    </style:style>
    <style:style style:name="T90" style:family="text">
      <style:text-properties fo:font-variant="normal" fo:text-transform="none" fo:letter-spacing="normal" fo:font-style="normal" officeooo:rsid="00fe15ff"/>
    </style:style>
    <style:style style:name="T91" style:family="text">
      <style:text-properties fo:font-variant="normal" fo:text-transform="none" fo:letter-spacing="normal" fo:font-style="normal" style:font-weight-asian="bold" style:font-weight-complex="bold"/>
    </style:style>
    <style:style style:name="T92" style:family="text">
      <style:text-properties fo:font-variant="normal" fo:text-transform="none" fo:letter-spacing="normal" fo:font-style="normal" officeooo:rsid="000851d5" style:font-weight-asian="bold" style:font-weight-complex="bold"/>
    </style:style>
    <style:style style:name="T93" style:family="text">
      <style:text-properties fo:font-variant="normal" fo:text-transform="none" fo:letter-spacing="normal" fo:font-style="normal" officeooo:rsid="0018466e" style:font-weight-asian="bold" style:font-weight-complex="bold"/>
    </style:style>
    <style:style style:name="T94" style:family="text">
      <style:text-properties fo:font-variant="normal" fo:text-transform="none" fo:letter-spacing="normal" fo:font-style="normal" officeooo:rsid="010c7d11"/>
    </style:style>
    <style:style style:name="T95" style:family="text">
      <style:text-properties fo:font-variant="normal" fo:text-transform="none" fo:letter-spacing="normal" fo:font-style="normal" officeooo:rsid="010e0542"/>
    </style:style>
    <style:style style:name="T96" style:family="text">
      <style:text-properties fo:font-variant="normal" fo:text-transform="none" fo:letter-spacing="normal" officeooo:rsid="000851d5"/>
    </style:style>
    <style:style style:name="T97" style:family="text">
      <style:text-properties fo:font-variant="normal" fo:text-transform="none" fo:letter-spacing="normal" officeooo:rsid="00307bf2"/>
    </style:style>
    <style:style style:name="T98" style:family="text">
      <style:text-properties fo:font-variant="normal" fo:text-transform="none" fo:letter-spacing="normal" fo:font-weight="bold" officeooo:rsid="000851d5" style:font-weight-asian="bold" style:font-weight-complex="bold"/>
    </style:style>
    <style:style style:name="T99" style:family="text">
      <style:text-properties fo:font-variant="normal" fo:text-transform="none" fo:letter-spacing="normal" officeooo:rsid="002eb90a"/>
    </style:style>
    <style:style style:name="T100" style:family="text">
      <style:text-properties fo:font-variant="normal" fo:text-transform="none" fo:letter-spacing="normal" officeooo:rsid="00314fe3"/>
    </style:style>
    <style:style style:name="T101" style:family="text">
      <style:text-properties fo:font-variant="normal" fo:text-transform="none" fo:letter-spacing="normal" officeooo:rsid="00292e7b"/>
    </style:style>
    <style:style style:name="T102" style:family="text">
      <style:text-properties fo:font-variant="normal" fo:text-transform="none" fo:letter-spacing="normal" officeooo:rsid="002ad477"/>
    </style:style>
    <style:style style:name="T103" style:family="text">
      <style:text-properties fo:font-variant="normal" fo:text-transform="none" fo:letter-spacing="normal" style:text-underline-style="solid" style:text-underline-width="auto" style:text-underline-color="font-color" fo:font-weight="bold" style:font-weight-asian="bold" style:font-weight-complex="bold"/>
    </style:style>
    <style:style style:name="T104" style:family="text">
      <style:text-properties fo:font-variant="normal" fo:text-transform="none" fo:letter-spacing="normal" style:text-underline-style="solid" style:text-underline-width="auto" style:text-underline-color="font-color" officeooo:rsid="002cccd2"/>
    </style:style>
    <style:style style:name="T105" style:family="text">
      <style:text-properties fo:font-variant="normal" fo:text-transform="none" fo:letter-spacing="normal" officeooo:rsid="002cccd2"/>
    </style:style>
    <style:style style:name="T106" style:family="text">
      <style:text-properties fo:font-variant="normal" fo:text-transform="none" fo:letter-spacing="normal" officeooo:rsid="003c7f59"/>
    </style:style>
    <style:style style:name="T107" style:family="text">
      <style:text-properties fo:font-variant="normal" fo:text-transform="none" fo:letter-spacing="normal" officeooo:rsid="00559d4c"/>
    </style:style>
    <style:style style:name="T108" style:family="text">
      <style:text-properties fo:font-variant="normal" fo:text-transform="none" fo:letter-spacing="normal" officeooo:rsid="0063f431"/>
    </style:style>
    <style:style style:name="T109" style:family="text">
      <style:text-properties fo:font-variant="normal" fo:text-transform="none" fo:letter-spacing="normal" officeooo:rsid="00659eda"/>
    </style:style>
    <style:style style:name="T110" style:family="text">
      <style:text-properties fo:font-variant="normal" fo:text-transform="none" fo:letter-spacing="normal" officeooo:rsid="006990bd"/>
    </style:style>
    <style:style style:name="T111" style:family="text">
      <style:text-properties fo:font-variant="normal" fo:text-transform="none" fo:letter-spacing="normal" officeooo:rsid="0097382f"/>
    </style:style>
    <style:style style:name="T112" style:family="text">
      <style:text-properties fo:font-variant="normal" fo:text-transform="none" fo:letter-spacing="normal" officeooo:rsid="00fa684f"/>
    </style:style>
    <style:style style:name="T113" style:family="text">
      <style:text-properties fo:font-variant="normal" fo:text-transform="none" fo:letter-spacing="normal" officeooo:rsid="00facb1b"/>
    </style:style>
    <style:style style:name="T114" style:family="text">
      <style:text-properties fo:font-variant="normal" fo:text-transform="none" fo:letter-spacing="normal" officeooo:rsid="010bf75e"/>
    </style:style>
    <style:style style:name="T115" style:family="text">
      <style:text-properties fo:font-variant="normal" fo:text-transform="none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116" style:family="text">
      <style:text-properties fo:font-variant="normal" fo:text-transform="none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117" style:family="text">
      <style:text-properties fo:font-variant="normal" fo:text-transform="none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1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4cdaae" style:font-size-asian="13pt" style:font-style-asian="normal" style:font-weight-asian="normal" style:font-size-complex="13pt" style:font-style-complex="normal" style:font-weight-complex="normal"/>
    </style:style>
    <style:style style:name="T11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6e4937" style:font-size-asian="13pt" style:font-style-asian="normal" style:font-weight-asian="normal" style:font-size-complex="13pt" style:font-style-complex="normal" style:font-weight-complex="normal"/>
    </style:style>
    <style:style style:name="T12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12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2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12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12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/>
    </style:style>
    <style:style style:name="T12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12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style:font-size-asian="13pt" style:font-weight-asian="normal" style:font-size-complex="13pt" style:font-weight-complex="normal"/>
    </style:style>
    <style:style style:name="T12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/>
    </style:style>
    <style:style style:name="T12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 loext:padding="0cm" loext:border="none"/>
    </style:style>
    <style:style style:name="T12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e46c3" style:font-size-asian="13pt" style:font-weight-asian="normal" style:font-size-complex="13pt" style:font-weight-complex="normal"/>
    </style:style>
    <style:style style:name="T13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c2b7ba" style:font-size-asian="13pt" style:font-weight-asian="normal" style:font-size-complex="13pt" style:font-weight-complex="normal"/>
    </style:style>
    <style:style style:name="T13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13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13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0d2ad" style:font-size-asian="13pt" style:font-weight-asian="normal" style:font-size-complex="13pt" style:font-weight-complex="normal"/>
    </style:style>
    <style:style style:name="T13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/>
    </style:style>
    <style:style style:name="T13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 loext:padding="0cm" loext:border="none"/>
    </style:style>
    <style:style style:name="T13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style:font-size-asian="13pt" style:font-weight-asian="normal" style:font-size-complex="13pt" style:font-weight-complex="normal"/>
    </style:style>
    <style:style style:name="T13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13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13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14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de1b6" style:font-size-asian="13pt" style:font-weight-asian="normal" style:font-size-complex="13pt" style:font-weight-complex="normal"/>
    </style:style>
    <style:style style:name="T14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e35d9" style:font-size-asian="13pt" style:font-weight-asian="normal" style:font-size-complex="13pt" style:font-weight-complex="normal"/>
    </style:style>
    <style:style style:name="T14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e52d2" style:font-size-asian="13pt" style:font-weight-asian="normal" style:font-size-complex="13pt" style:font-weight-complex="normal"/>
    </style:style>
    <style:style style:name="T14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efb27" style:font-size-asian="13pt" style:font-weight-asian="normal" style:font-size-complex="13pt" style:font-weight-complex="normal"/>
    </style:style>
    <style:style style:name="T14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c2bf0" style:font-size-asian="13pt" style:font-weight-asian="normal" style:font-size-complex="13pt" style:font-weight-complex="normal"/>
    </style:style>
    <style:style style:name="T14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ae7c17" style:font-size-asian="13pt" style:font-weight-asian="normal" style:font-size-complex="13pt" style:font-weight-complex="normal"/>
    </style:style>
    <style:style style:name="T14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f5e211" style:font-size-asian="13pt" style:font-weight-asian="normal" style:font-size-complex="13pt" style:font-weight-complex="normal"/>
    </style:style>
    <style:style style:name="T14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fe15ff" style:font-size-asian="13pt" style:font-weight-asian="normal" style:font-size-complex="13pt" style:font-weight-complex="normal"/>
    </style:style>
    <style:style style:name="T14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ff2e70" style:font-size-asian="13pt" style:font-weight-asian="normal" style:font-size-complex="13pt" style:font-weight-complex="normal"/>
    </style:style>
    <style:style style:name="T14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style:font-size-asian="13pt" style:font-weight-asian="normal" style:font-size-complex="13pt" style:font-weight-complex="normal"/>
    </style:style>
    <style:style style:name="T15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0496b" style:font-size-asian="13pt" style:font-weight-asian="normal" style:font-size-complex="13pt" style:font-weight-complex="normal"/>
    </style:style>
    <style:style style:name="T15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152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153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154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df086" style:font-size-asian="13pt" style:font-weight-asian="bold" style:font-size-complex="13pt" style:font-weight-complex="bold"/>
    </style:style>
    <style:style style:name="T155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c2b7ba" style:font-size-asian="13pt" style:font-weight-asian="bold" style:font-size-complex="13pt" style:font-weight-complex="bold"/>
    </style:style>
    <style:style style:name="T156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ca66e" style:font-size-asian="13pt" style:font-weight-asian="bold" style:font-size-complex="13pt" style:font-weight-complex="bold"/>
    </style:style>
    <style:style style:name="T157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82efc3" style:font-size-asian="13pt" style:font-weight-asian="bold" style:font-size-complex="13pt" style:font-weight-complex="bold"/>
    </style:style>
    <style:style style:name="T158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159" style:family="text">
      <style:text-properties fo:font-variant="normal" fo:text-transform="none" fo:color="#000000" style:font-name="Comic Sans MS" fo:font-size="13pt" fo:letter-spacing="normal" fo:language="pt" fo:country="BR" fo:font-style="normal" officeooo:rsid="00b11ebe" style:font-size-asian="13pt" style:font-size-complex="13pt"/>
    </style:style>
    <style:style style:name="T16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9ce48" style:font-size-asian="13pt" style:font-weight-asian="normal" style:font-size-complex="13pt" style:font-weight-complex="normal"/>
    </style:style>
    <style:style style:name="T16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b63a0" style:font-size-asian="13pt" style:font-weight-asian="normal" style:font-size-complex="13pt" style:font-weight-complex="normal"/>
    </style:style>
    <style:style style:name="T16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/>
    </style:style>
    <style:style style:name="T16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 loext:padding="0cm" loext:border="none"/>
    </style:style>
    <style:style style:name="T16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16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weight-asian="normal" style:font-size-complex="13pt" style:font-weight-complex="normal"/>
    </style:style>
    <style:style style:name="T16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7c17" style:font-size-asian="13pt" style:font-weight-asian="normal" style:font-size-complex="13pt" style:font-weight-complex="normal"/>
    </style:style>
    <style:style style:name="T16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e15ff" style:font-size-asian="13pt" style:font-weight-asian="normal" style:font-size-complex="13pt" style:font-weight-complex="normal"/>
    </style:style>
    <style:style style:name="T16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f2e70" style:font-size-asian="13pt" style:font-weight-asian="normal" style:font-size-complex="13pt" style:font-weight-complex="normal"/>
    </style:style>
    <style:style style:name="T16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426a5" style:font-size-asian="13pt" style:font-weight-asian="normal" style:font-size-complex="13pt" style:font-weight-complex="normal"/>
    </style:style>
    <style:style style:name="T17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bb25" style:font-size-asian="13pt" style:font-weight-asian="normal" style:font-size-complex="13pt" style:font-weight-complex="normal"/>
    </style:style>
    <style:style style:name="T17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style-asian="normal" style:font-weight-asian="normal" style:font-size-complex="13pt" style:font-style-complex="normal" style:font-weight-complex="normal"/>
    </style:style>
    <style:style style:name="T17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17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9ce48" style:font-size-asian="13pt" style:font-weight-asian="normal" style:font-size-complex="13pt" style:font-weight-complex="normal"/>
    </style:style>
    <style:style style:name="T17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b63a0" style:font-size-asian="13pt" style:font-weight-asian="normal" style:font-size-complex="13pt" style:font-weight-complex="normal"/>
    </style:style>
    <style:style style:name="T17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ca66e" style:font-size-asian="13pt" style:font-weight-asian="normal" style:font-size-complex="13pt" style:font-weight-complex="normal"/>
    </style:style>
    <style:style style:name="T17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17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e7c17" style:font-size-asian="13pt" style:font-weight-asian="normal" style:font-size-complex="13pt" style:font-weight-complex="normal"/>
    </style:style>
    <style:style style:name="T17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17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426a5" style:font-size-asian="13pt" style:font-weight-asian="normal" style:font-size-complex="13pt" style:font-weight-complex="normal"/>
    </style:style>
    <style:style style:name="T18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style:font-size-asian="13pt" style:font-style-asian="italic" style:font-weight-asian="normal" style:font-size-complex="13pt" style:font-style-complex="italic" style:font-weight-complex="normal"/>
    </style:style>
    <style:style style:name="T18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e242c" style:font-size-asian="13pt" style:font-style-asian="italic" style:font-weight-asian="normal" style:font-size-complex="13pt" style:font-style-complex="italic" style:font-weight-complex="normal"/>
    </style:style>
    <style:style style:name="T18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efb27" style:font-size-asian="13pt" style:font-style-asian="italic" style:font-weight-asian="normal" style:font-size-complex="13pt" style:font-style-complex="italic" style:font-weight-complex="normal"/>
    </style:style>
    <style:style style:name="T18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e7c17" style:font-size-asian="13pt" style:font-style-asian="italic" style:font-weight-asian="normal" style:font-size-complex="13pt" style:font-style-complex="italic" style:font-weight-complex="normal"/>
    </style:style>
    <style:style style:name="T18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/>
    </style:style>
    <style:style style:name="T18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18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a7d94" style:font-size-asian="13pt" style:font-style-asian="italic" style:font-weight-asian="normal" style:font-size-complex="13pt" style:font-style-complex="italic" style:font-weight-complex="normal"/>
    </style:style>
    <style:style style:name="T18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36a38" style:font-size-asian="13pt" style:font-style-asian="italic" style:font-weight-asian="normal" style:font-size-complex="13pt" style:font-style-complex="italic" style:font-weight-complex="normal"/>
    </style:style>
    <style:style style:name="T18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426a5" style:font-size-asian="13pt" style:font-style-asian="italic" style:font-weight-asian="normal" style:font-size-complex="13pt" style:font-style-complex="italic" style:font-weight-complex="normal"/>
    </style:style>
    <style:style style:name="T18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1010699" style:font-size-asian="13pt" style:font-style-asian="italic" style:font-weight-asian="normal" style:font-size-complex="13pt" style:font-style-complex="italic" style:font-weight-complex="normal"/>
    </style:style>
    <style:style style:name="T19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style:font-size-asian="13pt" style:font-weight-asian="bold" style:font-size-complex="13pt" style:font-weight-complex="bold"/>
    </style:style>
    <style:style style:name="T19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ca66e" style:font-size-asian="13pt" style:font-weight-asian="bold" style:font-size-complex="13pt" style:font-weight-complex="bold"/>
    </style:style>
    <style:style style:name="T19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df086" style:font-size-asian="13pt" style:font-weight-asian="bold" style:font-size-complex="13pt" style:font-weight-complex="bold"/>
    </style:style>
    <style:style style:name="T19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b63a0" style:font-size-asian="13pt" style:font-weight-asian="bold" style:font-size-complex="13pt" style:font-weight-complex="bold"/>
    </style:style>
    <style:style style:name="T19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195" style:family="text">
      <style:text-properties fo:font-variant="normal" fo:text-transform="none"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196" style:family="text">
      <style:text-properties fo:font-variant="normal" fo:text-transform="none" fo:color="#000000" style:font-name="Comic Sans MS" fo:font-size="13pt" fo:language="pt" fo:country="BR" fo:font-style="normal" fo:font-weight="bold" style:font-size-asian="13pt" style:font-size-complex="13pt"/>
    </style:style>
    <style:style style:name="T197" style:family="text">
      <style:text-properties fo:font-variant="normal" fo:text-transform="none" fo:color="#000000" style:font-name="Comic Sans MS" fo:font-size="13pt" fo:language="pt" fo:country="BR" fo:font-style="normal" fo:font-weight="normal" style:font-size-asian="13pt" style:font-size-complex="13pt"/>
    </style:style>
    <style:style style:name="T198" style:family="text">
      <style:text-properties fo:font-variant="normal" fo:text-transform="none" fo:color="#000000" style:font-name="Comic Sans MS" fo:font-size="13pt" fo:language="pt" fo:country="BR" fo:font-style="normal" fo:font-weight="normal" officeooo:rsid="004e780c" style:font-size-asian="13pt" style:font-size-complex="13pt"/>
    </style:style>
    <style:style style:name="T199" style:family="text">
      <style:text-properties fo:font-variant="normal" fo:text-transform="none" fo:color="#000000" style:font-name="Comic Sans MS" fo:font-size="13pt" fo:language="pt" fo:country="BR" fo:font-style="normal" fo:font-weight="normal" officeooo:rsid="006e4937" style:font-size-asian="13pt" style:font-size-complex="13pt"/>
    </style:style>
    <style:style style:name="T200" style:family="text">
      <style:text-properties fo:font-variant="normal" fo:text-transform="none" fo:color="#000000" style:font-name="Comic Sans MS" fo:font-size="13pt" fo:language="pt" fo:country="BR" fo:font-style="normal" fo:font-weight="normal" officeooo:rsid="0001fecc" style:font-size-asian="13pt" style:font-size-complex="13pt"/>
    </style:style>
    <style:style style:name="T201" style:family="text">
      <style:text-properties fo:font-variant="normal" fo:text-transform="none" fo:color="#000000" style:font-name="Comic Sans MS" fo:font-size="13pt" fo:language="pt" fo:country="BR" fo:font-style="normal" fo:font-weight="normal" officeooo:rsid="00d3012a" style:font-size-asian="13pt" style:font-size-complex="13pt"/>
    </style:style>
    <style:style style:name="T202" style:family="text">
      <style:text-properties fo:font-variant="normal" fo:text-transform="none" fo:color="#000000" style:font-name="Comic Sans MS" fo:font-size="13pt" fo:language="pt" fo:country="BR" fo:font-style="italic" fo:font-weight="bold" style:font-size-asian="13pt" style:font-size-complex="13pt"/>
    </style:style>
    <style:style style:name="T203" style:family="text">
      <style:text-properties fo:font-variant="normal" fo:text-transform="none" fo:color="#000000" style:font-name="Comic Sans MS" fo:font-size="13pt" fo:language="pt" fo:country="BR" fo:font-style="italic" fo:font-weight="bold" officeooo:rsid="0001fecc" style:font-size-asian="13pt" style:font-size-complex="13pt"/>
    </style:style>
    <style:style style:name="T204" style:family="text"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style:font-size-asian="14pt" style:font-weight-asian="normal" style:font-size-complex="14pt" style:font-weight-complex="normal"/>
    </style:style>
    <style:style style:name="T205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206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207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7915f2" style:font-size-asian="14pt" style:font-weight-asian="bold" style:font-size-complex="14pt" style:font-weight-complex="bold"/>
    </style:style>
    <style:style style:name="T208" style:family="text">
      <style:text-properties fo:font-variant="normal" fo:text-transform="none" fo:color="#000000" style:font-name="Comic Sans MS" fo:font-size="14pt" fo:letter-spacing="normal" fo:language="pt" fo:country="BR" fo:font-style="normal" fo:font-weight="normal" officeooo:rsid="00820e7a" style:font-size-asian="14pt" style:font-weight-asian="normal" style:font-size-complex="14pt" style:font-weight-complex="normal"/>
    </style:style>
    <style:style style:name="T209" style:family="text">
      <style:text-properties fo:font-variant="normal" fo:text-transform="none" fo:color="#000000" style:font-name="Comic Sans MS" fo:font-size="14pt" fo:letter-spacing="normal" fo:language="pt" fo:country="BR" fo:font-style="normal" fo:font-weight="normal" officeooo:rsid="0098d922" style:font-size-asian="14pt" style:font-weight-asian="normal" style:font-size-complex="14pt" style:font-weight-complex="normal"/>
    </style:style>
    <style:style style:name="T210" style:family="text">
      <style:text-properties fo:font-variant="normal" fo:text-transform="none" fo:color="#000000" style:font-name="Comic Sans MS" fo:font-size="14pt" fo:letter-spacing="normal" fo:language="pt" fo:country="BR" fo:font-style="normal" fo:font-weight="normal" officeooo:rsid="00884a2f" style:font-size-asian="14pt" style:font-weight-asian="normal" style:font-size-complex="14pt" style:font-weight-complex="normal"/>
    </style:style>
    <style:style style:name="T211" style:family="text">
      <style:text-properties fo:font-variant="normal" fo:text-transform="none" fo:color="#000000" style:font-name="Comic Sans MS" fo:font-size="14pt" fo:letter-spacing="normal" fo:language="pt" fo:country="BR" fo:font-style="normal" fo:font-weight="normal" officeooo:rsid="007a5b74" style:font-size-asian="14pt" style:font-weight-asian="normal" style:font-size-complex="14pt" style:font-weight-complex="normal"/>
    </style:style>
    <style:style style:name="T212" style:family="text">
      <style:text-properties fo:font-variant="normal" fo:text-transform="none" fo:color="#000000" style:font-name="Comic Sans MS" fo:font-size="14pt" fo:letter-spacing="normal" fo:language="pt" fo:country="BR" fo:font-style="normal" fo:font-weight="normal" officeooo:rsid="00d0e885" style:font-size-asian="14pt" style:font-weight-asian="normal" style:font-size-complex="14pt" style:font-weight-complex="normal"/>
    </style:style>
    <style:style style:name="T213" style:family="text">
      <style:text-properties fo:font-variant="normal" fo:text-transform="none" fo:color="#000000" style:font-name="Comic Sans MS" fo:font-size="14pt" fo:letter-spacing="normal" fo:language="pt" fo:country="BR" fo:font-style="normal" fo:font-weight="normal" officeooo:rsid="011a3f70" style:font-size-asian="14pt" style:font-weight-asian="normal" style:font-size-complex="14pt" style:font-weight-complex="normal"/>
    </style:style>
    <style:style style:name="T214" style:family="text">
      <style:text-properties fo:font-variant="normal" fo:text-transform="none" fo:color="#000000" style:font-name="Comic Sans MS" fo:font-size="14pt" fo:letter-spacing="normal" fo:language="pt" fo:country="BR" fo:font-style="normal" fo:font-weight="normal" officeooo:rsid="0094da2b" style:font-size-asian="12.25pt" style:font-weight-asian="normal" style:font-size-complex="14pt" style:font-weight-complex="normal"/>
    </style:style>
    <style:style style:name="T215" style:family="text">
      <style:text-properties fo:font-variant="normal" fo:text-transform="none" fo:color="#000000" style:font-name="Comic Sans MS" fo:font-size="14pt" fo:letter-spacing="normal" fo:language="pt" fo:country="BR" fo:font-style="italic" style:text-underline-style="none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216" style:family="text">
      <style:text-properties fo:font-variant="normal" fo:text-transform="none" fo:color="#000000" style:font-name="Comic Sans MS" fo:letter-spacing="normal" fo:language="pt" fo:country="BR" fo:font-style="normal" fo:font-weight="bold" officeooo:rsid="004b8822" style:font-weight-asian="bold" style:font-weight-complex="bold"/>
    </style:style>
    <style:style style:name="T217" style:family="text">
      <style:text-properties fo:font-variant="normal" fo:text-transform="none" fo:color="#000000" style:font-name="Comic Sans MS" fo:letter-spacing="normal" fo:language="pt" fo:country="BR" fo:font-style="normal" fo:font-weight="bold" officeooo:rsid="0082efc3" style:font-weight-asian="bold" style:font-weight-complex="bold"/>
    </style:style>
    <style:style style:name="T218" style:family="text">
      <style:text-properties fo:font-variant="normal" fo:text-transform="none" fo:color="#000000" style:font-name="Comic Sans MS" fo:letter-spacing="normal" fo:language="pt" fo:country="BR" fo:font-style="normal" fo:font-weight="bold" officeooo:rsid="00d0496b" style:font-weight-asian="bold" style:font-weight-complex="bold"/>
    </style:style>
    <style:style style:name="T219" style:family="text">
      <style:text-properties fo:font-variant="normal" fo:text-transform="none" fo:color="#000000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220" style:family="text">
      <style:text-properties fo:font-variant="normal" fo:text-transform="none" fo:color="#000000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221" style:family="text">
      <style:text-properties fo:font-variant="normal" fo:text-transform="none" fo:color="#000000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222" style:family="text">
      <style:text-properties fo:font-variant="normal" fo:text-transform="none" fo:color="#000000" style:font-name="Comic Sans MS" fo:letter-spacing="normal" fo:language="pt" fo:country="BR" fo:font-style="normal" fo:font-weight="bold" officeooo:rsid="003999de" style:font-weight-asian="bold" style:font-weight-complex="bold"/>
    </style:style>
    <style:style style:name="T223" style:family="text">
      <style:text-properties fo:font-variant="normal" fo:text-transform="none" fo:color="#000000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224" style:family="text">
      <style:text-properties fo:font-variant="normal" fo:text-transform="none" fo:color="#000000" style:font-name="Comic Sans MS" fo:letter-spacing="normal" fo:language="pt" fo:country="BR" fo:font-style="normal" fo:font-weight="normal" officeooo:rsid="0082efc3" style:font-weight-asian="normal" style:font-weight-complex="normal"/>
    </style:style>
    <style:style style:name="T225" style:family="text">
      <style:text-properties fo:font-variant="normal" fo:text-transform="none" fo:color="#000000" style:font-name="Comic Sans MS" fo:letter-spacing="normal" fo:language="pt" fo:country="BR" fo:font-style="normal" fo:font-weight="normal" officeooo:rsid="005af4e7" style:font-weight-asian="normal" style:font-weight-complex="normal"/>
    </style:style>
    <style:style style:name="T226" style:family="text">
      <style:text-properties fo:font-variant="normal" fo:text-transform="none" fo:color="#000000" style:font-name="Comic Sans MS" fo:letter-spacing="normal" fo:language="pt" fo:country="BR" fo:font-style="normal" fo:font-weight="normal" officeooo:rsid="00a5cdd0" style:font-weight-asian="normal" style:font-weight-complex="normal"/>
    </style:style>
    <style:style style:name="T227" style:family="text">
      <style:text-properties fo:font-variant="normal" fo:text-transform="none" fo:color="#000000" style:font-name="Comic Sans MS" fo:letter-spacing="normal" fo:language="pt" fo:country="BR" fo:font-style="normal" fo:font-weight="normal" officeooo:rsid="009e2c7c" style:font-weight-asian="normal" style:font-weight-complex="normal"/>
    </style:style>
    <style:style style:name="T228" style:family="text">
      <style:text-properties fo:font-variant="normal" fo:text-transform="none" fo:color="#000000" style:font-name="Comic Sans MS" fo:letter-spacing="normal" fo:language="pt" fo:country="BR" fo:font-style="normal" fo:font-weight="normal" officeooo:rsid="00d0496b" style:font-weight-asian="normal" style:font-weight-complex="normal"/>
    </style:style>
    <style:style style:name="T229" style:family="text">
      <style:text-properties fo:font-variant="normal" fo:text-transform="none" fo:color="#000000" style:font-name="Comic Sans MS" fo:letter-spacing="normal" fo:language="pt" fo:country="BR" fo:font-style="normal" fo:font-weight="normal" officeooo:rsid="00d6cb54" style:font-weight-asian="normal" style:font-weight-complex="normal"/>
    </style:style>
    <style:style style:name="T230" style:family="text">
      <style:text-properties fo:font-variant="normal" fo:text-transform="none" fo:color="#000000" style:font-name="Comic Sans MS" fo:letter-spacing="normal" fo:language="pt" fo:country="BR" fo:font-style="normal" fo:font-weight="normal" officeooo:rsid="00dc1981" style:font-weight-asian="normal" style:font-weight-complex="normal"/>
    </style:style>
    <style:style style:name="T231" style:family="text">
      <style:text-properties fo:font-variant="normal" fo:text-transform="none" fo:color="#000000" style:font-name="Comic Sans MS" fo:letter-spacing="normal" fo:language="pt" fo:country="BR" fo:font-style="normal" fo:font-weight="normal" officeooo:rsid="00b7aac7" style:font-weight-asian="normal" style:font-weight-complex="normal"/>
    </style:style>
    <style:style style:name="T232" style:family="text">
      <style:text-properties fo:font-variant="normal" fo:text-transform="none" fo:color="#000000" style:font-name="Comic Sans MS" fo:letter-spacing="normal" fo:language="pt" fo:country="BR" fo:font-style="normal" fo:font-weight="normal" officeooo:rsid="009c9b1a" style:font-weight-asian="normal" style:font-weight-complex="normal"/>
    </style:style>
    <style:style style:name="T233" style:family="text">
      <style:text-properties fo:font-variant="normal" fo:text-transform="none" fo:color="#000000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234" style:family="text">
      <style:text-properties fo:font-variant="normal" fo:text-transform="none" fo:color="#000000" style:font-name="Comic Sans MS" fo:letter-spacing="normal" fo:language="pt" fo:country="BR" fo:font-style="normal" fo:font-weight="normal" officeooo:rsid="0113415b" style:font-weight-asian="normal" style:font-weight-complex="normal"/>
    </style:style>
    <style:style style:name="T235" style:family="text">
      <style:text-properties fo:font-variant="normal" fo:text-transform="none" fo:color="#000000" style:font-name="Comic Sans MS" fo:letter-spacing="normal" fo:language="pt" fo:country="BR" fo:font-style="normal" fo:font-weight="normal" officeooo:rsid="007915f2" style:font-weight-asian="normal" style:font-weight-complex="normal"/>
    </style:style>
    <style:style style:name="T236" style:family="text">
      <style:text-properties fo:font-variant="normal" fo:text-transform="none" fo:color="#000000" style:font-name="Comic Sans MS" fo:letter-spacing="normal" fo:language="pt" fo:country="BR" fo:font-style="normal" fo:font-weight="normal" officeooo:rsid="0119d6e1" style:font-weight-asian="normal" style:font-weight-complex="normal"/>
    </style:style>
    <style:style style:name="T237" style:family="text">
      <style:text-properties fo:font-variant="normal" fo:text-transform="none" fo:color="#000000" style:font-name="Comic Sans MS" fo:letter-spacing="normal" fo:language="pt" fo:country="BR" fo:font-style="normal" fo:font-weight="normal" officeooo:rsid="00d0e885" style:font-weight-asian="normal" style:font-weight-complex="normal"/>
    </style:style>
    <style:style style:name="T238" style:family="text">
      <style:text-properties fo:font-variant="normal" fo:text-transform="none" fo:color="#000000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239" style:family="text">
      <style:text-properties fo:font-variant="normal" fo:text-transform="none" fo:color="#000000" fo:letter-spacing="normal" fo:language="pt" fo:country="BR" fo:font-style="normal" fo:font-weight="normal" officeooo:rsid="00a5485b" style:font-size-asian="13pt" style:font-weight-asian="normal" style:font-size-complex="13pt" style:font-weight-complex="normal"/>
    </style:style>
    <style:style style:name="T240" style:family="text">
      <style:text-properties fo:font-variant="normal" fo:text-transform="none" fo:color="#000000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241" style:family="text">
      <style:text-properties fo:font-variant="normal" fo:text-transform="none" fo:color="#000000" fo:letter-spacing="normal" fo:language="pt" fo:country="BR" fo:font-style="normal" fo:font-weight="normal" officeooo:rsid="00a5cdd0" style:font-size-asian="13pt" style:font-weight-asian="normal" style:font-size-complex="13pt" style:font-weight-complex="normal"/>
    </style:style>
    <style:style style:name="T242" style:family="text">
      <style:text-properties fo:font-variant="normal" fo:text-transform="none" fo:color="#000000" fo:letter-spacing="normal" fo:language="pt" fo:country="BR" fo:font-style="normal" fo:font-weight="normal" officeooo:rsid="00aa7d94" style:font-size-asian="13pt" style:font-weight-asian="normal" style:font-size-complex="13pt" style:font-weight-complex="normal"/>
    </style:style>
    <style:style style:name="T243" style:family="text">
      <style:text-properties fo:font-variant="normal" fo:text-transform="none" fo:color="#000000" fo:letter-spacing="normal" fo:language="pt" fo:country="BR" fo:font-style="normal" fo:font-weight="normal" officeooo:rsid="00abda79" style:font-size-asian="13pt" style:font-weight-asian="normal" style:font-size-complex="13pt" style:font-weight-complex="normal"/>
    </style:style>
    <style:style style:name="T244" style:family="text">
      <style:text-properties fo:font-variant="normal" fo:text-transform="none" fo:color="#000000" fo:letter-spacing="normal" fo:language="pt" fo:country="BR" fo:font-style="normal" fo:font-weight="normal" officeooo:rsid="00af7e3f" style:font-size-asian="13pt" style:font-weight-asian="normal" style:font-size-complex="13pt" style:font-weight-complex="normal"/>
    </style:style>
    <style:style style:name="T245" style:family="text">
      <style:text-properties fo:font-variant="normal" fo:text-transform="none" fo:color="#000000" fo:letter-spacing="normal" fo:language="pt" fo:country="BR" fo:font-style="normal" fo:font-weight="normal" officeooo:rsid="0101d621" style:font-size-asian="13pt" style:font-weight-asian="normal" style:font-size-complex="13pt" style:font-weight-complex="normal"/>
    </style:style>
    <style:style style:name="T246" style:family="text">
      <style:text-properties fo:font-variant="normal" fo:text-transform="none" fo:color="#000000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247" style:family="text">
      <style:text-properties fo:font-variant="normal" fo:text-transform="none" fo:color="#000000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48" style:family="text">
      <style:text-properties fo:font-variant="normal" fo:text-transform="none" fo:color="#000000" fo:letter-spacing="normal" fo:language="pt" fo:country="BR" fo:font-style="normal" fo:font-weight="bold" officeooo:rsid="0094da2b" style:font-size-asian="13pt" style:font-weight-asian="bold" style:font-size-complex="13pt" style:font-weight-complex="bold"/>
    </style:style>
    <style:style style:name="T249" style:family="text">
      <style:text-properties fo:font-variant="normal" fo:text-transform="none" fo:color="#000000" fo:letter-spacing="normal" fo:language="pt" fo:country="BR" fo:font-style="normal" fo:font-weight="bold" officeooo:rsid="00a5cdd0" style:font-size-asian="13pt" style:font-weight-asian="bold" style:font-size-complex="13pt" style:font-weight-complex="bold"/>
    </style:style>
    <style:style style:name="T250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251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5485b" style:font-size-asian="13pt" style:font-weight-asian="normal" style:font-size-complex="13pt" style:font-weight-complex="normal"/>
    </style:style>
    <style:style style:name="T252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8e3f0" style:font-size-asian="13pt" style:font-weight-asian="normal" style:font-size-complex="13pt" style:font-weight-complex="normal"/>
    </style:style>
    <style:style style:name="T253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f8693e" style:font-size-asian="13pt" style:font-weight-asian="normal" style:font-size-complex="13pt" style:font-weight-complex="normal"/>
    </style:style>
    <style:style style:name="T254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255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a8e3f0" style:font-size-asian="13pt" style:font-weight-asian="normal" style:font-size-complex="13pt" style:font-weight-complex="normal"/>
    </style:style>
    <style:style style:name="T256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f8693e" style:font-size-asian="13pt" style:font-weight-asian="normal" style:font-size-complex="13pt" style:font-weight-complex="normal"/>
    </style:style>
    <style:style style:name="T257" style:family="text">
      <style:text-properties fo:font-variant="normal" fo:text-transform="none" fo:color="#000000" fo:letter-spacing="normal" fo:font-style="normal" fo:font-weight="normal" officeooo:rsid="011ee012"/>
    </style:style>
    <style:style style:name="T258" style:family="text">
      <style:text-properties fo:font-variant="normal" fo:text-transform="none" fo:color="#000000" fo:letter-spacing="normal" fo:font-style="normal" fo:font-weight="normal" officeooo:rsid="01200b8a"/>
    </style:style>
    <style:style style:name="T259" style:family="text">
      <style:text-properties fo:font-variant="normal" fo:text-transform="none" fo:color="#000000" style:font-name="Monospace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260" style:family="text">
      <style:text-properties fo:font-variant="normal" fo:text-transform="none" fo:color="#ff0000" fo:letter-spacing="normal" fo:font-style="normal"/>
    </style:style>
    <style:style style:name="T261" style:family="text">
      <style:text-properties fo:font-variant="normal" fo:text-transform="none" fo:color="#ff0000" fo:letter-spacing="normal" fo:font-style="normal" officeooo:rsid="0035fe64"/>
    </style:style>
    <style:style style:name="T262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263" style:family="text">
      <style:text-properties fo:font-variant="normal" fo:text-transform="none" fo:color="#ff0000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64" style:family="text">
      <style:text-properties fo:font-variant="normal" fo:text-transform="none" style:font-name="Comic Sans MS" fo:font-size="13pt" fo:letter-spacing="normal" fo:language="pt" fo:country="BR" fo:font-style="normal" style:font-size-asian="13pt" style:font-size-complex="13pt"/>
    </style:style>
    <style:style style:name="T265" style:family="text">
      <style:text-properties fo:font-variant="normal" fo:text-transform="none" style:font-name="Comic Sans MS" fo:font-size="13pt" fo:letter-spacing="normal" fo:language="pt" fo:country="BR" fo:font-style="normal" style:text-underline-style="none" style:font-size-asian="13pt" style:font-style-asian="normal" style:font-size-complex="13pt" style:font-style-complex="normal"/>
    </style:style>
    <style:style style:name="T266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/>
    </style:style>
    <style:style style:name="T267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 loext:padding="0cm" loext:border="none"/>
    </style:style>
    <style:style style:name="T268" style:family="text">
      <style:text-properties fo:font-variant="normal" fo:text-transform="none" style:font-name="Comic Sans MS" fo:font-size="13pt" fo:letter-spacing="normal" fo:font-style="normal" fo:font-weight="normal" officeooo:rsid="00cad8c7" style:font-size-asian="13pt" style:font-weight-asian="normal" style:font-size-complex="13pt" style:font-weight-complex="normal"/>
    </style:style>
    <style:style style:name="T269" style:family="text">
      <style:text-properties fo:font-variant="normal" fo:text-transform="none" style:font-name="Comic Sans MS" fo:font-size="13pt" fo:letter-spacing="normal" fo:font-style="normal" fo:font-weight="normal" officeooo:rsid="00d29f3b" style:font-size-asian="13pt" style:font-weight-asian="normal" style:font-size-complex="13pt" style:font-weight-complex="normal"/>
    </style:style>
    <style:style style:name="T270" style:family="text">
      <style:text-properties fo:font-variant="normal" fo:text-transform="none" style:font-name="Comic Sans MS" fo:font-size="13pt" fo:letter-spacing="normal" fo:font-style="normal" fo:font-weight="bold" officeooo:rsid="00c829e7" style:font-size-asian="13pt" style:font-weight-asian="bold" style:font-size-complex="13pt" style:font-weight-complex="bold" loext:padding="0cm" loext:border="none"/>
    </style:style>
    <style:style style:name="T271" style:family="text">
      <style:text-properties fo:font-variant="normal" fo:text-transform="none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72" style:family="text">
      <style:text-properties fo:font-variant="normal" fo:text-transform="none" fo:font-size="18pt" fo:letter-spacing="normal" fo:font-style="normal" fo:font-weight="bold" officeooo:rsid="00472c2b" style:font-size-asian="18pt" style:font-weight-asian="bold" style:font-size-complex="18pt" style:font-weight-complex="bold"/>
    </style:style>
    <style:style style:name="T273" style:family="text">
      <style:text-properties fo:font-variant="normal" fo:text-transform="none" fo:color="#ce181e" fo:letter-spacing="normal" fo:font-style="normal" fo:font-weight="bold" style:font-weight-asian="bold" style:font-weight-complex="bold"/>
    </style:style>
    <style:style style:name="T274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4b8822" style:font-size-asian="14pt" style:font-weight-asian="bold" style:font-size-complex="14pt" style:font-weight-complex="bold"/>
    </style:style>
    <style:style style:name="T275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5af4e7" style:font-size-asian="14pt" style:font-weight-asian="bold" style:font-size-complex="14pt" style:font-weight-complex="bold"/>
    </style:style>
    <style:style style:name="T276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e2c7c" style:font-size-asian="14pt" style:font-weight-asian="bold" style:font-size-complex="14pt" style:font-weight-complex="bold"/>
    </style:style>
    <style:style style:name="T277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78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c2bf0" style:font-size-asian="14pt" style:font-weight-asian="bold" style:font-size-complex="14pt" style:font-weight-complex="bold"/>
    </style:style>
    <style:style style:name="T279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b63a0" style:font-size-asian="14pt" style:font-weight-asian="bold" style:font-size-complex="14pt" style:font-weight-complex="bold"/>
    </style:style>
    <style:style style:name="T280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9ce48" style:font-size-asian="14pt" style:font-weight-asian="bold" style:font-size-complex="14pt" style:font-weight-complex="bold"/>
    </style:style>
    <style:style style:name="T281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282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aa2a6e" style:font-size-asian="14pt" style:font-weight-asian="bold" style:font-size-complex="14pt" style:font-weight-complex="bold"/>
    </style:style>
    <style:style style:name="T283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114fa3a" style:font-size-asian="14pt" style:font-weight-asian="bold" style:font-size-complex="14pt" style:font-weight-complex="bold"/>
    </style:style>
    <style:style style:name="T284" style:family="text">
      <style:text-properties fo:font-variant="normal" fo:text-transform="none" fo:color="#ce181e" style:font-name="Comic Sans MS" fo:font-size="14pt" fo:letter-spacing="normal" fo:language="pt" fo:country="BR" fo:font-style="normal" officeooo:rsid="00b11ebe" style:font-size-asian="14pt" style:font-size-complex="14pt"/>
    </style:style>
    <style:style style:name="T285" style:family="text">
      <style:text-properties fo:font-variant="normal" fo:text-transform="none" fo:color="#ce181e" style:font-name="Comic Sans MS" fo:font-size="14pt" fo:letter-spacing="normal" fo:language="pt" fo:country="BR" fo:font-style="normal" style:text-underline-style="none" fo:font-weight="bold" officeooo:rsid="0094da2b" style:font-size-asian="14pt" style:font-weight-asian="bold" style:font-size-complex="14pt" style:font-weight-complex="bold"/>
    </style:style>
    <style:style style:name="T286" style:family="text">
      <style:text-properties fo:font-variant="normal" fo:text-transform="none" fo:color="#ce181e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287" style:family="text">
      <style:text-properties fo:font-variant="normal" fo:text-transform="none" fo:color="#ce181e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88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289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59fe" style:font-size-asian="13pt" style:font-weight-asian="bold" style:font-size-complex="13pt" style:font-weight-complex="bold"/>
    </style:style>
    <style:style style:name="T290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4d0d" style:font-size-asian="13pt" style:font-weight-asian="bold" style:font-size-complex="13pt" style:font-weight-complex="bold"/>
    </style:style>
    <style:style style:name="T291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92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aebb25" style:font-size-asian="13pt" style:font-weight-asian="bold" style:font-size-complex="13pt" style:font-weight-complex="bold"/>
    </style:style>
    <style:style style:name="T293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f8693e" style:font-size-asian="13pt" style:font-weight-asian="bold" style:font-size-complex="13pt" style:font-weight-complex="bold"/>
    </style:style>
    <style:style style:name="T294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563f9" style:font-size-asian="13pt" style:font-weight-asian="bold" style:font-size-complex="13pt" style:font-weight-complex="bold"/>
    </style:style>
    <style:style style:name="T295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fe15ff" style:font-size-asian="13pt" style:font-weight-asian="bold" style:font-size-complex="13pt" style:font-weight-complex="bold"/>
    </style:style>
    <style:style style:name="T296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97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98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299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/>
    </style:style>
    <style:style style:name="T300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301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bold" officeooo:rsid="0094da2b" style:font-size-asian="13pt" style:font-style-asian="italic" style:font-weight-asian="bold" style:font-size-complex="13pt" style:font-style-complex="italic" style:font-weight-complex="bold"/>
    </style:style>
    <style:style style:name="T302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bold" officeooo:rsid="00aa7d94" style:font-size-asian="13pt" style:font-style-asian="italic" style:font-weight-asian="bold" style:font-size-complex="13pt" style:font-style-complex="italic" style:font-weight-complex="bold"/>
    </style:style>
    <style:style style:name="T303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bold" officeooo:rsid="00af7e3f" style:font-size-asian="13pt" style:font-weight-asian="bold" style:font-size-complex="13pt" style:font-weight-complex="bold"/>
    </style:style>
    <style:style style:name="T304" style:family="text">
      <style:text-properties fo:font-variant="normal" fo:text-transform="none" fo:color="#2a6099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305" style:family="text">
      <style:text-properties fo:font-variant="normal" fo:text-transform="none" fo:color="#2a6099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306" style:family="text">
      <style:text-properties fo:font-variant="normal" fo:text-transform="none" fo:color="#2a6099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307" style:family="text">
      <style:text-properties fo:font-variant="normal" fo:text-transform="none" fo:color="#2a6099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308" style:family="text">
      <style:text-properties fo:font-variant="normal" fo:text-transform="none" fo:color="#2a6099" style:font-name="Comic Sans MS" fo:letter-spacing="normal" fo:font-style="normal" fo:font-weight="bold" officeooo:rsid="0094da2b" style:font-size-asian="12.25pt" style:font-weight-asian="bold" style:font-size-complex="14pt" style:font-weight-complex="bold"/>
    </style:style>
    <style:style style:name="T309" style:family="text">
      <style:text-properties fo:font-variant="normal" fo:text-transform="none" fo:color="#2a6099" style:font-name="Comic Sans MS" fo:font-size="14pt" fo:letter-spacing="normal" fo:language="pt" fo:country="BR" fo:font-style="normal" style:text-underline-style="none" fo:font-weight="normal" officeooo:rsid="0094da2b" style:font-size-asian="14pt" style:font-style-asian="normal" style:font-weight-asian="normal" style:font-size-complex="14pt" style:font-style-complex="normal" style:font-weight-complex="normal"/>
    </style:style>
    <style:style style:name="T310" style:family="text">
      <style:text-properties fo:font-variant="normal" fo:text-transform="none" fo:color="#2a6099" style:font-name="Comic Sans MS" fo:font-size="14pt" fo:letter-spacing="normal" fo:language="pt" fo:country="BR" fo:font-style="normal" fo:font-weight="bold" officeooo:rsid="007a5b74" style:font-size-asian="14pt" style:font-weight-asian="bold" style:font-size-complex="14pt" style:font-weight-complex="bold"/>
    </style:style>
    <style:style style:name="T311" style:family="text">
      <style:text-properties fo:font-variant="normal" fo:text-transform="none" fo:color="#2a6099" style:font-name="Comic Sans MS" fo:font-size="14pt" fo:letter-spacing="normal" fo:language="pt" fo:country="BR" fo:font-style="normal" fo:font-weight="bold" officeooo:rsid="0094da2b" style:font-size-asian="12.25pt" style:font-weight-asian="bold" style:font-size-complex="14pt" style:font-weight-complex="bold"/>
    </style:style>
    <style:style style:name="T312" style:family="text">
      <style:text-properties fo:font-variant="normal" fo:text-transform="none" fo:color="#2a6099" fo:letter-spacing="normal" fo:font-style="normal"/>
    </style:style>
    <style:style style:name="T313" style:family="text">
      <style:text-properties fo:font-variant="normal" fo:text-transform="none" fo:color="#2a6099" fo:letter-spacing="normal" fo:font-style="normal" fo:font-weight="bold" style:font-weight-asian="bold" style:font-weight-complex="bold"/>
    </style:style>
    <style:style style:name="T314" style:family="text">
      <style:text-properties fo:font-variant="normal" fo:text-transform="none" fo:color="#2a6099" fo:letter-spacing="normal" fo:font-style="normal" fo:font-weight="bold" officeooo:rsid="0035fe64" style:font-weight-asian="bold" style:font-weight-complex="bold"/>
    </style:style>
    <style:style style:name="T315" style:family="text">
      <style:text-properties fo:font-variant="normal" fo:text-transform="none" fo:color="#2a6099" fo:letter-spacing="normal" fo:font-style="normal" fo:font-weight="bold" officeooo:rsid="00e7b5ce" style:font-weight-asian="bold" style:font-weight-complex="bold"/>
    </style:style>
    <style:style style:name="T316" style:family="text">
      <style:text-properties fo:font-variant="normal" fo:text-transform="none" fo:color="#2a6099" fo:letter-spacing="normal" fo:font-style="normal" fo:font-weight="bold" officeooo:rsid="006c0aa3" style:font-weight-asian="bold" style:font-weight-complex="bold"/>
    </style:style>
    <style:style style:name="T317" style:family="text">
      <style:text-properties fo:font-variant="normal" fo:text-transform="none" fo:color="#2a6099" fo:letter-spacing="normal" fo:font-weight="bold" style:font-weight-asian="bold" style:font-weight-complex="bold"/>
    </style:style>
    <style:style style:name="T318" style:family="text">
      <style:text-properties fo:font-variant="normal" fo:text-transform="none" fo:color="#2a6099" fo:letter-spacing="normal" fo:font-weight="bold" officeooo:rsid="0067c867" style:font-weight-asian="bold" style:font-weight-complex="bold"/>
    </style:style>
    <style:style style:name="T319" style:family="text">
      <style:text-properties fo:font-variant="normal" fo:text-transform="none" fo:color="#2a6099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320" style:family="text">
      <style:text-properties fo:font-variant="normal" fo:text-transform="none" fo:color="#2a6099" fo:font-size="13pt" fo:letter-spacing="normal" fo:language="pt" fo:country="BR" fo:font-style="normal" fo:font-weight="bold" officeooo:rsid="0104b1b3" style:font-size-asian="13pt" style:font-weight-asian="bold" style:font-size-complex="13pt" style:font-weight-complex="bold"/>
    </style:style>
    <style:style style:name="T321" style:family="text">
      <style:text-properties fo:font-variant="normal" fo:text-transform="none" fo:color="#2a6099" fo:font-size="13pt" fo:letter-spacing="normal" fo:language="pt" fo:country="BR" fo:font-style="normal" fo:font-weight="bold" officeooo:rsid="00e7b5ce" style:font-size-asian="13pt" style:font-weight-asian="bold" style:font-size-complex="13pt" style:font-weight-complex="bold"/>
    </style:style>
    <style:style style:name="T322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23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24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25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26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27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28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329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30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331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332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33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fc7c2a" style:font-size-asian="13pt" style:font-weight-asian="normal" style:font-size-complex="13pt" style:font-weight-complex="normal"/>
    </style:style>
    <style:style style:name="T334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335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336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337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113415b" style:font-size-asian="13pt" style:font-weight-asian="bold" style:font-size-complex="13pt" style:font-weight-complex="bold"/>
    </style:style>
    <style:style style:name="T338" style:family="text">
      <style:text-properties fo:font-variant="normal" fo:text-transform="none" fo:color="#ff4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39" style:family="text">
      <style:text-properties fo:font-variant="normal" fo:text-transform="none" fo:color="#0003ff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340" style:family="text">
      <style:text-properties fo:font-variant="normal" fo:text-transform="none" fo:color="#cc0000" style:font-name="Mono" fo:letter-spacing="normal" fo:font-style="normal" fo:font-weight="bold"/>
    </style:style>
    <style:style style:name="T341" style:family="text">
      <style:text-properties fo:font-variant="normal" fo:text-transform="none" fo:color="#cc0000" style:font-name="Mono" fo:letter-spacing="normal" fo:font-style="normal" fo:font-weight="bold" officeooo:rsid="0104b1b3"/>
    </style:style>
    <style:style style:name="T342" style:family="text">
      <style:text-properties fo:font-variant="normal" fo:text-transform="none" style:font-name="Consolas" fo:letter-spacing="normal" fo:font-style="normal"/>
    </style:style>
    <style:style style:name="T343" style:family="text">
      <style:text-properties fo:font-variant="normal" fo:text-transform="none" style:font-name="Consolas" fo:letter-spacing="normal" fo:font-style="normal" officeooo:rsid="0104b1b3"/>
    </style:style>
    <style:style style:name="T344" style:family="text">
      <style:text-properties fo:font-variant="normal" fo:text-transform="none" fo:font-size="13pt" fo:letter-spacing="normal" fo:language="pt" fo:country="BR" fo:font-style="normal" officeooo:rsid="00e7b5ce" style:font-size-asian="13pt" style:font-weight-asian="normal" style:font-size-complex="13pt" style:font-weight-complex="normal"/>
    </style:style>
    <style:style style:name="T345" style:family="text">
      <style:text-properties fo:font-variant="normal" fo:text-transform="none" fo:font-size="13pt" fo:letter-spacing="normal" fo:language="pt" fo:country="BR" fo:font-style="normal" officeooo:rsid="0104b1b3" style:font-size-asian="13pt" style:font-weight-asian="normal" style:font-size-complex="13pt" style:font-weight-complex="normal"/>
    </style:style>
    <style:style style:name="T346" style:family="text">
      <style:text-properties fo:font-variant="normal" fo:text-transform="none" style:font-name="Mono" fo:letter-spacing="normal" fo:font-style="normal"/>
    </style:style>
    <style:style style:name="T347" style:family="text">
      <style:text-properties fo:font-variant="normal" fo:text-transform="none" style:font-name="Mono" fo:letter-spacing="normal" fo:font-style="normal" officeooo:rsid="0104b1b3"/>
    </style:style>
    <style:style style:name="T348" style:family="text">
      <style:text-properties fo:font-variant="normal" fo:text-transform="none" style:font-name="Mono" fo:letter-spacing="normal" fo:font-style="italic"/>
    </style:style>
    <style:style style:name="T349" style:family="text">
      <style:text-properties fo:font-variant="normal" fo:text-transform="none" fo:color="#202124" style:font-name="arial" fo:font-size="12pt" fo:letter-spacing="normal" fo:font-style="normal" fo:font-weight="bold" officeooo:rsid="007a5b74"/>
    </style:style>
    <style:style style:name="T350" style:family="text">
      <style:text-properties officeooo:rsid="0007fd68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officeooo:rsid="0067c867" style:font-weight-asian="bold" style:font-weight-complex="bold"/>
    </style:style>
    <style:style style:name="T353" style:family="text">
      <style:text-properties fo:font-weight="bold" officeooo:rsid="006990bd" style:font-weight-asian="bold" style:font-weight-complex="bold"/>
    </style:style>
    <style:style style:name="T354" style:family="text">
      <style:text-properties fo:font-weight="bold" officeooo:rsid="006c0aa3" style:font-weight-asian="bold" style:font-weight-complex="bold"/>
    </style:style>
    <style:style style:name="T355" style:family="text">
      <style:text-properties fo:font-weight="bold" officeooo:rsid="006ce97f" style:font-weight-asian="bold" style:font-weight-complex="bold"/>
    </style:style>
    <style:style style:name="T356" style:family="text">
      <style:text-properties fo:font-weight="bold" officeooo:rsid="0074b463" style:font-weight-asian="bold" style:font-weight-complex="bold"/>
    </style:style>
    <style:style style:name="T357" style:family="text">
      <style:text-properties fo:font-weight="bold" officeooo:rsid="0018466e" style:font-weight-asian="bold" style:font-weight-complex="bold"/>
    </style:style>
    <style:style style:name="T358" style:family="text">
      <style:text-properties fo:font-weight="bold" officeooo:rsid="00a0a1bf" style:font-weight-asian="bold" style:font-weight-complex="bold"/>
    </style:style>
    <style:style style:name="T359" style:family="text">
      <style:text-properties fo:font-weight="bold" officeooo:rsid="00a5485b" style:font-weight-asian="bold" style:font-weight-complex="bold"/>
    </style:style>
    <style:style style:name="T360" style:family="text">
      <style:text-properties fo:font-weight="bold" officeooo:rsid="005af4e7" style:font-weight-asian="bold" style:font-weight-complex="bold"/>
    </style:style>
    <style:style style:name="T361" style:family="text">
      <style:text-properties fo:font-weight="bold" officeooo:rsid="00c2b7ba" style:font-weight-asian="bold" style:font-weight-complex="bold"/>
    </style:style>
    <style:style style:name="T362" style:family="text">
      <style:text-properties fo:font-weight="bold" officeooo:rsid="00aa7d94" style:font-weight-asian="bold" style:font-weight-complex="bold"/>
    </style:style>
    <style:style style:name="T363" style:family="text">
      <style:text-properties fo:font-weight="bold" officeooo:rsid="003900f1" style:font-size-asian="14pt" style:font-weight-asian="bold" style:font-size-complex="14pt" style:font-weight-complex="bold"/>
    </style:style>
    <style:style style:name="T364" style:family="text">
      <style:text-properties fo:font-weight="bold" officeooo:rsid="007915f2" style:font-size-asian="14pt" style:font-weight-asian="bold" style:font-size-complex="14pt" style:font-weight-complex="bold"/>
    </style:style>
    <style:style style:name="T365" style:family="text">
      <style:text-properties fo:color="#069a2e"/>
    </style:style>
    <style:style style:name="T366" style:family="text">
      <style:text-properties fo:color="#069a2e" fo:font-weight="bold" style:font-weight-asian="bold" style:font-weight-complex="bold"/>
    </style:style>
    <style:style style:name="T367" style:family="text">
      <style:text-properties fo:color="#069a2e" fo:font-weight="bold" officeooo:rsid="00a0a1bf" style:font-weight-asian="bold" style:font-weight-complex="bold"/>
    </style:style>
    <style:style style:name="T368" style:family="text">
      <style:text-properties fo:color="#069a2e" fo:font-weight="bold" officeooo:rsid="00a276bc" style:font-weight-asian="bold" style:font-weight-complex="bold"/>
    </style:style>
    <style:style style:name="T369" style:family="text">
      <style:text-properties fo:color="#069a2e" fo:font-weight="bold" officeooo:rsid="00de52d2" style:font-weight-asian="bold" style:font-weight-complex="bold"/>
    </style:style>
    <style:style style:name="T370" style:family="text">
      <style:text-properties fo:color="#069a2e" officeooo:rsid="00034523"/>
    </style:style>
    <style:style style:name="T371" style:family="text">
      <style:text-properties fo:color="#069a2e" officeooo:rsid="009e2c7c"/>
    </style:style>
    <style:style style:name="T372" style:family="text">
      <style:text-properties fo:color="#069a2e" officeooo:rsid="009efb27"/>
    </style:style>
    <style:style style:name="T373" style:family="text">
      <style:text-properties fo:color="#069a2e" officeooo:rsid="00a0a1bf"/>
    </style:style>
    <style:style style:name="T374" style:family="text">
      <style:text-properties fo:color="#069a2e" officeooo:rsid="009e242c"/>
    </style:style>
    <style:style style:name="T375" style:family="text">
      <style:text-properties fo:color="#069a2e" officeooo:rsid="00a5485b"/>
    </style:style>
    <style:style style:name="T376" style:family="text">
      <style:text-properties fo:color="#069a2e" officeooo:rsid="00ae7c17"/>
    </style:style>
    <style:style style:name="T377" style:family="text">
      <style:text-properties fo:color="#069a2e" fo:font-weight="normal" style:font-weight-asian="normal" style:font-weight-complex="normal"/>
    </style:style>
    <style:style style:name="T378" style:family="text">
      <style:text-properties fo:color="#069a2e" fo:font-weight="normal" officeooo:rsid="00ae7c17" style:font-weight-asian="normal" style:font-weight-complex="normal"/>
    </style:style>
    <style:style style:name="T379" style:family="text">
      <style:text-properties fo:color="#069a2e" fo:font-weight="normal" officeooo:rsid="00af7e3f" style:font-weight-asian="normal" style:font-weight-complex="normal"/>
    </style:style>
    <style:style style:name="T380" style:family="text">
      <style:text-properties fo:color="#069a2e" fo:font-weight="normal" officeooo:rsid="00aebb25" style:font-weight-asian="normal" style:font-weight-complex="normal"/>
    </style:style>
    <style:style style:name="T381" style:family="text">
      <style:text-properties fo:color="#069a2e" fo:font-weight="normal" officeooo:rsid="00b0d2ad" style:font-weight-asian="normal" style:font-weight-complex="normal"/>
    </style:style>
    <style:style style:name="T382" style:family="text">
      <style:text-properties fo:color="#069a2e" officeooo:rsid="00af7e3f"/>
    </style:style>
    <style:style style:name="T383" style:family="text">
      <style:text-properties fo:color="#069a2e" style:font-name="Liberation Serif" fo:font-size="12pt" fo:background-color="transparent" loext:char-shading-value="0" style:font-size-asian="12pt" style:font-size-complex="12pt"/>
    </style:style>
    <style:style style:name="T384" style:family="text">
      <style:text-properties fo:color="#069a2e" style:font-name="Liberation Serif" fo:font-size="12pt" officeooo:rsid="00c006a0" fo:background-color="transparent" loext:char-shading-value="0" style:font-size-asian="12pt" style:font-size-complex="12pt"/>
    </style:style>
    <style:style style:name="T385" style:family="text">
      <style:text-properties fo:color="#069a2e" style:font-name="Liberation Serif" fo:font-size="12pt" officeooo:rsid="00c165de" fo:background-color="transparent" loext:char-shading-value="0" style:font-size-asian="12pt" style:font-size-complex="12pt"/>
    </style:style>
    <style:style style:name="T386" style:family="text">
      <style:text-properties fo:color="#069a2e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387" style:family="text">
      <style:text-properties fo:color="#069a2e" officeooo:rsid="00de52d2"/>
    </style:style>
    <style:style style:name="T388" style:family="text">
      <style:text-properties fo:color="#069a2e" style:font-name="Mono" officeooo:rsid="00de52d2"/>
    </style:style>
    <style:style style:name="T389" style:family="text">
      <style:text-properties fo:color="#000000"/>
    </style:style>
    <style:style style:name="T390" style:family="text">
      <style:text-properties fo:color="#000000" style:font-name="Comic Sans MS"/>
    </style:style>
    <style:style style:name="T391" style:family="text">
      <style:text-properties fo:color="#000000" style:font-name="Comic Sans MS" fo:font-size="13pt" fo:language="pt" fo:country="BR" style:font-size-asian="13pt" style:font-size-complex="13pt"/>
    </style:style>
    <style:style style:name="T392" style:family="text">
      <style:text-properties fo:color="#000000" style:font-name="Comic Sans MS" fo:font-size="13pt" fo:language="pt" fo:country="BR" officeooo:rsid="00034523" style:font-size-asian="13pt" style:font-size-complex="13pt"/>
    </style:style>
    <style:style style:name="T393" style:family="text">
      <style:text-properties fo:color="#000000" style:font-name="Comic Sans MS" fo:font-size="13pt" fo:language="pt" fo:country="BR" officeooo:rsid="00626c1f" style:font-size-asian="13pt" style:font-size-complex="13pt"/>
    </style:style>
    <style:style style:name="T394" style:family="text">
      <style:text-properties fo:color="#000000" style:font-name="Comic Sans MS" fo:font-size="13pt" fo:language="pt" fo:country="BR" officeooo:rsid="0062ad02" style:font-size-asian="13pt" style:font-size-complex="13pt"/>
    </style:style>
    <style:style style:name="T395" style:family="text">
      <style:text-properties fo:color="#000000" style:font-name="Comic Sans MS" fo:font-size="13pt" fo:language="pt" fo:country="BR" officeooo:rsid="003a5dee" style:font-size-asian="13pt" style:font-size-complex="13pt"/>
    </style:style>
    <style:style style:name="T396" style:family="text">
      <style:text-properties fo:color="#000000" style:font-name="Comic Sans MS" fo:font-size="13pt" fo:language="pt" fo:country="BR" officeooo:rsid="006318bb" style:font-size-asian="13pt" style:font-size-complex="13pt"/>
    </style:style>
    <style:style style:name="T397" style:family="text">
      <style:text-properties fo:color="#000000" style:font-name="Comic Sans MS" fo:font-size="13pt" fo:language="pt" fo:country="BR" officeooo:rsid="00d394bc" style:font-size-asian="13pt" style:font-size-complex="13pt"/>
    </style:style>
    <style:style style:name="T398" style:family="text">
      <style:text-properties fo:color="#000000" style:font-name="Comic Sans MS" fo:font-size="13pt" fo:language="pt" fo:country="BR" officeooo:rsid="00f168d7" style:font-size-asian="13pt" style:font-size-complex="13pt"/>
    </style:style>
    <style:style style:name="T399" style:family="text">
      <style:text-properties fo:color="#000000" style:font-name="Comic Sans MS" fo:font-size="13pt" fo:language="pt" fo:country="BR" fo:font-style="normal" fo:font-weight="bold" officeooo:rsid="000042af" style:font-size-asian="13pt" style:font-style-asian="normal" style:font-weight-asian="bold" style:font-size-complex="13pt" style:font-style-complex="normal" style:font-weight-complex="bold"/>
    </style:style>
    <style:style style:name="T400" style:family="text">
      <style:text-properties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401" style:family="text">
      <style:text-properties fo:color="#000000" style:font-name="Comic Sans MS" fo:font-size="13pt" fo:language="pt" fo:country="BR" fo:font-style="normal" officeooo:rsid="000042af" style:font-size-asian="13pt" style:font-style-asian="normal" style:font-size-complex="13pt" style:font-style-complex="normal"/>
    </style:style>
    <style:style style:name="T402" style:family="text">
      <style:text-properties fo:color="#000000" style:font-name="Comic Sans MS" fo:font-size="13pt" fo:language="pt" fo:country="BR" fo:font-style="normal" officeooo:rsid="006e4937" style:font-size-asian="13pt" style:font-style-asian="normal" style:font-size-complex="13pt" style:font-style-complex="normal"/>
    </style:style>
    <style:style style:name="T403" style:family="text">
      <style:text-properties fo:color="#000000"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404" style:family="text">
      <style:text-properties fo:color="#000000" style:font-name="Comic Sans MS" fo:font-size="13pt" fo:language="pt" fo:country="BR" fo:font-weight="bold" officeooo:rsid="006318bb" style:font-size-asian="13pt" style:font-weight-asian="bold" style:font-size-complex="13pt" style:font-weight-complex="bold"/>
    </style:style>
    <style:style style:name="T405" style:family="text">
      <style:text-properties fo:color="#000000" style:font-name="Comic Sans MS" fo:font-size="13pt" fo:language="pt" fo:country="BR" fo:font-weight="bold" officeooo:rsid="00034523" style:font-size-asian="13pt" style:font-weight-asian="bold" style:font-size-complex="13pt" style:font-weight-complex="bold"/>
    </style:style>
    <style:style style:name="T406" style:family="text">
      <style:text-properties fo:color="#000000" style:font-name="Comic Sans MS" fo:font-size="13pt" fo:language="pt" fo:country="B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07" style:family="text">
      <style:text-properties fo:color="#000000" style:font-name="Comic Sans MS" fo:font-size="13pt" fo:language="pt" fo:country="BR" style:text-underline-style="solid" style:text-underline-width="auto" style:text-underline-color="font-color" fo:font-weight="bold" officeooo:rsid="006318bb" style:font-size-asian="13pt" style:font-weight-asian="bold" style:font-size-complex="13pt" style:font-weight-complex="bold"/>
    </style:style>
    <style:style style:name="T408" style:family="text">
      <style:text-properties fo:color="#000000" style:font-name="Comic Sans MS" officeooo:rsid="00773830"/>
    </style:style>
    <style:style style:name="T409" style:family="text">
      <style:text-properties fo:color="#000000" style:font-name="Comic Sans MS" fo:font-weight="bold" style:font-weight-asian="bold" style:font-weight-complex="bold"/>
    </style:style>
    <style:style style:name="T410" style:family="text">
      <style:text-properties fo:color="#000000" style:font-name="Comic Sans MS" fo:font-weight="bold" officeooo:rsid="00773830" style:font-weight-asian="bold" style:font-weight-complex="bold"/>
    </style:style>
    <style:style style:name="T411" style:family="text">
      <style:text-properties fo:color="#000000" style:font-name="Comic Sans MS" officeooo:rsid="00e2d452"/>
    </style:style>
    <style:style style:name="T412" style:family="text">
      <style:text-properties fo:color="#000000" fo:font-weight="bold" style:font-weight-asian="bold" style:font-weight-complex="bold"/>
    </style:style>
    <style:style style:name="T413" style:family="text">
      <style:text-properties fo:color="#000000" officeooo:rsid="011ee012"/>
    </style:style>
    <style:style style:name="T414" style:family="text">
      <style:text-properties officeooo:rsid="003aeb99"/>
    </style:style>
    <style:style style:name="T415" style:family="text">
      <style:text-properties officeooo:rsid="005b2b51"/>
    </style:style>
    <style:style style:name="T416" style:family="text">
      <style:text-properties officeooo:rsid="005c4eaa"/>
    </style:style>
    <style:style style:name="T417" style:family="text">
      <style:text-properties style:font-name="Comic Sans MS" fo:font-size="13pt" style:font-size-asian="13pt" style:font-size-complex="13pt"/>
    </style:style>
    <style:style style:name="T418" style:family="text">
      <style:text-properties fo:color="#ff0000"/>
    </style:style>
    <style:style style:name="T419" style:family="text">
      <style:text-properties fo:color="#ff0000" fo:font-weight="bold" style:font-weight-asian="bold" style:font-weight-complex="bold"/>
    </style:style>
    <style:style style:name="T420" style:family="text">
      <style:text-properties officeooo:rsid="005e6cce"/>
    </style:style>
    <style:style style:name="T421" style:family="text">
      <style:text-properties officeooo:rsid="00034523"/>
    </style:style>
    <style:style style:name="T422" style:family="text">
      <style:text-properties fo:font-weight="normal" style:font-weight-asian="normal" style:font-weight-complex="normal"/>
    </style:style>
    <style:style style:name="T423" style:family="text">
      <style:text-properties fo:font-weight="normal" officeooo:rsid="00626c1f" style:font-weight-asian="normal" style:font-weight-complex="normal"/>
    </style:style>
    <style:style style:name="T424" style:family="text">
      <style:text-properties fo:font-weight="normal" officeooo:rsid="00484c27" style:font-weight-asian="normal" style:font-weight-complex="normal"/>
    </style:style>
    <style:style style:name="T425" style:family="text">
      <style:text-properties fo:font-weight="normal" officeooo:rsid="007915f2" style:font-weight-asian="normal" style:font-weight-complex="normal"/>
    </style:style>
    <style:style style:name="T426" style:family="text">
      <style:text-properties fo:font-weight="normal" officeooo:rsid="007a5b74" style:font-weight-asian="normal" style:font-weight-complex="normal"/>
    </style:style>
    <style:style style:name="T427" style:family="text">
      <style:text-properties fo:font-weight="normal" officeooo:rsid="007b2c71" style:font-weight-asian="normal" style:font-weight-complex="normal"/>
    </style:style>
    <style:style style:name="T428" style:family="text">
      <style:text-properties fo:font-weight="normal" officeooo:rsid="007ba62e" style:font-weight-asian="normal" style:font-weight-complex="normal"/>
    </style:style>
    <style:style style:name="T429" style:family="text">
      <style:text-properties fo:font-weight="normal" officeooo:rsid="007e96ad" style:font-weight-asian="normal" style:font-weight-complex="normal"/>
    </style:style>
    <style:style style:name="T430" style:family="text">
      <style:text-properties fo:font-weight="normal" officeooo:rsid="00808d6d" style:font-weight-asian="normal" style:font-weight-complex="normal"/>
    </style:style>
    <style:style style:name="T431" style:family="text">
      <style:text-properties fo:font-weight="normal" officeooo:rsid="00820e7a" style:font-weight-asian="normal" style:font-weight-complex="normal"/>
    </style:style>
    <style:style style:name="T432" style:family="text">
      <style:text-properties fo:font-weight="normal" officeooo:rsid="0082efc3" style:font-weight-asian="normal" style:font-weight-complex="normal"/>
    </style:style>
    <style:style style:name="T433" style:family="text">
      <style:text-properties fo:font-weight="normal" officeooo:rsid="00838b26" style:font-weight-asian="normal" style:font-weight-complex="normal"/>
    </style:style>
    <style:style style:name="T434" style:family="text">
      <style:text-properties fo:font-weight="normal" officeooo:rsid="0085168d" style:font-weight-asian="normal" style:font-weight-complex="normal"/>
    </style:style>
    <style:style style:name="T435" style:family="text">
      <style:text-properties fo:font-weight="normal" officeooo:rsid="009e242c" style:font-weight-asian="normal" style:font-weight-complex="normal"/>
    </style:style>
    <style:style style:name="T436" style:family="text">
      <style:text-properties fo:font-weight="normal" officeooo:rsid="009efb27" style:font-weight-asian="normal" style:font-weight-complex="normal"/>
    </style:style>
    <style:style style:name="T437" style:family="text">
      <style:text-properties fo:font-weight="normal" officeooo:rsid="00aa2a6e" style:font-weight-asian="normal" style:font-weight-complex="normal"/>
    </style:style>
    <style:style style:name="T438" style:family="text">
      <style:text-properties fo:font-weight="normal" officeooo:rsid="00abda79" style:font-weight-asian="normal" style:font-weight-complex="normal"/>
    </style:style>
    <style:style style:name="T439" style:family="text">
      <style:text-properties fo:font-weight="normal" officeooo:rsid="00d0e885" style:font-weight-asian="normal" style:font-weight-complex="normal"/>
    </style:style>
    <style:style style:name="T440" style:family="text">
      <style:text-properties fo:font-weight="normal" officeooo:rsid="00da7dca" style:font-weight-asian="normal" style:font-weight-complex="normal"/>
    </style:style>
    <style:style style:name="T441" style:family="text">
      <style:text-properties fo:font-weight="normal" officeooo:rsid="00e31653" style:font-weight-asian="normal" style:font-weight-complex="normal"/>
    </style:style>
    <style:style style:name="T442" style:family="text">
      <style:text-properties fo:font-weight="normal" officeooo:rsid="00e4d16f" style:font-weight-asian="normal" style:font-weight-complex="normal"/>
    </style:style>
    <style:style style:name="T443" style:family="text">
      <style:text-properties fo:font-weight="normal" officeooo:rsid="00e7b5ce" style:font-weight-asian="normal" style:font-weight-complex="normal"/>
    </style:style>
    <style:style style:name="T444" style:family="text">
      <style:text-properties fo:font-weight="normal" officeooo:rsid="00ea7f9e" style:font-weight-asian="normal" style:font-weight-complex="normal"/>
    </style:style>
    <style:style style:name="T445" style:family="text">
      <style:text-properties fo:font-weight="normal" officeooo:rsid="00eb335b" style:font-weight-asian="normal" style:font-weight-complex="normal"/>
    </style:style>
    <style:style style:name="T446" style:family="text">
      <style:text-properties fo:font-weight="normal" officeooo:rsid="00ecf6a4" style:font-weight-asian="normal" style:font-weight-complex="normal"/>
    </style:style>
    <style:style style:name="T447" style:family="text">
      <style:text-properties fo:font-weight="normal" officeooo:rsid="00ed5847" style:font-weight-asian="normal" style:font-weight-complex="normal"/>
    </style:style>
    <style:style style:name="T448" style:family="text">
      <style:text-properties fo:font-weight="normal" officeooo:rsid="00ee162e" style:font-weight-asian="normal" style:font-weight-complex="normal"/>
    </style:style>
    <style:style style:name="T449" style:family="text">
      <style:text-properties fo:font-weight="normal" officeooo:rsid="01048fc1" style:font-weight-asian="normal" style:font-weight-complex="normal"/>
    </style:style>
    <style:style style:name="T450" style:family="text">
      <style:text-properties fo:font-weight="normal" officeooo:rsid="00ff2e70" style:font-weight-asian="normal" style:font-weight-complex="normal"/>
    </style:style>
    <style:style style:name="T451" style:family="text">
      <style:text-properties fo:font-weight="normal" officeooo:rsid="0119d6e1" style:font-weight-asian="normal" style:font-weight-complex="normal"/>
    </style:style>
    <style:style style:name="T452" style:family="text">
      <style:text-properties fo:font-weight="normal" officeooo:rsid="011a3f70" style:font-weight-asian="normal" style:font-weight-complex="normal"/>
    </style:style>
    <style:style style:name="T453" style:family="text">
      <style:text-properties fo:font-weight="normal" officeooo:rsid="01222779" style:font-weight-asian="normal" style:font-weight-complex="normal"/>
    </style:style>
    <style:style style:name="T454" style:family="text">
      <style:text-properties fo:font-weight="normal" officeooo:rsid="0123ce23" style:font-weight-asian="normal" style:font-weight-complex="normal"/>
    </style:style>
    <style:style style:name="T455" style:family="text">
      <style:text-properties fo:font-weight="normal" officeooo:rsid="0125b994" style:font-weight-asian="normal" style:font-weight-complex="normal"/>
    </style:style>
    <style:style style:name="T456" style:family="text">
      <style:text-properties fo:font-weight="normal" officeooo:rsid="01279e21" style:font-weight-asian="normal" style:font-weight-complex="normal"/>
    </style:style>
    <style:style style:name="T457" style:family="text">
      <style:text-properties fo:font-weight="normal" officeooo:rsid="00d0e885" style:font-size-asian="14pt" style:font-weight-asian="normal" style:font-size-complex="14pt" style:font-weight-complex="normal"/>
    </style:style>
    <style:style style:name="T458" style:family="text">
      <style:text-properties fo:font-weight="normal" officeooo:rsid="007915f2" style:font-size-asian="14pt" style:font-weight-asian="normal" style:font-size-complex="14pt" style:font-weight-complex="normal"/>
    </style:style>
    <style:style style:name="T459" style:family="text">
      <style:text-properties fo:font-weight="normal" officeooo:rsid="0119d6e1" style:font-size-asian="14pt" style:font-weight-asian="normal" style:font-size-complex="14pt" style:font-weight-complex="normal"/>
    </style:style>
    <style:style style:name="T460" style:family="text">
      <style:text-properties officeooo:rsid="00626c1f"/>
    </style:style>
    <style:style style:name="T461" style:family="text">
      <style:text-properties officeooo:rsid="006318bb"/>
    </style:style>
    <style:style style:name="T462" style:family="text">
      <style:text-properties style:text-underline-style="solid" style:text-underline-width="auto" style:text-underline-color="font-color"/>
    </style:style>
    <style:style style:name="T463" style:family="text">
      <style:text-properties style:text-underline-style="solid" style:text-underline-width="auto" style:text-underline-color="font-color" officeooo:rsid="009e2c7c"/>
    </style:style>
    <style:style style:name="T464" style:family="text">
      <style:text-properties style:text-underline-style="solid" style:text-underline-width="auto" style:text-underline-color="font-color" officeooo:rsid="00a71a9e"/>
    </style:style>
    <style:style style:name="T465" style:family="text">
      <style:text-properties style:text-underline-style="solid" style:text-underline-width="auto" style:text-underline-color="font-color" officeooo:rsid="00b23143"/>
    </style:style>
    <style:style style:name="T466" style:family="text">
      <style:text-properties style:text-underline-style="solid" style:text-underline-width="auto" style:text-underline-color="font-color" officeooo:rsid="00be46c3"/>
    </style:style>
    <style:style style:name="T46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6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69" style:family="text">
      <style:text-properties style:text-underline-style="solid" style:text-underline-width="auto" style:text-underline-color="font-color" fo:font-weight="normal" officeooo:rsid="00e89f90" style:font-weight-asian="normal" style:font-weight-complex="normal"/>
    </style:style>
    <style:style style:name="T470" style:family="text">
      <style:text-properties style:text-underline-style="solid" style:text-underline-width="auto" style:text-underline-color="font-color" fo:font-weight="normal" officeooo:rsid="00838b26" style:font-weight-asian="normal" style:font-weight-complex="normal"/>
    </style:style>
    <style:style style:name="T471" style:family="text">
      <style:text-properties style:text-underline-style="solid" style:text-underline-width="auto" style:text-underline-color="font-color" fo:font-weight="normal" officeooo:rsid="007b2c71" style:font-weight-asian="normal" style:font-weight-complex="normal"/>
    </style:style>
    <style:style style:name="T472" style:family="text">
      <style:text-properties style:text-underline-style="solid" style:text-underline-width="auto" style:text-underline-color="font-color" fo:font-weight="normal" officeooo:rsid="00ff2e70" style:font-weight-asian="normal" style:font-weight-complex="normal"/>
    </style:style>
    <style:style style:name="T473" style:family="text">
      <style:text-properties style:text-underline-style="solid" style:text-underline-width="auto" style:text-underline-color="font-color" fo:font-weight="normal" officeooo:rsid="00e4d16f" style:font-weight-asian="normal" style:font-weight-complex="normal"/>
    </style:style>
    <style:style style:name="T474" style:family="text">
      <style:text-properties style:text-underline-style="solid" style:text-underline-width="auto" style:text-underline-color="font-color" officeooo:rsid="005e6cce"/>
    </style:style>
    <style:style style:name="T475" style:family="text">
      <style:text-properties officeooo:rsid="0067c867"/>
    </style:style>
    <style:style style:name="T476" style:family="text">
      <style:text-properties officeooo:rsid="006990bd"/>
    </style:style>
    <style:style style:name="T477" style:family="text">
      <style:text-properties officeooo:rsid="003999de"/>
    </style:style>
    <style:style style:name="T478" style:family="text">
      <style:text-properties officeooo:rsid="006c0aa3"/>
    </style:style>
    <style:style style:name="T479" style:family="text">
      <style:text-properties officeooo:rsid="006ce97f"/>
    </style:style>
    <style:style style:name="T480" style:family="text">
      <style:text-properties officeooo:rsid="00484c27"/>
    </style:style>
    <style:style style:name="T481" style:family="text">
      <style:text-properties fo:color="#ce181e"/>
    </style:style>
    <style:style style:name="T482" style:family="text">
      <style:text-properties fo:color="#ce181e" officeooo:rsid="0082efc3"/>
    </style:style>
    <style:style style:name="T483" style:family="text">
      <style:text-properties fo:color="#ce181e" fo:font-weight="bold" style:font-weight-asian="bold" style:font-weight-complex="bold"/>
    </style:style>
    <style:style style:name="T484" style:family="text">
      <style:text-properties fo:color="#ce181e" fo:font-weight="bold" officeooo:rsid="0007fd68" style:font-weight-asian="bold" style:font-weight-complex="bold"/>
    </style:style>
    <style:style style:name="T485" style:family="text">
      <style:text-properties fo:color="#ce181e" officeooo:rsid="00e15d8c"/>
    </style:style>
    <style:style style:name="T486" style:family="text">
      <style:text-properties fo:color="#ce181e" style:font-name="Mono" fo:font-weight="bold" style:font-weight-asian="bold" style:font-weight-complex="bold"/>
    </style:style>
    <style:style style:name="T487" style:family="text">
      <style:text-properties fo:color="#ce181e" style:font-name="Arial Black" fo:font-weight="bold" style:font-weight-asian="bold" style:font-weight-complex="bold"/>
    </style:style>
    <style:style style:name="T488" style:family="text">
      <style:text-properties officeooo:rsid="00738e4f"/>
    </style:style>
    <style:style style:name="T489" style:family="text">
      <style:text-properties officeooo:rsid="0074b463"/>
    </style:style>
    <style:style style:name="T490" style:family="text">
      <style:text-properties officeooo:rsid="007674e9"/>
    </style:style>
    <style:style style:name="T491" style:family="text">
      <style:text-properties officeooo:rsid="007915f2"/>
    </style:style>
    <style:style style:name="T492" style:family="text">
      <style:text-properties officeooo:rsid="007a5b74"/>
    </style:style>
    <style:style style:name="T493" style:family="text">
      <style:text-properties officeooo:rsid="007b2c71"/>
    </style:style>
    <style:style style:name="T494" style:family="text">
      <style:text-properties officeooo:rsid="007ba62e"/>
    </style:style>
    <style:style style:name="T495" style:family="text">
      <style:text-properties officeooo:rsid="00808d6d"/>
    </style:style>
    <style:style style:name="T496" style:family="text">
      <style:text-properties officeooo:rsid="0082efc3"/>
    </style:style>
    <style:style style:name="T497" style:family="text">
      <style:text-properties officeooo:rsid="0085168d"/>
    </style:style>
    <style:style style:name="T498" style:family="text">
      <style:text-properties officeooo:rsid="0098d922"/>
    </style:style>
    <style:style style:name="T499" style:family="text">
      <style:text-properties officeooo:rsid="00997665"/>
    </style:style>
    <style:style style:name="T500" style:family="text">
      <style:text-properties officeooo:rsid="009e242c"/>
    </style:style>
    <style:style style:name="T501" style:family="text">
      <style:text-properties officeooo:rsid="009e2c7c"/>
    </style:style>
    <style:style style:name="T502" style:family="text">
      <style:text-properties fo:color="#2a6099"/>
    </style:style>
    <style:style style:name="T503" style:family="text">
      <style:text-properties fo:color="#2a6099" fo:font-weight="bold" style:font-weight-asian="bold" style:font-weight-complex="bold"/>
    </style:style>
    <style:style style:name="T504" style:family="text">
      <style:text-properties fo:color="#2a6099" fo:font-weight="bold" officeooo:rsid="009efb27" style:font-weight-asian="bold" style:font-weight-complex="bold"/>
    </style:style>
    <style:style style:name="T505" style:family="text">
      <style:text-properties fo:color="#2a6099" fo:font-weight="bold" officeooo:rsid="00a5485b" style:font-weight-asian="bold" style:font-weight-complex="bold"/>
    </style:style>
    <style:style style:name="T506" style:family="text">
      <style:text-properties fo:color="#2a6099" fo:font-weight="bold" officeooo:rsid="0067c867" style:font-weight-asian="bold" style:font-weight-complex="bold"/>
    </style:style>
    <style:style style:name="T507" style:family="text">
      <style:text-properties fo:color="#2a6099" fo:font-weight="bold" officeooo:rsid="00537c73" style:font-weight-asian="bold" style:font-weight-complex="bold"/>
    </style:style>
    <style:style style:name="T508" style:family="text">
      <style:text-properties fo:color="#2a6099" fo:font-weight="bold" officeooo:rsid="003900f1" style:font-size-asian="14pt" style:font-weight-asian="bold" style:font-size-complex="14pt" style:font-weight-complex="bold"/>
    </style:style>
    <style:style style:name="T509" style:family="text">
      <style:text-properties fo:color="#2a6099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510" style:family="text">
      <style:text-properties fo:color="#2a6099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511" style:family="text">
      <style:text-properties fo:color="#2a6099" officeooo:rsid="00484c27"/>
    </style:style>
    <style:style style:name="T512" style:family="text">
      <style:text-properties fo:color="#2a6099" officeooo:rsid="00da7dca"/>
    </style:style>
    <style:style style:name="T513" style:family="text">
      <style:text-properties fo:color="#2a6099" officeooo:rsid="00808d6d"/>
    </style:style>
    <style:style style:name="T514" style:family="text">
      <style:text-properties fo:color="#2a6099" officeooo:rsid="007915f2"/>
    </style:style>
    <style:style style:name="T515" style:family="text">
      <style:text-properties fo:color="#2a6099" officeooo:rsid="007a5b74"/>
    </style:style>
    <style:style style:name="T516" style:family="text">
      <style:text-properties fo:color="#2a6099" officeooo:rsid="007ba62e"/>
    </style:style>
    <style:style style:name="T517" style:family="text">
      <style:text-properties fo:color="#2a6099" officeooo:rsid="00e15d8c"/>
    </style:style>
    <style:style style:name="T518" style:family="text">
      <style:text-properties fo:color="#2a6099" officeooo:rsid="007b2c71"/>
    </style:style>
    <style:style style:name="T519" style:family="text">
      <style:text-properties fo:color="#2a6099" officeooo:rsid="00ea7f9e"/>
    </style:style>
    <style:style style:name="T520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521" style:family="text">
      <style:text-properties fo:color="#ff8000"/>
    </style:style>
    <style:style style:name="T522" style:family="text">
      <style:text-properties fo:color="#ff8000" fo:font-weight="bold" style:font-weight-asian="bold" style:font-weight-complex="bold"/>
    </style:style>
    <style:style style:name="T523" style:family="text">
      <style:text-properties fo:color="#ff8000" fo:font-weight="bold" officeooo:rsid="00a0a1bf" style:font-weight-asian="bold" style:font-weight-complex="bold"/>
    </style:style>
    <style:style style:name="T524" style:family="text">
      <style:text-properties fo:color="#ff8000" officeooo:rsid="009efb27"/>
    </style:style>
    <style:style style:name="T525" style:family="text">
      <style:text-properties officeooo:rsid="009efb27"/>
    </style:style>
    <style:style style:name="T526" style:family="text">
      <style:text-properties officeooo:rsid="00a35169"/>
    </style:style>
    <style:style style:name="T527" style:family="text">
      <style:text-properties officeooo:rsid="00a71a9e"/>
    </style:style>
    <style:style style:name="T528" style:family="text">
      <style:text-properties style:text-underline-style="none"/>
    </style:style>
    <style:style style:name="T529" style:family="text">
      <style:text-properties style:text-underline-style="none" fo:font-weight="bold" style:font-weight-asian="bold" style:font-weight-complex="bold"/>
    </style:style>
    <style:style style:name="T530" style:family="text">
      <style:text-properties style:text-underline-style="none" fo:font-weight="normal" officeooo:rsid="00820e7a" style:font-weight-asian="normal" style:font-weight-complex="normal"/>
    </style:style>
    <style:style style:name="T531" style:family="text">
      <style:text-properties officeooo:rsid="00aa2a6e"/>
    </style:style>
    <style:style style:name="T532" style:family="text">
      <style:text-properties officeooo:rsid="00b23143"/>
    </style:style>
    <style:style style:name="T533" style:family="text">
      <style:text-properties officeooo:rsid="00be46c3"/>
    </style:style>
    <style:style style:name="T534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535" style:family="text">
      <style:text-properties style:font-name="Liberation Serif" fo:font-size="12pt" officeooo:rsid="00c006a0" fo:background-color="transparent" loext:char-shading-value="0" style:font-size-asian="12pt" style:font-size-complex="12pt"/>
    </style:style>
    <style:style style:name="T536" style:family="text">
      <style:text-properties fo:color="#ff4000"/>
    </style:style>
    <style:style style:name="T537" style:family="text">
      <style:text-properties fo:color="#ff4000" style:font-name="Liberation Serif" fo:font-size="12pt" fo:background-color="transparent" loext:char-shading-value="0" style:font-size-asian="12pt" style:font-size-complex="12pt"/>
    </style:style>
    <style:style style:name="T538" style:family="text">
      <style:text-properties officeooo:rsid="00c2b7ba"/>
    </style:style>
    <style:style style:name="T539" style:family="text">
      <style:text-properties officeooo:rsid="00d29f3b"/>
    </style:style>
    <style:style style:name="T540" style:family="text">
      <style:text-properties officeooo:rsid="00d4d984"/>
    </style:style>
    <style:style style:name="T541" style:family="text">
      <style:text-properties officeooo:rsid="00da7dca"/>
    </style:style>
    <style:style style:name="T542" style:family="text">
      <style:text-properties officeooo:rsid="00e15d8c"/>
    </style:style>
    <style:style style:name="T543" style:family="text">
      <style:text-properties officeooo:rsid="00e7b5ce"/>
    </style:style>
    <style:style style:name="T544" style:family="text">
      <style:text-properties fo:font-style="italic" fo:font-weight="normal" officeooo:rsid="00ecf6a4" style:font-style-asian="italic" style:font-weight-asian="normal" style:font-style-complex="italic" style:font-weight-complex="normal"/>
    </style:style>
    <style:style style:name="T545" style:family="text">
      <style:text-properties officeooo:rsid="00f5e211"/>
    </style:style>
    <style:style style:name="T546" style:family="text">
      <style:text-properties officeooo:rsid="00f8d1af"/>
    </style:style>
    <style:style style:name="T547" style:family="text">
      <style:text-properties officeooo:rsid="00f95124"/>
    </style:style>
    <style:style style:name="T548" style:family="text">
      <style:text-properties officeooo:rsid="00facb1b"/>
    </style:style>
    <style:style style:name="T549" style:family="text">
      <style:text-properties officeooo:rsid="00ff2e70"/>
    </style:style>
    <style:style style:name="T550" style:family="text">
      <style:text-properties officeooo:rsid="0106a121"/>
    </style:style>
    <style:style style:name="T551" style:family="text">
      <style:text-properties officeooo:rsid="0108b1e7"/>
    </style:style>
    <style:style style:name="T552" style:family="text">
      <style:text-properties officeooo:rsid="0108f247"/>
    </style:style>
    <style:style style:name="T553" style:family="text">
      <style:text-properties style:font-name="Mono"/>
    </style:style>
    <style:style style:name="T554" style:family="text">
      <style:text-properties officeooo:rsid="010c7d11"/>
    </style:style>
    <style:style style:name="T555" style:family="text">
      <style:text-properties officeooo:rsid="005af4e7"/>
    </style:style>
    <style:style style:name="T556" style:family="text">
      <style:text-properties officeooo:rsid="0118542e"/>
    </style:style>
    <style:style style:name="T557" style:family="text">
      <style:text-properties officeooo:rsid="003900f1"/>
    </style:style>
    <style:style style:name="T558" style:family="text">
      <style:text-properties style:font-name="Comic Sans MS1" fo:font-weight="normal" officeooo:rsid="007915f2" style:font-weight-asian="normal" style:font-weight-complex="normal"/>
    </style:style>
    <style:style style:name="T559" style:family="text">
      <style:text-properties officeooo:rsid="011cafbd"/>
    </style:style>
    <style:style style:name="T560" style:family="text">
      <style:text-properties fo:font-size="14pt" fo:language="pt" fo:country="BR"/>
    </style:style>
    <style:style style:name="T561" style:family="text">
      <style:text-properties fo:font-size="14pt" fo:language="pt" fo:country="BR" officeooo:rsid="011cafbd"/>
    </style:style>
    <style:style style:name="T562" style:family="text">
      <style:text-properties fo:font-size="14pt" fo:language="pt" fo:country="BR" officeooo:rsid="011db50f"/>
    </style:style>
    <style:style style:name="T563" style:family="text">
      <style:text-properties fo:font-size="14pt" fo:language="pt" fo:country="BR" style:text-underline-style="solid" style:text-underline-width="auto" style:text-underline-color="font-color"/>
    </style:style>
    <style:style style:name="T564" style:family="text">
      <style:text-properties fo:font-size="14pt" fo:language="pt" fo:country="BR" style:text-underline-style="solid" style:text-underline-width="auto" style:text-underline-color="font-color" officeooo:rsid="011db50f"/>
    </style:style>
    <style:style style:name="T565" style:family="text">
      <style:text-properties fo:font-size="14pt" fo:language="pt" fo:country="BR" style:text-underline-style="none" officeooo:rsid="011cafbd"/>
    </style:style>
    <style:style style:name="T566" style:family="text">
      <style:text-properties officeooo:rsid="011ee012"/>
    </style:style>
    <style:style style:name="T567" style:family="text">
      <style:text-properties officeooo:rsid="01208cde"/>
    </style:style>
    <style:style style:name="T568" style:family="text">
      <style:text-properties officeooo:rsid="01222779"/>
    </style:style>
    <style:style style:name="T569" style:family="text">
      <style:text-properties officeooo:rsid="00ea7f9e"/>
    </style:style>
    <style:style style:name="T570" style:family="text">
      <style:text-properties fo:color="#0003ff" officeooo:rsid="00b7aac7"/>
    </style:style>
    <style:style style:name="T571" style:family="text">
      <style:text-properties officeooo:rsid="0125b994"/>
    </style:style>
    <style:style style:name="T572" style:family="text">
      <style:text-properties officeooo:rsid="01279e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8">Instalação do MySQL</text:p>
      <text:p text:style-name="P177"/>
      <text:p text:style-name="P167">Download do pacote de softwares <text:a xlink:type="simple" xlink:href="https://www.wampserver.com/en/" text:style-name="Internet_20_link" text:visited-style-name="Visited_20_Internet_20_Link">WampServer</text:a></text:p>
      <text:p text:style-name="P167">Download da IDE MySQL <text:a xlink:type="simple" xlink:href="https://www.mysql.com/products/workbench/" text:style-name="Internet_20_link" text:visited-style-name="Visited_20_Internet_20_Link">Workbench</text:a></text:p>
      <text:p text:style-name="P167">Download do editor de textos <text:a xlink:type="simple" xlink:href="https://notepad-plus-plus.org/downloads/" text:style-name="Internet_20_link" text:visited-style-name="Visited_20_Internet_20_Link">NotePad++</text:a></text:p>
      <text:p text:style-name="P165"/>
      <text:p text:style-name="P165">*<text:span text:style-name="T490">Para uma melhor leitura dos códigos, utilize o Workbench ou Notepad++</text:span></text:p>
      <text:p text:style-name="P166">*Atenção para um resumo de comandos na última página</text:p>
      <text:p text:style-name="P123"/>
      <text:p text:style-name="P169">AULA <text:span text:style-name="T418">1</text:span> – O que é BD?</text:p>
      <text:p text:style-name="P200"><text:span text:style-name="T467">Tecnologias</text:span>:</text:p>
      <text:p text:style-name="P199"><text:span text:style-name="T266">Entenda </text:span><text:span text:style-name="Strong_20_Emphasis"><text:span text:style-name="T270">Framework</text:span></text:span><text:span text:style-name="Strong_20_Emphasis"><text:span text:style-name="T267"> como </text:span></text:span><text:span text:style-name="T266">uma ferramenta com conjunto</text:span><text:span text:style-name="T268">s</text:span><text:span text:style-name="T266"> de bibliotecas (</text:span><text:span text:style-name="T269">códigos/funções</text:span><text:span text:style-name="T266">) que nos auxiliam a desenvolver uma aplicação, ou seja, um software.</text:span></text:p>
      <text:p text:style-name="P133"/>
      <text:p text:style-name="P43"><text:span text:style-name="T351">SQL</text:span> – Structured Query Language - é a <text:span text:style-name="T462">linguagem</text:span> usada para executar comandos em Banco de Dados relacionais, ou seja, baseados em tabelas.</text:p>
      <text:p text:style-name="P43"/>
      <text:p text:style-name="P43"><text:span text:style-name="T351">SGBD</text:span> é um <text:span text:style-name="T462">Sistema Gerenciador de Bancos de Dados</text:span>.</text:p>
      <text:p text:style-name="P43">Entre as principais opções <text:span text:style-name="T462">gratuitas</text:span> de SGBDs temos:</text:p>
      <text:list xml:id="list4238934813" text:style-name="L1">
        <text:list-item>
          <text:p text:style-name="P228"><text:span text:style-name="T462">MySQL</text:span><text:span text:style-name="T528">(da Oracle)</text:span></text:p>
        </text:list-item>
        <text:list-item>
          <text:p text:style-name="P228">MariaDB</text:p>
        </text:list-item>
        <text:list-item>
          <text:p text:style-name="P228">PostGree</text:p>
        </text:list-item>
        <text:list-item>
          <text:p text:style-name="P228">MongoDB (esse é NoSQL, ou seja, não relacional)</text:p>
        </text:list-item>
      </text:list>
      <text:p text:style-name="P43">E dentre as opções <text:span text:style-name="T462">pagas</text:span> estão:</text:p>
      <text:list xml:id="list1362258858" text:style-name="L2">
        <text:list-item>
          <text:p text:style-name="P229">Microsoft SQL Server</text:p>
        </text:list-item>
        <text:list-item>
          <text:p text:style-name="P229">Oracle DB</text:p>
        </text:list-item>
        <text:list-item>
          <text:p text:style-name="P229">IBM DB2</text:p>
        </text:list-item>
      </text:list>
      <text:p text:style-name="P43"/>
      <text:p text:style-name="P43"><text:span text:style-name="T351">MySQL</text:span> <text:span text:style-name="T351">Workbench</text:span> é um <text:span text:style-name="T462">Software</text:span> criado pela Oracle, uma <text:span text:style-name="T462">ferramenta visual</text:span><text:span text:style-name="T528"> e</text:span> de interface amigável para acessar o SGBD MySQL. Ele integra design, desenvolvimento e administração para a criação e manutenção d<text:span text:style-name="T539">o</text:span> <text:span text:style-name="T539">SGBD My</text:span>SQL.</text:p>
      <text:p text:style-name="P43"/>
      <text:p text:style-name="P43"><text:span text:style-name="T351">PhpMyAdmin</text:span> é uma <text:span text:style-name="T462">Aplicação Web</text:span> Open Source de interface gráfica amigável para os SGBDs MySQL e MariaDB.</text:p>
      <text:p text:style-name="P44"/>
      <text:p text:style-name="P211"><text:span text:style-name="T351">WampServer</text:span> – <text:span text:style-name="T462">W</text:span>indows, <text:span text:style-name="T462">A</text:span>pache, <text:span text:style-name="T462">M</text:span>ySQL e <text:span text:style-name="T462">P</text:span>HP - é um executável que contém um <text:span text:style-name="T462">pacote de softwares</text:span> para a criação de um ambiente de desenvolvimento de programas. Ao fazer a instalação automática desse conjunto de programas, ele facilita a configuração do software interpretador de scripts local(PHP) e um SGBD(MySQL) no sistema Windows.</text:p>
      <text:p text:style-name="P44">Entenda o conceito dos softwares AMP com o <text:span text:style-name="T539">mesmo </text:span>conceito <text:span text:style-name="T552">que </text:span>o pacote Office <text:span text:style-name="T552">é</text:span> para softwares de escritório.</text:p>
      <text:p text:style-name="P49"><text:span text:style-name="T351">XAMPP</text:span> – Multiplataforma, Apache, MySQL, PHP e PEARL – (lê-se “zemp”) é uma versão de software AMP que roda em qualquer plataforma, seja no Windows, Linux ou Mac.</text:p>
      <text:p text:style-name="P176"><text:span text:style-name="Strong_20_Emphasis"><text:span text:style-name="T120"/></text:span></text:p>
      <text:p text:style-name="P187"><text:span text:style-name="Strong_20_Emphasis"><text:span text:style-name="T194">Schemas</text:span></text:span><text:span text:style-name="Strong_20_Emphasis"><text:span text:style-name="T120"> são uma coleção de objetos dentro de um determinado database (banco de dados), servem para agrupar objetos no nível de aplicação como também para simplesmente fazer divisões departamentais. </text:span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58">User</text:span></text:span><text:span text:style-name="Strong_20_Emphasis"><text:span text:style-name="T120"> é qualquer usuário que criamos no </text:span></text:span><text:span text:style-name="Strong_20_Emphasis"><text:span text:style-name="T172">Oracle</text:span></text:span><text:span text:style-name="Strong_20_Emphasis"><text:span text:style-name="T120">, seja apenas para conectar no servidor, ou para ser Dono (owner) de objetos (tabelas, procedures, triggers, etc). Então um Schema nada mais é que um User, onde temos objetos do Oracle. Por isso quando se cria um User, automaticamente se cria um Schema, e qualquer objeto Oracle criado dentro do Schema é de propriedade desse User. </text:span></text:span></text:p>
      <text:p text:style-name="P50"><text:span text:style-name="Strong_20_Emphasis"><text:span text:style-name="T120"/></text:span></text:p>
      <text:p text:style-name="P176"><text:span text:style-name="T399">Transação</text:span><text:span text:style-name="T401"> </text:span><text:span text:style-name="T118">é uma sequência de operações executadas como uma única unidade lógica de trabalho </text:span><text:span text:style-name="T119">e</text:span><text:span text:style-name="T401"> que </text:span><text:span text:style-name="T402">deve </text:span><text:span text:style-name="T401">segu</text:span><text:span text:style-name="T402">ir</text:span><text:span text:style-name="T401"> os 4 princípios d</text:span><text:span text:style-name="T402">o </text:span><text:span text:style-name="T400">ACID.</text:span></text:p>
      <text:p text:style-name="P176"><text:span text:style-name="Strong_20_Emphasis"><text:span text:style-name="T195"/></text:span></text:p>
      <text:p text:style-name="P219"><text:bookmark text:name="4ab8"/><text:span text:style-name="Strong_20_Emphasis"><text:span text:style-name="T196">ACID </text:span></text:span><text:span text:style-name="T197">é um conceito que se refere </text:span><text:span text:style-name="T201">a</text:span><text:span text:style-name="T197">s </text:span><text:span text:style-name="T201">4</text:span><text:span text:style-name="T197"> propriedades de transação de um sistema de banco d</text:span><text:span text:style-name="T198">e dados</text:span><text:span text:style-name="T197">: </text:span><text:span text:style-name="Strong_20_Emphasis"><text:span text:style-name="T196">A</text:span></text:span><text:span text:style-name="T197">tomicidade, </text:span><text:span text:style-name="Strong_20_Emphasis"><text:span text:style-name="T196">C</text:span></text:span><text:span text:style-name="T197">onsistência, </text:span><text:span text:style-name="Strong_20_Emphasis"><text:span text:style-name="T196">I</text:span></text:span><text:span text:style-name="T197">solamento e </text:span><text:span text:style-name="Strong_20_Emphasis"><text:span text:style-name="T196">D</text:span></text:span><text:span text:style-name="T197">urabilidade.</text:span></text:p>
      <text:list xml:id="list1449451515" text:style-name="L3">
        <text:list-item>
          <text:p text:style-name="P280"><text:bookmark text:name="a2c7"/><text:span text:style-name="Emphasis"><text:span text:style-name="T202">Atomicidade:</text:span></text:span><text:span text:style-name="Emphasis"><text:span text:style-name="T198"> </text:span></text:span><text:span text:style-name="Emphasis"><text:span text:style-name="T199">O</text:span></text:span><text:span text:style-name="Emphasis"><text:span text:style-name="T198">u toda tarefa é feita ou nada é considerado.</text:span></text:span></text:p>
        </text:list-item>
        <text:list-item>
          <text:p text:style-name="P281"><draw:frame draw:style-name="fr1" draw:name="Figura5" text:anchor-type="paragraph" svg:x="8.467cm" svg:y="0.113cm" svg:width="9.442cm" svg:height="9.597cm" draw:z-index="7"><draw:image xlink:href="Pictures/10000201000001E2000001EA5EC135AA79BB383F.png" xlink:type="simple" xlink:show="embed" xlink:actuate="onLoad" loext:mime-type="image/png"/></draw:frame><text:bookmark text:name="4099"/><text:span text:style-name="Emphasis"><text:span text:style-name="T202">Consistência: </text:span></text:span><text:span text:style-name="T197">A transação cria um novo estado válido dos dados ou, em caso de falha, retorna todos os dados ao seu estado antes que a transação foi iniciada.</text:span></text:p>
        </text:list-item>
        <text:list-item>
          <text:p text:style-name="P281"><text:bookmark text:name="d264"/><text:span text:style-name="Emphasis"><text:span text:style-name="T202">Isolamento:</text:span></text:span><text:span text:style-name="T197"> a transação não será interferida por nenhuma outra transação concorrente.</text:span></text:p>
        </text:list-item>
        <text:list-item>
          <text:p text:style-name="P280"><text:bookmark text:name="d0bc"/><text:span text:style-name="Emphasis"><text:span text:style-name="T203">Durabilidade: </text:span></text:span><text:span text:style-name="T200">Dados validados são registados pelo sistema de tal forma que, mesmo no caso de uma falha e/ou reinício do sistema, os dados estão disponíveis em seu estado correto.</text:span></text:p>
        </text:list-item>
      </text:list>
      <text:p text:style-name="P168"/>
      <text:p text:style-name="P172"><text:span text:style-name="T351">AULA </text:span><text:span text:style-name="T419">2</text:span><text:span text:style-name="T351"> – Instalando o MySQL</text:span></text:p>
      <text:p text:style-name="P124"/>
      <text:p text:style-name="P124">Passos para a instalação <text:span text:style-name="T420">de uma IDE </text:span>MySQL:</text:p>
      <text:p text:style-name="P124">1 – <text:span text:style-name="T420">Faça o </text:span>Download do MySQL Workbench (serão exigid<text:span text:style-name="T420">a</text:span>s a<text:span text:style-name="T420">s</text:span> instalaç<text:span text:style-name="T420">ões</text:span> de 2 frameworks)</text:p>
      <text:p text:style-name="P124">2 – <text:span text:style-name="T420">Faça </text:span>Download do WampServer (1 framework também será exigido para a in<text:span text:style-name="T420">s</text:span>talação)</text:p>
      <text:p text:style-name="P124">3 – Abra o prompt/terminal mySQL pela bandeja ao lado do relógio, com o login “root”, sem senha.</text:p>
      <text:p text:style-name="P124">4 – Digite o comando STATUS<text:span text:style-name="T418">;</text:span></text:p>
      <text:p text:style-name="P124">5 – Abra a ferramenta agradável Workbench, e escolha o servidor já disponível</text:p>
      <text:p text:style-name="P221"><text:span text:style-name="T351">Aula </text:span><text:span text:style-name="T419">3</text:span><text:span text:style-name="T351"> – </text:span><text:span text:style-name="T357">Criando um BD</text:span></text:p>
      <text:p text:style-name="P124"/>
      <text:p text:style-name="P124">Existem 4 famílias de <text:span text:style-name="T474">dados</text:span> em Banco de Dados, <text:span text:style-name="T420">cada uma com precisões diferentes</text:span>:</text:p>
      <text:p text:style-name="P124"/>
      <text:list xml:id="list1103561397" text:style-name="L4">
        <text:list-header>
          <text:p text:style-name="P242"><draw:frame draw:style-name="fr2" draw:name="Figura1" text:anchor-type="paragraph" svg:width="16.955cm" svg:height="8.477cm" draw:z-index="0"><draw:image xlink:href="Pictures/10000000000004380000021C5E3E17E22D3F1B13.jpg" xlink:type="simple" xlink:show="embed" xlink:actuate="onLoad" loext:mime-type="image/jpeg"/></draw:frame></text:p>
        </text:list-header>
      </text:list>
      <text:p text:style-name="P134">O tipo de dados <text:span text:style-name="T351">enum</text:span> é um objeto string cujo valor é escolhido a partir de valores permitidos, enumerados de forma explícita durante a especificação de uma coluna.</text:p>
      <text:p text:style-name="P124"/>
      <text:p text:style-name="P124"><text:span text:style-name="T26">o</text:span><text:span text:style-name="T3"> </text:span><text:span text:style-name="T36">ponto e vírgula</text:span><text:span text:style-name="T3"> é utilizado para indicar o fim de uma instrução SQL e qualquer coisa que venha após ele indica o início da próxima instrução</text:span> </text:p>
      <text:p text:style-name="P124"/>
      <text:p text:style-name="P125">Aprendendo os comandos: </text:p>
      <text:list xml:id="list1996699092" text:style-name="L5">
        <text:list-item>
          <text:p text:style-name="P243"><text:span text:style-name="T502">SHOW DATABASES</text:span> mostra os bancos de dados</text:p>
        </text:list-item>
        <text:list-item>
          <text:p text:style-name="P243"><text:span text:style-name="T502">USE</text:span> escolhe o banco <text:span text:style-name="T546">de dados para manipular</text:span></text:p>
        </text:list-item>
        <text:list-item>
          <text:p text:style-name="P243"><text:span text:style-name="T502">STATUS</text:span> mostra qual banco está aberto</text:p>
        </text:list-item>
        <text:list-item>
          <text:p text:style-name="P243"><text:span text:style-name="T502">SHOWTABLES</text:span> mostra as tabelas</text:p>
        </text:list-item>
        <text:list-item>
          <text:p text:style-name="P243"><text:span text:style-name="T502">DESCRIBE</text:span> descreve as tabelas</text:p>
        </text:list-item>
        <text:list-item>
          <text:p text:style-name="P243"><text:span text:style-name="T502">EXIT</text:span> sair</text:p>
        </text:list-item>
      </text:list>
      <text:p text:style-name="P126"/>
      <text:p text:style-name="P132">No MySQL, não é possível renomear um BD, será preciso criar um e exportar as tabelas</text:p>
      <text:p text:style-name="P132"/>
      <text:p text:style-name="P135">Nos nomes dos Bancos e Tabelas não são permitidos espaços, use o underline</text:p>
      <text:p text:style-name="P222"><text:span text:style-name="T351">AULA </text:span><text:span text:style-name="T419">4</text:span><text:span text:style-name="T351"> – </text:span><text:span text:style-name="T357">Melhorando a estrutura</text:span></text:p>
      <text:p text:style-name="P124"/>
      <text:p text:style-name="P124"><text:span text:style-name="T350">As </text:span><text:span text:style-name="T484">chaves</text:span><text:span text:style-name="T483"> primária</text:span><text:span text:style-name="T484">s</text:span><text:span text:style-name="T351"> </text:span><text:span text:style-name="T423">(primary Key ou PK) </text:span>são muito importantes e impedem a repetição de tuplas/registros/linhas dentro de uma mesma tabela. Não existem 2 tuplas com a mesma chave primária.</text:p>
      <text:p text:style-name="P124"/>
      <text:p text:style-name="P154"><text:span text:style-name="T421">O servidor MySQL suporta os estilos de</text:span><text:span text:style-name="T370"> comentário</text:span><text:span text:style-name="T421"> </text:span><text:span text:style-name="T370">#</text:span><text:span text:style-name="T421"> no fim da linha, </text:span><text:span text:style-name="T370">-- </text:span><text:span text:style-name="T421">no fim da linha(são 2 hifens + espaço) e </text:span><text:span text:style-name="T370">/*</text:span><text:span text:style-name="T421">na linha ou em múltiplas linhas</text:span><text:span text:style-name="T370">*/</text:span></text:p>
      <text:p text:style-name="P155"><text:span text:style-name="T460">O</text:span> estilo <text:span text:style-name="T366">(--)</text:span><text:span text:style-name="T365"> </text:span>é o padrão internacional ANSI SQL, sendo aceito por todos os SGBDs, portanto é o mais recomendável <text:span text:style-name="T460">a fim de evitar transtornos em uma possível migração SGBDs, de um MySQL para um Oracle DB, por exemplo.. </text:span></text:p>
      <text:p text:style-name="P122"/>
      <text:p text:style-name="P127"><text:span text:style-name="T351">Parâmetros</text:span> em SQL são <text:span text:style-name="T547">as restrições, </text:span>chamados de <text:span text:style-name="T483">Constraints</text:span> e são separados por espaços e não vírgulas. Dentre alguns exemplos estão: <text:span text:style-name="T502">DEFAULT</text:span>, <text:span text:style-name="T502">NOT</text:span> <text:span text:style-name="T502">NULL</text:span>, <text:span text:style-name="T502">PRIMARY</text:span> <text:span text:style-name="T502">KEY</text:span>, <text:span text:style-name="T502">AUTO_INCREMENT, </text:span><text:span text:style-name="T517">UNIQUE</text:span></text:p>
      <text:p text:style-name="P128"/>
      <text:p text:style-name="P175"><text:span text:style-name="T393">Ao</text:span><text:span text:style-name="T392"> escrever os campos/</text:span><text:span text:style-name="T398">colunas</text:span><text:span text:style-name="T392"> entre crases, </text:span><text:span text:style-name="T397">permite-se</text:span><text:span text:style-name="T392"> conter espaços ou acentos. </text:span><text:span text:style-name="T394">Portanto coloque:</text:span></text:p>
      <text:list xml:id="list3392971078" text:style-name="L6">
        <text:list-item>
          <text:p text:style-name="P249"><text:span text:style-name="T403">Entre crases</text:span><text:span text:style-name="T391"> todo caractere/string de </text:span><text:span text:style-name="T406">definição</text:span><text:span text:style-name="T391"> (create table </text:span><text:span text:style-name="T392">`pessoas`)</text:span></text:p>
        </text:list-item>
        <text:list-item>
          <text:p text:style-name="P248"><text:span text:style-name="T404">E</text:span><text:span text:style-name="T405">ntre aspas</text:span><text:span text:style-name="T392"> </text:span><text:span text:style-name="T405">simples</text:span><text:span text:style-name="T392"> </text:span><text:span text:style-name="T393">t</text:span><text:span text:style-name="T392">odo caractere/</text:span><text:span text:style-name="T395">string </text:span><text:span text:style-name="T396">de </text:span><text:span text:style-name="T407">valoração</text:span><text:span text:style-name="T396"> </text:span><text:span text:style-name="T395">(`sexo` = ‘M’)</text:span></text:p>
        </text:list-item>
      </text:list>
      <text:p text:style-name="P128"/>
      <text:p text:style-name="P128">Não cadastr<text:span text:style-name="T461">e</text:span> idade<text:span text:style-name="T551">s</text:span> em banco de dados pois são dados que mudam frequentemente</text:p>
      <text:p text:style-name="P128"/>
      <text:p text:style-name="P225"/>
      <text:p text:style-name="P224">Padrões de Codificação</text:p>
      <text:p text:style-name="P129"><text:span text:style-name="T3">Os campos </text:span><text:span text:style-name="T21">de </text:span><text:span text:style-name="T3">tipo texto </text:span><text:span text:style-name="T5">dos SGBDs </text:span><text:span text:style-name="T3">têm uma propriedade que define o conjunto de caracteres válidos naquele campo, </text:span><text:span text:style-name="T6">e</text:span><text:span text:style-name="T3">sses são os chamados character sets ou, de forma abreviada, </text:span><text:span text:style-name="T273">charsets</text:span><text:span text:style-name="T3">. </text:span><text:span text:style-name="T21">Eles existem</text:span><text:span text:style-name="T3"> p</text:span><text:span text:style-name="T7">a</text:span><text:span text:style-name="T3">ra vários idiomas </text:span><text:span text:style-name="T21">e</text:span><text:span text:style-name="T3"> </text:span><text:span text:style-name="T6">o</text:span><text:span text:style-name="T3"> mais </text:span><text:span text:style-name="T21">utilizado com o</text:span><text:span text:style-name="T3"> português é o </text:span><text:span text:style-name="T21">“</text:span><text:span text:style-name="T54">latin1</text:span><text:span text:style-name="T21">”</text:span><text:span text:style-name="T3">, que inclui todos os nossos caracteres acentuados.</text:span></text:p>
      <text:p text:style-name="P11"/>
      <text:p text:style-name="P129"><text:span text:style-name="T35">ASCII </text:span><text:span text:style-name="T3">(American Standard Code for Information Interchange). Este é </text:span><text:span text:style-name="T6">o</text:span><text:span text:style-name="T3"> </text:span><text:span text:style-name="T6">código </text:span><text:span text:style-name="T3">padrão americano </text:span><text:span text:style-name="T8">que</text:span><text:span text:style-name="T3"> define, </text:span><text:span text:style-name="T21">numa tabela</text:span><text:span text:style-name="T3">, a correspondência entre símbolos e números </text:span><text:span text:style-name="T21">de 0 até</text:span><text:span text:style-name="T3"> 127.</text:span></text:p>
      <text:p text:style-name="P11"/>
      <text:p text:style-name="P131"><text:span text:style-name="T37">UNICODE</text:span><text:span text:style-name="T4"> é </text:span><text:span text:style-name="T21">um</text:span><text:span text:style-name="T4"> conjunto de caracteres mais abrangente. Ele engloba milhares de caracteres conhecidos, de vários idiomas, além de símbolos, emoticons, etc. Com isso, </text:span><text:span text:style-name="T55">pode representar </text:span><text:span text:style-name="T52">todos os caracteres</text:span><text:span text:style-name="T60"> específicos </text:span><text:span text:style-name="T61">de</text:span><text:span text:style-name="T4"> diversos idiomas. Porém </text:span><text:span text:style-name="T56">seu </text:span><text:span text:style-name="T55">texto </text:span><text:span text:style-name="T57">ocupa</text:span><text:span text:style-name="T55"> </text:span><text:span text:style-name="T57">2x</text:span><text:span text:style-name="T55"> mais espaço</text:span><text:span text:style-name="T4"> do que no ASCII, </text:span><text:span text:style-name="T22">sendo um desperdício em muitos casos</text:span><text:span text:style-name="T4">. </text:span></text:p>
      <text:p text:style-name="P12"/>
      <text:p text:style-name="P130"><text:span text:style-name="T37">UTF-8</text:span><text:span text:style-name="T4"> é uma forma prática de se usar o Unicode sem </text:span><text:span text:style-name="T22">gastar</text:span><text:span text:style-name="T4"> tanto espaço </text:span><text:span text:style-name="T22">de armazenamento</text:span><text:span text:style-name="T4">. </text:span><text:span text:style-name="T7">Porém, </text:span><text:span text:style-name="T22">como</text:span><text:span text:style-name="T7"> esse padrão não suporta todos os </text:span><text:span text:style-name="T22">códigos</text:span><text:span text:style-name="T7"> possíveis do Unicode, </text:span><text:span text:style-name="T9">criou-se o charset </text:span><text:span text:style-name="T41">UTF8MB4</text:span><text:span text:style-name="T3">, para </text:span><text:span text:style-name="T22">atender </text:span><text:span text:style-name="T3">qualquer idioma.</text:span></text:p>
      <text:p text:style-name="P15"/>
      <text:p text:style-name="P137"><text:span text:style-name="T98">Collation</text:span><text:span text:style-name="T96"> é a </text:span><text:span text:style-name="T109">maneira</text:span><text:span text:style-name="T96"> de codificação de caracteres que um </text:span><text:span text:style-name="T108">SG</text:span><text:span text:style-name="T97">BD</text:span><text:span text:style-name="T96"> utiliza para interpretá-los.</text:span></text:p>
      <text:p text:style-name="P137"><text:span text:style-name="T108">C</text:span><text:span text:style-name="T96">ada Collation tem uma ordem diferente, </text:span><text:span text:style-name="T109">sendo assim,</text:span><text:span text:style-name="T96"> o “A” é um </text:span><text:span text:style-name="T97">caractere</text:span><text:span text:style-name="T96"> diferente do “a”, caso </text:span><text:span text:style-name="T107">a</text:span><text:span text:style-name="T96"> collation seja </text:span><text:span text:style-name="T108">C</text:span><text:span text:style-name="T96">ase-</text:span><text:span text:style-name="T108">S</text:span><text:span text:style-name="T96">ensitive </text:span><text:span text:style-name="T108">(CS</text:span><text:span text:style-name="T109"> – </text:span><text:span text:style-name="T108">d</text:span><text:span text:style-name="T96">iferenciação de maiúsculos e minúsculos) e o “a” é diferente do “á”, caso o collation seja Accent-Sensitive (</text:span><text:span text:style-name="T109">AS – </text:span><text:span text:style-name="T96">diferenciação de acentos). </text:span></text:p>
      <text:p text:style-name="P137"><text:span text:style-name="T99">P</text:span><text:span text:style-name="T96">or exemplo: a collation </text:span><text:span text:style-name="T98">Latin1_General_CI_AS</text:span><text:span text:style-name="T96"> define que o sistema deverá </text:span><text:span text:style-name="T100">operar como caracteres latinos, tratando-os</text:span><text:span text:style-name="T96"> como </text:span><text:span text:style-name="T109">C</text:span><text:span text:style-name="T96">ase-</text:span><text:span text:style-name="T109">I</text:span><text:span text:style-name="T96">nsensitive (CI) e </text:span><text:span text:style-name="T109">A</text:span><text:span text:style-name="T96">centue-</text:span><text:span text:style-name="T109">S</text:span><text:span text:style-name="T96">ensitive (AS).</text:span></text:p>
      <text:p text:style-name="P137"><text:span text:style-name="T107">Lembrando que </text:span><text:span text:style-name="T96">Case-Insensitive </text:span><text:span text:style-name="T106">é </text:span><text:span text:style-name="T109">i</text:span><text:span text:style-name="T106">nsensível, </text:span><text:span text:style-name="T107">ou seja, </text:span><text:span text:style-name="T96">não diferencia letras maiúsculas de minúsculas.</text:span></text:p>
      <text:p text:style-name="P54">Escolher uma collation errada pode implicar em problemas como:</text:p>
      <text:list xml:id="list2775890603" text:style-name="L7">
        <text:list-item>
          <text:p text:style-name="P237">Gravação ou leitura de caracteres errados</text:p>
        </text:list-item>
        <text:list-item>
          <text:p text:style-name="P237">Performance prejudicada nas consultas</text:p>
        </text:list-item>
        <text:list-item>
          <text:p text:style-name="P237">Erros em consultas com JOIN ou comparação de textos.</text:p>
        </text:list-item>
      </text:list>
      <text:p text:style-name="P13"/>
      <text:p text:style-name="P14"/>
      <text:p text:style-name="P223"><text:span text:style-name="T92">A</text:span><text:span text:style-name="T91">ULA </text:span><text:span text:style-name="T262">5</text:span><text:span text:style-name="T91"> – </text:span><text:span text:style-name="T93">INSERT INTO</text:span></text:p>
      <text:p text:style-name="P1"/>
      <text:p text:style-name="P3"/>
      <text:p text:style-name="P16">A SQL é separada por <text:span text:style-name="T351">categorias</text:span>: <text:span text:style-name="T502">DDL, DML, DQL, DCL, TCL</text:span></text:p>
      <text:p text:style-name="P16"/>
      <text:p text:style-name="P138"><text:span text:style-name="T2">As</text:span><text:span text:style-name="T36"> </text:span><text:span text:style-name="T50">datas</text:span><text:span text:style-name="T2"> são de formato </text:span><text:span text:style-name="T51">contrário</text:span><text:span text:style-name="T2">: </text:span><text:span text:style-name="T50">yyyy</text:span><text:span text:style-name="T36">–mm–dd</text:span><text:span text:style-name="T2">. </text:span><text:span text:style-name="T28">Exemplo: 1991-12-04</text:span></text:p>
      <text:p text:style-name="P16"/>
      <text:p text:style-name="P138"><text:span text:style-name="T27">O</text:span><text:span text:style-name="T2"> sinal </text:span><text:span text:style-name="T36">separador decimal</text:span><text:span text:style-name="T2"> é o ponto </text:span><text:span text:style-name="T76">(.)</text:span></text:p>
      <text:p text:style-name="P66"/>
      <text:p text:style-name="P170"><text:span text:style-name="T2">AULA </text:span><text:span text:style-name="T260">6</text:span><text:span text:style-name="T2"> – </text:span><text:span text:style-name="T30">ALTER TABLE</text:span></text:p>
      <text:p text:style-name="P17"/>
      <text:p text:style-name="P18">Bancos de Dados tem Tabelas, que tem Colunas, que são chamadas de Campos.</text:p>
      <text:p text:style-name="P18"/>
      <text:p text:style-name="P156"><text:span text:style-name="T29">A</text:span><text:span text:style-name="T2"> palavra </text:span><text:span text:style-name="T312">DROP</text:span><text:span text:style-name="T2"> pode ser um parâmetro de ALTER TABLE (apaga colunas) ou </text:span><text:span text:style-name="T77">pode ser </text:span><text:span text:style-name="T2">um comando para apagar tabelas ou BDs (DROP TABLE, DROP DATABASE).</text:span></text:p>
      <text:p text:style-name="P18"/>
      <text:p text:style-name="P65">AULA <text:span text:style-name="T418">7</text:span> – Manipulando Tuplas</text:p>
      <text:p text:style-name="P2"/>
      <text:p text:style-name="P139"><text:span text:style-name="T2">Linhas, </text:span><text:span text:style-name="T32">rows,</text:span><text:span text:style-name="T2"> registros, tuplas são sinônimos. </text:span></text:p>
      <text:p text:style-name="P139"><text:span text:style-name="T2">Assim como Colunas, </text:span><text:span text:style-name="T31">Atributos</text:span><text:span text:style-name="T2"> e Campos.</text:span></text:p>
      <text:p text:style-name="P19"/>
      <text:p text:style-name="P140"><text:span text:style-name="T78">P</text:span><text:span text:style-name="T33">or medidas de segurança, </text:span><text:span text:style-name="T78">s</text:span><text:span text:style-name="T2">ó é possível alterar </text:span><text:span text:style-name="T83">ou deletar</text:span><text:span text:style-name="T2"> uma linha por vez/</text:span><text:span text:style-name="T83">por comando</text:span><text:span text:style-name="T33">. E se desejar alterar mais que uma, será preciso alterar as configurações do </text:span><text:span text:style-name="T86">W</text:span><text:span text:style-name="T33">orkbench antes, desligando o </text:span><text:span text:style-name="T42">safe-update</text:span><text:span text:style-name="T33">.</text:span></text:p>
      <text:p text:style-name="P20"/>
      <text:p text:style-name="P21">O comando UPDATE é perigoso, tenha cuidado! Utilize <text:span text:style-name="T475">sempre restrições/</text:span>constraints <text:span text:style-name="T475">como </text:span><text:span text:style-name="T352">LIMIT 1</text:span><text:span text:style-name="T475"> ou WHERE </text:span>para reduzir o risco.</text:p>
      <text:p text:style-name="P21"/>
      <text:p text:style-name="P22">Mantenha sempre seu banco de dados num estado coerente, por segurança!</text:p>
      <text:p text:style-name="P22"/>
      <text:p text:style-name="P23"><text:span text:style-name="T506">TRUNCATE</text:span><text:span text:style-name="T475">: </text:span>Truncar uma tabela é apagar <text:span text:style-name="T462">todos</text:span> os seus registros.</text:p>
      <text:p text:style-name="P23"/>
      <text:p text:style-name="P163"><text:span text:style-name="T2">A diferença entre o DROP TABLE </text:span><text:span text:style-name="T34">(DDL) </text:span><text:span text:style-name="T2">e o TRUNCATE</text:span><text:span text:style-name="T34">(DML)</text:span><text:span text:style-name="T2"> é que o primeiro apaga a tabela inteira, junto com sua estrutura. Já o Truncate apaga os dados mas mantém a estrutura.</text:span></text:p>
      <text:p text:style-name="P212">AULA <text:span text:style-name="T418">8</text:span> – Gerenciando cópias de segurança</text:p>
      <text:p text:style-name="P8"/>
      <text:p text:style-name="P24">O Backup de um BD é chamado de <text:span text:style-name="T503">Dump</text:span><text:span text:style-name="T351"><text:line-break/></text:span></text:p>
      <text:list xml:id="list475460512" text:style-name="L8">
        <text:list-item>
          <text:p text:style-name="P230">Dentro do Workbench, Clique na Aba Server, opção Data Export. </text:p>
        </text:list-item>
        <text:list-item>
          <text:p text:style-name="P244"><text:span text:style-name="T11">Na janela que se abre, selecione o BD, </text:span><text:span text:style-name="T12">seus objetos, views, stored procedures, events e triggers.</text:span></text:p>
        </text:list-item>
        <text:list-item>
          <text:p text:style-name="P231">Depois escolha a forma de exportação, seja uma folder ou arquivo único.</text:p>
        </text:list-item>
        <text:list-item>
          <text:p text:style-name="P246"><text:span text:style-name="T12">M</text:span><text:span text:style-name="T10">arque a opção “include create schema”, pois mesmo que esse DB não exist</text:span><text:span text:style-name="T13">a</text:span><text:span text:style-name="T10">, </text:span><text:span text:style-name="T13">ele será criado.</text:span></text:p>
        </text:list-item>
        <text:list-item>
          <text:p text:style-name="P232">No MySQL, fisicamente, um <text:span text:style-name="T499">“schema”</text:span> é sinônimo de um banco de dados. Você pode substituir a palavra-chave SCHEMA em vez de DATABASE na sintaxe SQL do MySQL, por exemplo, utilizando CREATE SCHEMA em vez de CREATE DATABASE </text:p>
        </text:list-item>
      </text:list>
      <text:p text:style-name="P37"/>
      <text:p text:style-name="P171"><text:span text:style-name="T64">A</text:span><text:span text:style-name="T2">ULA </text:span><text:span text:style-name="T260">9</text:span><text:span text:style-name="T2"> e </text:span><text:span text:style-name="T260">10</text:span><text:span text:style-name="T2"> – PHPMyAdmin</text:span></text:p>
      <text:p text:style-name="P53"/>
      <text:p text:style-name="P136"><text:span text:style-name="T111">Uma</text:span><text:span text:style-name="T105"> base de dados </text:span><text:span text:style-name="T111">deve </text:span><text:span text:style-name="T105">est</text:span><text:span text:style-name="T111">ar</text:span><text:span text:style-name="T105"> </text:span><text:span text:style-name="T104">sempre</text:span><text:span text:style-name="T105"> no servidor</text:span><text:span text:style-name="T110">. É</text:span><text:span text:style-name="T101"> possível acessar remotamente qualquer servidor, contanto que você tenha </text:span><text:span text:style-name="T114">seu</text:span><text:span text:style-name="T101"> endereço e login.</text:span></text:p>
      <text:p text:style-name="P52"/>
      <text:p text:style-name="P136"><text:span text:style-name="T101">O </text:span><text:span text:style-name="T318">PHP</text:span><text:span text:style-name="T317">MyAdmin</text:span><text:span text:style-name="T1"> é </text:span><text:span text:style-name="T102">uma </text:span><text:span text:style-name="T101">ferramenta, </text:span><text:span text:style-name="T1">um </text:span><text:span text:style-name="T103">aplicativo web</text:span><text:span text:style-name="T101"> </text:span><text:span text:style-name="T102">com o objetivo de facilitar e automatizar a criação/administração de banco de dados </text:span><text:span text:style-name="T113">no SGBD</text:span><text:span text:style-name="T102"> MySQL através da internet. </text:span><text:span text:style-name="T110">Bem como</text:span><text:span text:style-name="T105"> o Wamp entrega um </text:span><text:span text:style-name="T110">servidor/</text:span><text:span text:style-name="T105">console e o Workbench entrega uma interface gráfica </text:span><text:span text:style-name="T112">do SGBD MySQL</text:span><text:span text:style-name="T105">.</text:span></text:p>
      <text:p text:style-name="P4"/>
      <text:p text:style-name="P174"><text:span text:style-name="T264">Digite no navegador a URL </text:span><text:a xlink:type="simple" xlink:href="http://localhost/phpmyadmin" text:style-name="Internet_20_link" text:visited-style-name="Visited_20_Internet_20_Link"><text:span text:style-name="T417">localhost/phpmyadmin</text:span></text:a><text:span text:style-name="T265"> para abrir o app.</text:span></text:p>
      <text:p text:style-name="P55"/>
      <text:p text:style-name="P143"><text:span text:style-name="T62">Para exportar um Dump no </text:span><text:span text:style-name="T63">PHP</text:span><text:span text:style-name="T62">MyAdmin é importante voltar no início (botão home/casinha)</text:span></text:p>
      <text:p text:style-name="P4"/>
      <text:p text:style-name="P141"><text:span text:style-name="T38">Stored Engine,</text:span><text:span text:style-name="T65"> ou motor de armazenamento, é</text:span><text:span text:style-name="T2"> uma característica única e exclusiva do MySQL/MariaDB que permite escolher um conjunto de recursos pré-definidos que melhor atenda aos requisitos e às necessidades de sua tabela, respeitando, o hardware disponível. </text:span><text:span text:style-name="T81">P</text:span><text:span text:style-name="T2">or exemplo, </text:span><text:span text:style-name="T81">e</text:span><text:span text:style-name="T2">scolhendo um determinado motor/storage engine, você acrescenta ou retira um grupo de características que </text:span><text:span text:style-name="T36">deixam as tabelas mais rápidas.</text:span></text:p>
      <text:p text:style-name="P149"><text:soft-page-break/><text:span text:style-name="T81">O</text:span><text:span text:style-name="T2">s engines mais comuns são:</text:span></text:p>
      <text:list xml:id="list2933086840" text:style-name="L9">
        <text:list-item>
          <text:p text:style-name="P245"><text:span text:style-name="T48">MyISAM</text:span><text:span text:style-name="T15">: (mais antig</text:span><text:span text:style-name="T18">o</text:span><text:span text:style-name="T15">), </text:span><text:span text:style-name="T14">el</text:span><text:span text:style-name="T18">e</text:span><text:span text:style-name="T14"> não é </text:span><text:span text:style-name="T20">tolerante</text:span><text:span text:style-name="T14"> com as regras transacionais do ACID, ou seja, </text:span><text:span text:style-name="T3">não suporta transações, </text:span><text:span text:style-name="T25">assim, s</text:span><text:span text:style-name="T3">e uma operação for interrompida durante o uso de uma tabela MyISAM, a operação será interrompida imediatamente e as linhas (ou mesmo dados em cada linha) afetadas permanecerão afetadas, mesmo que a operação não tenha sido concluída. </text:span><text:span text:style-name="T25">Portanto, </text:span><text:span text:style-name="T58">n</text:span><text:span text:style-name="T53">ão oferece confiabilidade</text:span><text:span text:style-name="T39"> </text:span><text:span text:style-name="T14">por</text:span><text:span text:style-name="T18">que</text:span><text:span text:style-name="T14"> pode apresentar dados corrompidos.</text:span></text:p>
        </text:list-item>
        <text:list-item>
          <text:p text:style-name="P245"><text:span text:style-name="T48">InnoDB</text:span><text:span text:style-name="T15">: </text:span><text:span text:style-name="T16">(recomendad</text:span><text:span text:style-name="T18">o</text:span><text:span text:style-name="T16">) </text:span><text:span text:style-name="T18">funciona com os princípios do ACID, operando suas </text:span><text:span text:style-name="T53">transações com atomicidade</text:span><text:span text:style-name="T39">.</text:span><text:span text:style-name="T16"> </text:span><text:span text:style-name="T19">As</text:span><text:span text:style-name="T18">sim, caso</text:span><text:span text:style-name="T3"> uma </text:span><text:span text:style-name="T23">transação</text:span><text:span text:style-name="T3"> </text:span><text:span text:style-name="T23">seja</text:span><text:span text:style-name="T3"> interrompida </text:span><text:span text:style-name="T24">sem ser concluída</text:span><text:span text:style-name="T3">, não </text:span><text:span text:style-name="T24">produzirá</text:span><text:span text:style-name="T3"> efeito pois nenhuma confirmação </text:span><text:span text:style-name="T24">foi</text:span><text:span text:style-name="T3"> feita.</text:span><text:span text:style-name="T2"> </text:span><text:span text:style-name="T90">É o dispositivo de armazenamento padrão usado no SGBD MySQL</text:span></text:p>
        </text:list-item>
        <text:list-item>
          <text:p text:style-name="P245"><text:span text:style-name="T39">XtraDB:</text:span><text:span text:style-name="T16"> (mais recente) encontrado no MariaDB, </text:span><text:span text:style-name="T17">suporta o ACID.</text:span></text:p>
        </text:list-item>
      </text:list>
      <text:p text:style-name="P7"/>
      <text:p text:style-name="P150"><text:span text:style-name="T82">O </text:span><text:span text:style-name="T74">mecanismo </text:span><text:span text:style-name="T40">InnoDB</text:span><text:span text:style-name="T74"> </text:span><text:span text:style-name="T82">foi</text:span><text:span text:style-name="T74"> criado pela </text:span><text:span text:style-name="T82">empresa </text:span><text:span text:style-name="T74">InnoBase, que hoje pertence à Oracle. </text:span><text:span text:style-name="T82">Sua principal característica</text:span><text:span text:style-name="T74"> é suportar chave</text:span><text:span text:style-name="T82">s</text:span><text:span text:style-name="T74"> estrangeira</text:span><text:span text:style-name="T82">s</text:span><text:span text:style-name="T74"> </text:span><text:span text:style-name="T75">e estar de acordo com o ACID.</text:span></text:p>
      <text:p text:style-name="P4"/>
      <text:p text:style-name="P171"><text:span text:style-name="T2">AULA </text:span><text:span text:style-name="T260">11</text:span><text:span text:style-name="T2">, </text:span><text:span text:style-name="T261">12</text:span><text:span text:style-name="T66"> e </text:span><text:span text:style-name="T261">13</text:span><text:span text:style-name="T66"> – O comando SELECT</text:span></text:p>
      <text:p text:style-name="P25"/>
      <text:p text:style-name="P26">O maior comando é o <text:span text:style-name="T503">SELECT</text:span>, sendo o mais utilizado <text:span text:style-name="T476">e</text:span> de maior quantidade de parâmetros. <text:span text:style-name="T477">Alguns autores consideram esse como um comando DML, já outros, como uma classe própria DQL.</text:span></text:p>
      <text:p text:style-name="P26"/>
      <text:p text:style-name="P27"><text:span text:style-name="T356">ResultSet </text:span><text:span text:style-name="T489">ou </text:span><text:span text:style-name="T353">R</text:span><text:span text:style-name="T351">esult</text:span><text:span text:style-name="T354">Grid</text:span>: <text:span text:style-name="T548">esta janela apresentada no Workbench mostra o </text:span>resultado de consulta, <text:span text:style-name="T478">nele também é possível fazer edições no BD.</text:span></text:p>
      <text:p text:style-name="P26"/>
      <text:p text:style-name="P144"><text:span text:style-name="T43">Q</text:span><text:span text:style-name="T36">uery</text:span><text:span text:style-name="T2">: solicitação/</text:span><text:span text:style-name="T67">questionamento</text:span><text:span text:style-name="T2">. Lê-se “</text:span><text:span text:style-name="T68">q</text:span><text:span text:style-name="T84">ü</text:span><text:span text:style-name="T68">iU</text:span><text:span text:style-name="T2">ry”.</text:span></text:p>
      <text:p text:style-name="P145"/>
      <text:p text:style-name="P146">Existem algumas diferenças no comando SELECT entre os diferentes B<text:span text:style-name="T476">D</text:span>s</text:p>
      <text:p text:style-name="P146"/>
      <text:p text:style-name="P147"><text:span text:style-name="T478">Se a tabela estiver configurada como </text:span>CaseSensitive, <text:span text:style-name="T478">o</text:span> operador <text:span text:style-name="T502">LIKE</text:span> diferencia<text:span text:style-name="T478">rá</text:span> <text:span text:style-name="T414">letras</text:span> maiúsculas de minúsculas.</text:p>
      <text:p text:style-name="P142"><text:span text:style-name="T69">O</text:span><text:span text:style-name="T66"> </text:span><text:span text:style-name="T88">operador</text:span><text:span text:style-name="T69"> </text:span><text:span text:style-name="T44">‘</text:span><text:span text:style-name="T314">%</text:span><text:span text:style-name="T44">’</text:span><text:span text:style-name="T66"> </text:span><text:span text:style-name="T79">é coringa, </text:span><text:span text:style-name="T66">significa: nenhum ou vários caracteres</text:span></text:p>
      <text:p text:style-name="P162"><text:span text:style-name="T66">O </text:span><text:span text:style-name="T2">operador </text:span><text:span text:style-name="T36">‘_’ </text:span><text:span text:style-name="T2">representa o espaço ocupado por um caracter qualquer</text:span></text:p>
      <text:p text:style-name="P159"><text:span text:style-name="T66">A </text:span><text:span text:style-name="T2">função </text:span><text:span text:style-name="T313">count()</text:span><text:span text:style-name="T36"> </text:span><text:span text:style-name="T2">calcula a </text:span><text:span text:style-name="T51">quantidade</text:span><text:span text:style-name="T2"> de elementos</text:span></text:p>
      <text:p text:style-name="P159"><text:span text:style-name="T2">A função </text:span><text:span text:style-name="T313">concat()</text:span><text:span text:style-name="T2"> faz a concatenação entre as strings apresentadas no SELECT</text:span></text:p>
      <text:p text:style-name="P160"><text:soft-page-break/><text:span text:style-name="T2">A função </text:span><text:span text:style-name="T315">max()</text:span><text:span text:style-name="T49"> </text:span><text:span text:style-name="T88">retorna o maior valor</text:span></text:p>
      <text:p text:style-name="P160"><text:span text:style-name="T2">A função </text:span><text:span text:style-name="T315">min()</text:span><text:span text:style-name="T49"> </text:span><text:span text:style-name="T88">retorna o menor valor</text:span></text:p>
      <text:p text:style-name="P160"><text:span text:style-name="T2">A função </text:span><text:span text:style-name="T315">sum()</text:span><text:span text:style-name="T88"> calcula a soma do valores</text:span></text:p>
      <text:p text:style-name="P160"><text:span text:style-name="T2">A função </text:span><text:span text:style-name="T315">avg()</text:span><text:span text:style-name="T88"> calcula a média aritmética</text:span></text:p>
      <text:p text:style-name="P173"><text:span text:style-name="T344">A </text:span><text:span text:style-name="T345">função </text:span><text:span text:style-name="T320">r</text:span><text:span text:style-name="T321">eplace()</text:span><text:span text:style-name="T345"> substitui uma string ou parte dela, sua sintaxe é<text:line-break/><text:tab/><text:tab/></text:span><text:span text:style-name="T340">REPLACE</text:span><text:span text:style-name="T346">(</text:span><text:span text:style-name="T348">cadeia</text:span><text:span text:style-name="T346">; </text:span><text:span text:style-name="T348">texto_anterior</text:span><text:span text:style-name="T346">; </text:span><text:span text:style-name="T348">texto_novo</text:span><text:span text:style-name="T346">)</text:span><text:span text:style-name="T342"><text:line-break/></text:span><text:span text:style-name="T345">Exemplo:</text:span><text:span text:style-name="T343"> <text:tab/></text:span><text:span text:style-name="T341">REPLACE</text:span><text:span text:style-name="T347">("abcdefg";"bcd";"12345")</text:span></text:p>
      <text:p text:style-name="P28"/>
      <text:p text:style-name="P157"><text:span text:style-name="T316">HAVING</text:span><text:span text:style-name="T2"> </text:span><text:span text:style-name="T89">é o filtro do</text:span><text:span text:style-name="T2"> </text:span><text:span text:style-name="T316">GROUP</text:span><text:span text:style-name="T36"> </text:span><text:span text:style-name="T316">BY</text:span><text:span text:style-name="T2">, assim como </text:span><text:span text:style-name="T45">WHERE</text:span><text:span text:style-name="T2"> </text:span><text:span text:style-name="T89">é o filtro do</text:span><text:span text:style-name="T2"> </text:span><text:span text:style-name="T45">SELECT</text:span><text:span text:style-name="T79">. </text:span></text:p>
      <text:p text:style-name="P41"/>
      <text:p text:style-name="P41"/>
      <text:p text:style-name="P158"><text:span text:style-name="T271">AULA </text:span><text:span text:style-name="T263">14</text:span><text:span text:style-name="T271"> – </text:span><text:span text:style-name="T272">Modelo Relacional</text:span></text:p>
      <text:p text:style-name="P4"/>
      <text:p text:style-name="P29">Toda <text:span text:style-name="T351">Entidade</text:span> possui uma coleção de <text:span text:style-name="T351">Atributos</text:span> definidos <text:span text:style-name="T548">e </text:span>esses atributos <text:span text:style-name="T479">contém</text:span> os <text:span text:style-name="T351">Dados</text:span>.</text:p>
      <text:p text:style-name="P29"/>
      <text:p text:style-name="P29"><text:span text:style-name="T498">O diferencial</text:span> <text:span text:style-name="T479">d</text:span>o Modelo Relacional de BD é <text:span text:style-name="T498">a possibilidade de</text:span> fazer ligações entre suas Entidades</text:p>
      <text:p text:style-name="P29"/>
      <text:p text:style-name="P29">O <text:span text:style-name="T351">Diagrama Entidade-Relacionamento</text:span> é uma maneira gráfica de representar como o Modelo Relacional vai funcionar dentro do BD.</text:p>
      <text:p text:style-name="P29"/>
      <text:p text:style-name="P148"><text:span text:style-name="T2">A </text:span><text:span text:style-name="T46">C</text:span><text:span text:style-name="T36">ardinalidade</text:span><text:span text:style-name="T2"> pode ser nula(</text:span><text:span text:style-name="T36">0</text:span><text:span text:style-name="T2">), mínima/</text:span><text:span text:style-name="T70">simples</text:span><text:span text:style-name="T2">(</text:span><text:span text:style-name="T36">1</text:span><text:span text:style-name="T2">) ou máxima/</text:span><text:span text:style-name="T70">múltipla</text:span><text:span text:style-name="T2">(</text:span><text:span text:style-name="T36">n</text:span><text:span text:style-name="T2">).</text:span></text:p>
      <text:p text:style-name="P36"/>
      <text:p text:style-name="P164"><text:span text:style-name="T47">Chave Primária</text:span><text:span text:style-name="T70"> </text:span><text:span text:style-name="T94">(PK - Primary key) </text:span><text:span text:style-name="T70">é um atributo específico que </text:span><text:span text:style-name="T59">identifica as tuplas</text:span><text:span text:style-name="T70">. </text:span><text:span text:style-name="T2">Não existem chaves primárias iguais. </text:span><text:span text:style-name="T80">Exemplo: </text:span><text:span text:style-name="T70">CPF, código de barras.</text:span></text:p>
      <text:p text:style-name="P30"/>
      <text:p text:style-name="P30"><text:span text:style-name="T351">Chave Estrangeira</text:span> <text:span text:style-name="T554">(FK - Foreign key) </text:span>é <text:span text:style-name="T550">quando um atributo em uma tabela é </text:span>a chave primária de <text:span text:style-name="T462">outra tabela</text:span>, <text:span text:style-name="T554">não permitindo que o campo FK contenha valores diferentes do campo PK</text:span>.</text:p>
      <text:p text:style-name="P30"/>
      <text:p text:style-name="P46"><text:span text:style-name="T351">Chave Candidata</text:span> ocorre quando em uma tabela existe mais de uma coluna possuindo a <text:span text:style-name="T462">propriedade de identificação única</text:span>. É apenas conceitual, ou seja, ela não é implementada. Exemplos: Matrícula, CPF, RG, Título de Eleitor, etc.</text:p>
      <text:p text:style-name="P215">Onde posicionar a chave estrangeira?</text:p>
      <text:p text:style-name="P5"/>
      <text:p text:style-name="P6"><text:span text:style-name="T424">Em um </text:span><text:span text:style-name="T480">relacionamento </text:span><text:span text:style-name="T511">1</text:span><text:span text:style-name="T480"> pra </text:span><text:span text:style-name="T511">1</text:span><text:span text:style-name="T424">, que são mais raros de ocorrer, verifique a possibilidade de juntar essas 2 tabelas numa só. Nesse tipo de relacionamento 1/1, a entidade forte recebe a chave estrangeira da entidade fraca. L</text:span><text:span text:style-name="T450">embrando que uma </text:span><text:span text:style-name="T549">entidade fraca</text:span><text:span text:style-name="T450"> </text:span><text:span text:style-name="T472">não possui atributos capazes de compor sua chave primária</text:span><text:span text:style-name="T450">.</text:span></text:p>
      <text:p text:style-name="P32"><draw:frame draw:style-name="fr2" draw:name="Figura3" text:anchor-type="paragraph" svg:width="17.59cm" svg:height="6.669cm" draw:z-index="2"><draw:image xlink:href="Pictures/10000201000003DA0000017647632D3D2A5FD8B4.png" xlink:type="simple" xlink:show="embed" xlink:actuate="onLoad" loext:mime-type="image/png"/></draw:frame></text:p>
      <text:p text:style-name="P194"/>
      <text:p text:style-name="P194"/>
      <text:p text:style-name="P194">Em um <text:span text:style-name="T351">relacionamento de </text:span><text:span text:style-name="T487">1</text:span><text:span text:style-name="T351"> p</text:span><text:span text:style-name="T355">r</text:span><text:span text:style-name="T351">a </text:span><text:span text:style-name="T487">n</text:span>, a chave primária do <text:line-break/>lado <text:span text:style-name="T487">1</text:span><text:span text:style-name="T486"> </text:span><text:span text:style-name="T351">vai pro lado </text:span><text:span text:style-name="T487">n</text:span>, virando chave estrangeira.</text:p>
      <text:p text:style-name="P194"/>
      <text:p text:style-name="P31"><draw:frame draw:style-name="fr2" draw:name="Figura2" text:anchor-type="paragraph" svg:width="17.59cm" svg:height="7.652cm" draw:z-index="1"><draw:image xlink:href="Pictures/10000201000003AC00000199C0AE2F25A423B58C.png" xlink:type="simple" xlink:show="embed" xlink:actuate="onLoad" loext:mime-type="image/png"/></draw:frame><text:s/></text:p>
      <text:p text:style-name="P31"/>
      <text:p text:style-name="P220"><text:span text:style-name="T2">Em um </text:span><text:span text:style-name="T36">relacionamento de </text:span><text:span text:style-name="T313">n </text:span><text:span text:style-name="T36">para </text:span><text:span text:style-name="T313">n</text:span><text:span text:style-name="T2">, a regra é desmembrar em </text:span><text:span text:style-name="T71">2</text:span><text:span text:style-name="T72"> </text:span><text:span text:style-name="T2">relacionamentos menores </text:span><text:span text:style-name="T72">(</text:span><text:span text:style-name="T2">de 1 para n</text:span><text:span text:style-name="T72">)</text:span><text:span text:style-name="T2">, </text:span><text:span text:style-name="T72">transformando</text:span><text:span text:style-name="T2"> o relacionamento</text:span><text:span text:style-name="T73">(compra)</text:span><text:span text:style-name="T2"> entre as entidades em uma 3º entidade. </text:span><text:span text:style-name="T73">E então colocar as chaves estrangeiras na nova </text:span><text:span text:style-name="T80">E</text:span><text:span text:style-name="T73">ntidade criada.<text:line-break/></text:span></text:p>
      <text:p text:style-name="P67"><draw:frame draw:style-name="fr2" draw:name="Figura4" text:anchor-type="paragraph" svg:width="19.923cm" svg:height="5.248cm" draw:z-index="3"><draw:image xlink:href="Pictures/100000000000093400000196081009ED7FA2732B.png" xlink:type="simple" xlink:show="embed" xlink:actuate="onLoad" loext:mime-type="image/png"/></draw:frame></text:p>
      <text:p text:style-name="P171"><text:span text:style-name="T2">AULA </text:span><text:span text:style-name="T260">15</text:span><text:span text:style-name="T2"> – </text:span><text:span text:style-name="T74">Chaves Estrangeiras e JOIN</text:span></text:p>
      <text:p text:style-name="P45"/>
      <text:p text:style-name="P151"><text:span text:style-name="T74"><text:tab/>N</text:span><text:span text:style-name="T2">ão é possível apagar tuplas/registros quando os mesmos têm relacionamento com outra tabela através de chave estrangeira.</text:span></text:p>
      <text:p text:style-name="P161"><text:span text:style-name="T2"><text:tab/>O comando </text:span><text:span text:style-name="T313">AS</text:span><text:span text:style-name="T2"> é utilizado para apelidar/</text:span><text:span text:style-name="T36">alias</text:span><text:span text:style-name="T2"> colunas </text:span><text:span text:style-name="T95">ou construir Views</text:span></text:p>
      <text:p text:style-name="P152"><text:span text:style-name="T2"><text:tab/>Sempre que utilizar o comando </text:span><text:span text:style-name="T313">JOIN</text:span><text:span text:style-name="T2">, será necessário também utilizar o comando/</text:span><text:span text:style-name="T84">cláusula</text:span><text:span text:style-name="T2"> </text:span><text:span text:style-name="T313">ON</text:span></text:p>
      <text:p text:style-name="P152"><text:span text:style-name="T2"><text:tab/>Sempre que declarar somente o comando JOIN, o sistema entenderá como </text:span><text:span text:style-name="T87">o padrão</text:span><text:span text:style-name="T2"> </text:span><text:span text:style-name="T313">INNER JOIN</text:span><text:span text:style-name="T2">. </text:span><text:span text:style-name="T84">Este comando</text:span><text:span text:style-name="T85"> apresenta somente </text:span><text:span text:style-name="T82">os campos que tem</text:span><text:span text:style-name="T85"> relações entre as tabelas, deixando de lado os campos </text:span><text:span text:style-name="T82">sem interações.</text:span></text:p>
      <text:p text:style-name="P153"><text:span text:style-name="T2"><text:tab/>Para apresentar todos os registros de uma ou outra tabela, utilize o comando </text:span><text:span text:style-name="T313">OUTER JOIN</text:span><text:span text:style-name="T2">, podendo ser ele </text:span><text:span text:style-name="T36">LEFT</text:span><text:span text:style-name="T2"> OUTER JOIN ou </text:span><text:span text:style-name="T36">RIGHT</text:span><text:span text:style-name="T2"> OUTER JOIN</text:span></text:p>
      <text:p text:style-name="P47"><draw:frame draw:style-name="fr3" draw:name="Figura6" text:anchor-type="as-char" svg:width="13.824cm" svg:height="6.011cm" draw:z-index="4"><draw:image xlink:href="Pictures/100002010000055000000300D210C2497E4728C7.png" xlink:type="simple" xlink:show="embed" xlink:actuate="onLoad" loext:mime-type="image/png"/></draw:frame></text:p>
      <text:p text:style-name="P48"><text:span text:style-name="T567">Nas seleções com </text:span><text:span text:style-name="T507">NATURAL JOIN</text:span><text:span text:style-name="T567"> as </text:span>colunas com o mesmo nome de tabelas associadas <text:span text:style-name="T567">(FKs)</text:span> aparecerão apenas uma vez.</text:p>
      <text:p text:style-name="P213">AULA <text:span text:style-name="T481">16</text:span> – <text:span text:style-name="T416">INNER JOIN com várias tabelas</text:span></text:p>
      <text:p text:style-name="P9"/>
      <text:p text:style-name="P33">A chave estrangeira deve ser do <text:span text:style-name="T351">mesmo tipo</text:span> da chave primária</text:p>
      <text:p text:style-name="P33"/>
      <text:p text:style-name="P35"><draw:frame draw:style-name="fr1" draw:name="Figura7" text:anchor-type="paragraph" svg:x="1.471cm" svg:y="2.697cm" svg:width="14.893cm" svg:height="8.299cm" draw:z-index="5"><draw:image xlink:href="Pictures/1000020100000550000002F6216DA8EDC26B8F17.png" xlink:type="simple" xlink:show="embed" xlink:actuate="onLoad" loext:mime-type="image/png"/></draw:frame>Para mostrar dados de duas tabelas diferentes, quando as mesmas têm um relacionamento de <text:span text:style-name="T351">n pra n</text:span>, <text:span text:style-name="T488">será</text:span> necessário criar uma terceira tabela, para receber as <text:span text:style-name="T462">chaves</text:span> <text:span text:style-name="T462">estrangeiras</text:span> (como mostra a figura abaixo), e depois <text:span text:style-name="T488">declarar</text:span> 2 comandos JOINS na <text:span text:style-name="T488">mesma</text:span> linha de comando.</text:p>
      <text:p text:style-name="P35"/>
      <text:p text:style-name="P182"><text:span text:style-name="T147">Enquanto a cláusula JOIN é usada para combinar </text:span><text:span text:style-name="T167">colunas</text:span><text:span text:style-name="T147"> de diferentes tabelas, a cláusula </text:span><text:span text:style-name="T295">UNION</text:span><text:span text:style-name="T147"> é usada para combinar </text:span><text:span text:style-name="T167">linhas</text:span><text:span text:style-name="T147">. Esses comandos são completamente diferentes porque JOIN relaciona dados similares de diferentes tabelas, </text:span><text:span text:style-name="T148">já </text:span><text:span text:style-name="T147">a cláusula UNION retorna o resultado de duas requisições diferentes como um único </text:span><text:span text:style-name="T148">conjunto de registros, ou seja, </text:span><text:span text:style-name="Strong_20_Emphasis"><text:span text:style-name="T168">combina os resultados de múltiplas queries em um só retorno</text:span></text:span><text:span text:style-name="T168"> </text:span><text:span text:style-name="T148">.</text:span></text:p>
      <text:p text:style-name="P182"><text:span text:style-name="T148"><draw:frame draw:style-name="fr4" draw:name="Figura10" text:anchor-type="as-char" svg:width="8.737cm" svg:height="5.394cm" draw:z-index="9"><draw:image xlink:href="Pictures/1000020100000159000000D559CD386065B51F65.png" xlink:type="simple" xlink:show="embed" xlink:actuate="onLoad" loext:mime-type="image/png"/></draw:frame></text:span><text:span text:style-name="T148"><text:tab/><text:tab/></text:span><text:span text:style-name="T148"><draw:frame draw:style-name="fr5" draw:name="Figura11" text:anchor-type="as-char" svg:y="-5.394cm" svg:width="7.481cm" svg:height="5.392cm" draw:z-index="10"><draw:image xlink:href="Pictures/1000020100000158000000F8506C78F1E8AF7EA4.png" xlink:type="simple" xlink:show="embed" xlink:actuate="onLoad" loext:mime-type="image/png"/></draw:frame></text:span></text:p>
      <text:p text:style-name="P217"><text:span text:style-name="T540">Conteúdo </text:span>E<text:span text:style-name="T540">xtra</text:span></text:p>
      <text:p text:style-name="P105"/>
      <text:p text:style-name="P34">Também existem Relacionamentos <text:span text:style-name="T415">com grau maiores que 2, como os </text:span>ternários, quaternários, etc. O <text:span text:style-name="T351">relacionamento ternário</text:span> é muito útil em projetos de BDs Dimensionais, na área de Date Ware<text:span text:style-name="T488">h</text:span>ouse.</text:p>
      <text:p text:style-name="P10"><draw:frame draw:style-name="fr3" draw:name="Figura8" text:anchor-type="as-char" svg:width="16.193cm" svg:height="11.977cm" draw:z-index="6"><draw:image xlink:href="Pictures/10000201000003B5000002BEBCCC175C7214D3BF.png" xlink:type="simple" xlink:show="embed" xlink:actuate="onLoad" loext:mime-type="image/png"/></draw:frame></text:p>
      <text:list xml:id="list2275372582" text:style-name="L10">
        <text:list-item>
          <text:p text:style-name="P250"><text:span text:style-name="T216">Comandos </text:span><text:span text:style-name="T274">TCL</text:span></text:p>
          <text:p text:style-name="P233"/>
        </text:list-item>
      </text:list>
      <text:list xml:id="list3515320843" text:style-name="L11">
        <text:list-item>
          <text:list>
            <text:list-item>
              <text:p text:style-name="P251"><text:span text:style-name="T218">BEGIN: </text:span><text:span text:style-name="T224">indica o </text:span><text:span text:style-name="T229">início</text:span><text:span text:style-name="T224"> de uma transação </text:span><text:span text:style-name="T228">e todos seus comandos devem vir logo abaixo</text:span></text:p>
            </text:list-item>
            <text:list-item>
              <text:p text:style-name="P253"><text:span text:style-name="T157">COMMIT</text:span><text:span text:style-name="T149">: </text:span><text:span text:style-name="T150">(</text:span><text:span text:style-name="T151">comprometer</text:span><text:span text:style-name="T150">) </text:span><text:span text:style-name="T151">torna permanente um conjunto de alterações, ou seja, efetiva a transação.</text:span></text:p>
            </text:list-item>
            <text:list-item>
              <text:p text:style-name="P252"><text:span text:style-name="T217">ROLLBACK</text:span><text:span text:style-name="T224">: </text:span><text:span text:style-name="T228">(restaurar) </text:span><text:span text:style-name="T224">desistência da transação, </text:span><text:span text:style-name="T225">cancela todas as alterações efetuadas porque algo deu errado </text:span><text:span text:style-name="T226">e </text:span><text:span text:style-name="T224">restaura banco de dados ao </text:span><text:span text:style-name="T234">estado </text:span><text:span text:style-name="T224">original desde o último COMMIT </text:span></text:p>
            </text:list-item>
            <text:list-item>
              <text:p text:style-name="P234"><text:span text:style-name="T360">SAVEPOINT</text:span><text:span text:style-name="T555">: identificar um ponto em uma transação para que mais tarde você possa efetuar um ROLLBACK </text:span></text:p>
            </text:list-item>
          </text:list>
        </text:list-item>
      </text:list>
      <text:list xml:id="list3272701131" text:style-name="L12">
        <text:list-item>
          <text:p text:style-name="P274"><text:span text:style-name="T284">Criando usuários</text:span><text:span text:style-name="T159"> em um BD:</text:span></text:p>
        </text:list-item>
      </text:list>
      <text:p text:style-name="P39"/>
      <text:list xml:id="list2794498078" text:style-name="L13">
        <text:list-item>
          <text:list>
            <text:list-item>
              <text:p text:style-name="P254"><text:span text:style-name="T288">CREATE</text:span><text:span text:style-name="T122"> </text:span><text:span text:style-name="T288">USER</text:span><text:span text:style-name="T122"> </text:span><text:span text:style-name="T322">gerencia</text:span><text:span text:style-name="T122">@localhoster </text:span><text:span text:style-name="T288">IDENTIFIED</text:span><text:span text:style-name="T122"> </text:span><text:span text:style-name="T288">BY</text:span><text:span text:style-name="T122"> ‘</text:span><text:span text:style-name="T322">123</text:span><text:span text:style-name="T122">’;</text:span></text:p>
            </text:list-item>
            <text:list-item>
              <text:p text:style-name="P277"><text:span text:style-name="T288">G</text:span><text:span text:style-name="T289">RANT</text:span><text:span text:style-name="T123"> </text:span><text:span text:style-name="T297">insert</text:span><text:span text:style-name="T123"> </text:span><text:span text:style-name="T289">ON</text:span><text:span text:style-name="T123"> </text:span><text:span text:style-name="T324">aula</text:span><text:span text:style-name="T123">.</text:span><text:span text:style-name="T324">cidade</text:span><text:span text:style-name="T123"> </text:span><text:span text:style-name="T289">TO</text:span><text:span text:style-name="T123"> </text:span><text:span text:style-name="T322">gerencia</text:span><text:span text:style-name="T122">@localhoster; </text:span><text:span text:style-name="T326">//</text:span><text:span text:style-name="T329">concede privilégios de inserção, n</text:span><text:span text:style-name="T327">o</text:span><text:span text:style-name="T329"> </text:span><text:span text:style-name="T335">banco</text:span><text:span text:style-name="T329"> `aula` e </text:span><text:span text:style-name="T335">tabela</text:span><text:span text:style-name="T329"> `cidade`, para </text:span><text:span text:style-name="T334">o </text:span><text:span text:style-name="T337">usuário</text:span><text:span text:style-name="T329">`gerencia`, </text:span><text:span text:style-name="T334">na </text:span><text:span text:style-name="T337">conexão</text:span><text:span text:style-name="T334"> `localhoster`</text:span></text:p>
            </text:list-item>
            <text:list-item>
              <text:p text:style-name="P255"><text:span text:style-name="T289">GRANT</text:span><text:span text:style-name="T123"> </text:span><text:span text:style-name="T297">all privileges</text:span><text:span text:style-name="T123"> </text:span><text:span text:style-name="T289">ON</text:span><text:span text:style-name="T123"> </text:span><text:span text:style-name="T324">aula</text:span><text:span text:style-name="T123">.</text:span><text:span text:style-name="T323">cidade</text:span><text:span text:style-name="T123"> </text:span><text:span text:style-name="T289">TO</text:span><text:span text:style-name="T123"> </text:span><text:span text:style-name="T322">gerencia</text:span><text:span text:style-name="T122">@localhoster;</text:span></text:p>
            </text:list-item>
            <text:list-item>
              <text:p text:style-name="P256"><text:span text:style-name="T288">GRANT</text:span><text:span text:style-name="T122"> </text:span><text:span text:style-name="T296">all privileges</text:span><text:span text:style-name="T122"> </text:span><text:span text:style-name="T288">ON</text:span><text:span text:style-name="T122"> </text:span><text:span text:style-name="T152">*</text:span><text:span text:style-name="T122">.</text:span><text:span text:style-name="T153">*</text:span><text:span text:style-name="T122"> </text:span><text:span text:style-name="T288">TO</text:span><text:span text:style-name="T122"> </text:span><text:span text:style-name="T322">gerencia</text:span><text:span text:style-name="T122">@localhoster; </text:span><text:span text:style-name="T326">//</text:span><text:span text:style-name="T327">concede todos os privilégios, para todas as tabelas de todos os bancos </text:span><text:span text:style-name="T333">(</text:span><text:span text:style-name="T327">master user</text:span><text:span text:style-name="T333">)</text:span></text:p>
            </text:list-item>
            <text:list-item>
              <text:p text:style-name="P257"><text:span text:style-name="T290">REVOKE</text:span><text:span text:style-name="T328"> </text:span><text:span text:style-name="T297">all privileges</text:span><text:span text:style-name="T123"> </text:span><text:span text:style-name="T289">ON</text:span><text:span text:style-name="T123"> </text:span><text:span text:style-name="T324">aula</text:span><text:span text:style-name="T123">.</text:span><text:span text:style-name="T153">*</text:span><text:span text:style-name="T123"> </text:span><text:span text:style-name="T291">FROM</text:span><text:span text:style-name="T123"> </text:span><text:span text:style-name="T322">gerencia</text:span><text:span text:style-name="T122">@localhoster; </text:span><text:span text:style-name="T327">//</text:span><text:span text:style-name="T328">remove todos os direitos, de todas as tabelas do BD `aula</text:span><text:span text:style-name="T331">`</text:span><text:span text:style-name="T328"> do usuário `</text:span><text:span text:style-name="T326">gerencia@localhoster</text:span><text:span text:style-name="T328">`<text:tab/></text:span><text:span text:style-name="T330">ATENÇÃO para o </text:span><text:span text:style-name="T336">FROM</text:span><text:span text:style-name="T330">!</text:span></text:p>
            </text:list-item>
            <text:list-item>
              <text:p text:style-name="P257"><text:span text:style-name="T291">DROP</text:span><text:span text:style-name="T330"> </text:span><text:span text:style-name="T291">USER</text:span><text:span text:style-name="T330"> <text:s/></text:span><text:span text:style-name="T322">gerencia</text:span><text:span text:style-name="T122">@localhoster; </text:span><text:span text:style-name="T326">//</text:span><text:span text:style-name="T330">apaga o usuário<text:line-break/></text:span></text:p>
            </text:list-item>
          </text:list>
        </text:list-item>
      </text:list>
      <text:p text:style-name="P38"><text:span text:style-name="T532">Quando um </text:span><text:span text:style-name="T465">novo usuário</text:span><text:span text:style-name="T532"> é criado, ele não tem </text:span><text:span text:style-name="T465">nenhuma permissão</text:span><text:line-break/></text:p>
      <text:p text:style-name="P184"><text:span text:style-name="T227">Existem 2 m</text:span><text:span text:style-name="T225">étodos de pesquisa de dados:</text:span></text:p>
      <text:list xml:id="list3923792739" text:style-name="L14">
        <text:list-item>
          <text:list>
            <text:list-item>
              <text:p text:style-name="P235"><text:span text:style-name="T501">O comando </text:span><text:span text:style-name="T463">Select</text:span><text:span text:style-name="T501">: e</text:span>xam<text:span text:style-name="T501">ina</text:span> as tabelas  a consulta percorre todos os registros das tabelas e seleciona apenas os verdadeiros </text:p>
            </text:list-item>
            <text:list-item>
              <text:p text:style-name="P235"><text:span text:style-name="T462">Índices</text:span>  percorre a estrutura da árvore do índice, comparando e extraindo somente os registros verdadeiros <text:line-break/></text:p>
            </text:list-item>
          </text:list>
        </text:list-item>
      </text:list>
      <text:list xml:id="list1427085418" text:style-name="L15">
        <text:list-item>
          <text:p text:style-name="P258"><text:span text:style-name="T275">Índice</text:span><text:span text:style-name="T276">s</text:span><text:span text:style-name="T136"> são utilizados para facilitar a busca de informações </text:span><text:span text:style-name="T141">de grandes tabelas usando</text:span><text:span text:style-name="T136"> o menor número possível de operações de leitura pois atuam sobre colunas que geralmente são </text:span><text:span text:style-name="T171">chaves das tabelas</text:span><text:span text:style-name="T136">, tornado a </text:span><text:span text:style-name="T165">busca mais rápida</text:span><text:span text:style-name="T136"> e eficiente. Tecnicamente falando, índice é uma estrutura (ou arquivo) auxiliar associado a uma tabela </text:span><text:span text:style-name="T140">com</text:span><text:span text:style-name="T136"> </text:span><text:span text:style-name="T140">a </text:span><text:span text:style-name="T136">função </text:span><text:span text:style-name="T140">de</text:span><text:span text:style-name="T136"> </text:span><text:span text:style-name="T165">acelerar o tempo de acesso</text:span><text:span text:style-name="T136"> às linhas de uma tabela, </text:span><text:span text:style-name="T165">criando ponteiros para os dados</text:span><text:span text:style-name="T136"> armazenados em colunas específicas, </text:span><text:span text:style-name="T141">evitando que seja preciso uma varredura no BD inteiro</text:span><text:span text:style-name="T136">. </text:span></text:p>
          <text:p text:style-name="P258"><text:span text:style-name="T137">Uma tabela pode ter mais de um índice. <text:line-break/></text:span><text:span text:style-name="T134">Veja a sintaxe para criar um índice:<text:line-break/><text:line-break/></text:span><text:span text:style-name="T294">CREATE</text:span><text:span text:style-name="T137"> </text:span><text:span text:style-name="T294">INDEX</text:span><text:span text:style-name="T137"> </text:span><text:span text:style-name="T338">cod_cidade</text:span><text:span text:style-name="T137"> </text:span><text:span text:style-name="T294">ON</text:span><text:span text:style-name="T137"> </text:span><text:span text:style-name="T338">cidade</text:span><text:span text:style-name="T137"> (</text:span><text:span text:style-name="T338">codigo</text:span><text:span text:style-name="T137">);</text:span><text:span text:style-name="T325"><text:tab/></text:span><text:span text:style-name="T332">//cria um índice com nome `cod_cidade`, da tabela `cidade`, na coluna `codigo` <text:line-break/><text:line-break/></text:span><text:span text:style-name="T138">Índices também podem ser </text:span><text:span text:style-name="T139">feitos</text:span><text:span text:style-name="T138"> juntos com a criação da tabela, assim como são criadas as Primary Keys ou Foreign Keys.</text:span></text:p>
        </text:list-item>
      </text:list>
      <text:list xml:id="list2899246340" text:style-name="L16">
        <text:list-item>
          <text:p text:style-name="P278"><text:soft-page-break/><text:span text:style-name="T279">V</text:span><text:span text:style-name="T280">iew</text:span><text:span text:style-name="T283">s</text:span><text:span text:style-name="T124"> </text:span><text:span text:style-name="T134">são consultas pré-programadas que você usa com frequência, </text:span><text:span text:style-name="T124">é uma maneira alternativa de observação de dados de uma ou mais tabelas. Pode ser considerada como uma </text:span><text:span text:style-name="T160">tabela virtual</text:span><text:span text:style-name="T124"> ou uma </text:span><text:span text:style-name="T160">consulta armazenada</text:span><text:span text:style-name="T173"> </text:span><text:span text:style-name="T174">(stored query</text:span><text:span text:style-name="T124">). É basicamente um </text:span><text:span text:style-name="T134">texto </text:span><text:span text:style-name="Source_20_Text"><text:span text:style-name="T135">armazenado </text:span></text:span><text:span text:style-name="T134">de um</text:span><text:span text:style-name="T124"> </text:span><text:span text:style-name="Source_20_Text"><text:span text:style-name="T259">SELECT</text:span></text:span><text:span text:style-name="T124">.</text:span></text:p>
        </text:list-item>
      </text:list>
      <text:p text:style-name="P179"><text:span text:style-name="T124"><text:tab/>Pense que ela é uma </text:span><text:span text:style-name="Emphasis"><text:span text:style-name="T125">query </text:span></text:span><text:span text:style-name="T124">que você armazena em uma variável para não precisar <text:tab/>reescrevê-la</text:span><text:span text:style-name="Emphasis"><text:span text:style-name="T125"> </text:span></text:span><text:span text:style-name="T124">de novo sempre que for necessária a mesma consulta.</text:span></text:p>
      <text:p text:style-name="P179"><text:span text:style-name="T126"><text:tab/>Seus dados são armazenados em uma tabela virtual, </text:span><text:span text:style-name="T161">guardados na memória <text:tab/></text:span><text:span text:style-name="T174"><text:tab/></text:span><text:span text:style-name="T161">cache</text:span><text:span text:style-name="T126">, por </text:span><text:span text:style-name="T130">isso</text:span><text:span text:style-name="T126">, uma View torna-se mais </text:span><text:span text:style-name="T161">rápida</text:span><text:span text:style-name="T126"> do que uma instrução SELECT. <text:tab/></text:span><text:span text:style-name="T142">Sendo assim, a</text:span><text:span text:style-name="T126">s views </text:span><text:span text:style-name="T161">não ocupam espaço no banco de dados</text:span><text:span text:style-name="T126"> </text:span></text:p>
      <text:p text:style-name="P40"><text:tab/><text:span text:style-name="T533">Comandos </text:span><text:span text:style-name="T466">DML refletem automaticamente nas Views</text:span><text:line-break/>Com <text:span text:style-name="T533">elas</text:span> podemos:</text:p>
      <text:list xml:id="list4294481900" text:style-name="L17">
        <text:list-item>
          <text:p text:style-name="P259"><text:span text:style-name="T192">Restringir</text:span><text:span text:style-name="T193"> o acesso</text:span><text:span text:style-name="T126"> de usuários </text:span><text:span text:style-name="T127">a colunas específicas de uma tabela</text:span></text:p>
        </text:list-item>
        <text:list-item>
          <text:p text:style-name="P259"><text:span text:style-name="T175">associar várias colunas</text:span><text:span text:style-name="T127"> (JOIN), formando uma única tabela</text:span><text:span text:style-name="T126"> </text:span><text:span text:style-name="T127">que </text:span><text:span text:style-name="T154">filtra </text:span><text:span text:style-name="T155">e agrega </text:span><text:span text:style-name="T154">as</text:span><text:span text:style-name="T156"> informações</text:span><text:span text:style-name="T127"> em vez de fornecer detalhes</text:span></text:p>
        </text:list-item>
      </text:list>
      <text:p text:style-name="P42"/>
      <text:p text:style-name="P185"><text:span text:style-name="T129">Então sua</text:span><text:span text:style-name="T121">s vantagens são:</text:span></text:p>
      <text:list xml:id="list2638899472" text:style-name="L18">
        <text:list-item>
          <text:p text:style-name="P260"><text:span text:style-name="T191">economizar tempo</text:span><text:span text:style-name="T127"> (não é mais preciso escrever instruções enormes pois estas </text:span><text:span text:style-name="Strong_20_Emphasis"><text:span text:style-name="T163">consultas</text:span></text:span><text:span text:style-name="Strong_20_Emphasis"><text:span text:style-name="T128"> </text:span></text:span><text:span text:style-name="T162">pré-definidas</text:span><text:span text:style-name="T127"> </text:span><text:span text:style-name="T162">ficam armazenadas</text:span><text:span text:style-name="T127"> e você não precisa lembrar de como criá-las)</text:span></text:p>
        </text:list-item>
        <text:list-item>
          <text:p text:style-name="P265"><text:span text:style-name="T190">velocidade de acesso às informações</text:span><text:span text:style-name="T121"> (uma vez compilada, seus dados são armazenados em uma tabela temporária/virtual, </text:span><text:span text:style-name="T129">em cache</text:span><text:span text:style-name="T121">)</text:span></text:p>
        </text:list-item>
        <text:list-item>
          <text:p text:style-name="P236"><text:span text:style-name="T529">Segurança</text:span>: as views permitem que ocultemos determinadas colunas de uma tabela, <text:span text:style-name="T462">simplificando o gerenciamento de permissões</text:span> de usuários (em vez de conceder específicas permissões para cada usuário, o administrador pode permitir que consultem dados somente através de views<text:span text:style-name="T538"> – como um firewall)</text:span></text:p>
        </text:list-item>
        <text:list-item>
          <text:p text:style-name="P236"><text:span text:style-name="T361">Reuso</text:span>: podem ser lidas por vários usuários simultaneamente. </text:p>
        </text:list-item>
      </text:list>
      <text:p text:style-name="P51"/>
      <text:p text:style-name="P196"><text:span text:style-name="Source_20_Text"><text:span text:style-name="T509">CREATE</text:span></text:span><text:span text:style-name="Source_20_Text"><text:span text:style-name="T534"> </text:span></text:span><text:span text:style-name="Source_20_Text"><text:span text:style-name="T509">VIEW</text:span></text:span><text:span text:style-name="Source_20_Text"><text:span text:style-name="T534"> </text:span></text:span><text:span text:style-name="Source_20_Text"><text:span text:style-name="T537">vwProdutos<text:tab/><text:tab/></text:span></text:span><text:span text:style-name="Source_20_Text"><text:span text:style-name="T383">//</text:span></text:span><text:span text:style-name="Source_20_Text"><text:span text:style-name="T384">cria uma view</text:span></text:span></text:p>
      <text:p text:style-name="P196"><text:span text:style-name="Source_20_Text"><text:span text:style-name="T509">AS<text:tab/></text:span></text:span><text:span text:style-name="Source_20_Text"><text:span text:style-name="T384"> <text:tab/><text:tab/><text:tab/><text:tab/><text:tab/>//</text:span></text:span><text:span text:style-name="Source_20_Text"><text:span text:style-name="T385">note o comando AS</text:span></text:span></text:p>
      <text:p text:style-name="P197"><text:span text:style-name="T503">SELECT</text:span> <text:tab/><text:span text:style-name="T536">IdProduto</text:span> <text:span text:style-name="T503">AS</text:span> <text:span text:style-name="T536">Código</text:span>,<text:tab/><text:span text:style-name="T365">//alias</text:span></text:p>
      <text:p text:style-name="P197"><text:tab/><text:tab/><text:span text:style-name="T536">Nome</text:span> <text:span text:style-name="T503">AS</text:span> <text:span text:style-name="T536">Produto</text:span>,</text:p>
      <text:p text:style-name="P197"><text:tab/><text:tab/><text:span text:style-name="T536">Fabricante</text:span>,</text:p>
      <text:p text:style-name="P197"><text:tab/><text:tab/><text:span text:style-name="T536">Quantidade</text:span>,</text:p>
      <text:p text:style-name="P197"><text:tab/><text:tab/><text:span text:style-name="T536">VlUnitario</text:span> <text:span text:style-name="T503">AS</text:span> [<text:span text:style-name="T536">ValorUnitário</text:span>],</text:p>
      <text:p text:style-name="P197"><text:tab/><text:tab/><text:span text:style-name="T536">Tipo</text:span></text:p>
      <text:p text:style-name="P197"><text:span text:style-name="T503">FROM</text:span> <text:span text:style-name="T536">Produtos</text:span></text:p>
      <text:p text:style-name="P197"><text:span text:style-name="T503">WHERE</text:span><text:span text:style-name="T536"> <text:s/>VlUnitario </text:span><text:span text:style-name="T351">&gt;</text:span><text:span text:style-name="T536"> 499.00</text:span>;<text:tab/><text:tab/><text:span text:style-name="T365">//uma cláusula WHERE para filtrar a consulta</text:span></text:p>
      <text:p text:style-name="P198"/>
      <text:p text:style-name="P195"><text:span text:style-name="Source_20_Text"><text:span text:style-name="T510">SELECT * FROM</text:span></text:span><text:span text:style-name="Source_20_Text"><text:span text:style-name="T535"> <text:s/></text:span></text:span><text:span text:style-name="Source_20_Text"><text:span text:style-name="T537">vwProdutos</text:span></text:span><text:span text:style-name="Source_20_Text"><text:span text:style-name="T534">;<text:tab/><text:tab/></text:span></text:span><text:span text:style-name="Source_20_Text"><text:span text:style-name="T383">//</text:span></text:span><text:span text:style-name="Source_20_Text"><text:span text:style-name="T386">apresenta a view</text:span></text:span><text:span text:style-name="Source_20_Text"><text:span text:style-name="T384">, note o comando SELECT!</text:span></text:span></text:p>
      <text:p text:style-name="P195"><text:span text:style-name="Source_20_Text"><text:span text:style-name="T510">DROP VIEW</text:span></text:span><text:span text:style-name="Source_20_Text"><text:span text:style-name="T384"> </text:span></text:span><text:span text:style-name="Source_20_Text"><text:span text:style-name="T537">vwProdutos</text:span></text:span><text:span text:style-name="Source_20_Text"><text:span text:style-name="T534">;<text:tab/><text:tab/><text:tab/></text:span></text:span><text:span text:style-name="Source_20_Text"><text:span text:style-name="T383">//</text:span></text:span><text:span text:style-name="Source_20_Text"><text:span text:style-name="T384">apaga a view</text:span></text:span></text:p>
      <text:p text:style-name="P56"><text:soft-page-break/></text:p>
      <text:list xml:id="list3154427859" text:style-name="L19">
        <text:list-item>
          <text:p text:style-name="P266"><text:span text:style-name="T277">Stored </text:span><text:span text:style-name="T278">P</text:span><text:span text:style-name="T277">rocedure</text:span><text:span text:style-name="T131">: são </text:span><text:span text:style-name="T143">procedimentos</text:span><text:span text:style-name="T131"> escrit</text:span><text:span text:style-name="T143">o</text:span><text:span text:style-name="T131">s em SQL, </text:span><text:span text:style-name="T144">que</text:span><text:span text:style-name="T131"> podem ou </text:span><text:span text:style-name="T144">não</text:span><text:span text:style-name="T131"> retornar valores para o usuário, el</text:span><text:span text:style-name="T143">e</text:span><text:span text:style-name="T131">s </text:span><text:span text:style-name="T176">ajudam na performance de consultas</text:span><text:span text:style-name="T131"> ao </text:span><text:span text:style-name="T145">BD porque são</text:span><text:span text:style-name="T131"> executad</text:span><text:span text:style-name="T143">o</text:span><text:span text:style-name="T145">s</text:span><text:span text:style-name="T131"> no </text:span><text:span text:style-name="T164">servidor</text:span><text:span text:style-name="T176">, torna</text:span><text:span text:style-name="T177">ndo</text:span><text:span text:style-name="T131"> </text:span><text:span text:style-name="T145">a </text:span><text:span text:style-name="T166">aplicação mais ágil</text:span><text:span text:style-name="T131"> </text:span><text:span text:style-name="T145">e </text:span><text:span text:style-name="T166">d</text:span><text:span text:style-name="T164">iminuindo o tráfego na rede.</text:span><text:span text:style-name="T176"> </text:span><text:span text:style-name="T178">São chamados pelo comando </text:span><text:span text:style-name="T299">CALL</text:span><text:span text:style-name="T184">. </text:span><text:span text:style-name="T187">E</text:span><text:span text:style-name="T178">xistem 3 tipos de parâmetros </text:span><text:span text:style-name="T179">em </text:span><text:span text:style-name="T169">PL/SQL</text:span><text:span text:style-name="T178"> para um procedure: </text:span><text:span text:style-name="Strong_20_Emphasis"><text:span text:style-name="T303">IN</text:span></text:span><text:span text:style-name="T178">, </text:span><text:span text:style-name="Strong_20_Emphasis"><text:span text:style-name="T303">OUT</text:span></text:span><text:span text:style-name="Strong_20_Emphasis"><text:span text:style-name="T178"> </text:span></text:span><text:span text:style-name="T178">e </text:span><text:span text:style-name="Strong_20_Emphasis"><text:span text:style-name="T303">IN</text:span></text:span><text:span text:style-name="Strong_20_Emphasis"><text:span text:style-name="T298"> </text:span></text:span><text:span text:style-name="Strong_20_Emphasis"><text:span text:style-name="T303">OUT</text:span></text:span><text:span text:style-name="T178">:</text:span></text:p>
        </text:list-item>
      </text:list>
      <text:p text:style-name="P186"><text:span text:style-name="Strong_20_Emphasis"><text:span text:style-name="T185"/></text:span></text:p>
      <text:list xml:id="list215552627711864" text:continue-numbering="true" text:style-name="L19">
        <text:list-item>
          <text:list>
            <text:list-item>
              <text:p text:style-name="P266"><text:span text:style-name="Strong_20_Emphasis"><text:span text:style-name="T185">Parâmetro </text:span></text:span><text:span text:style-name="Strong_20_Emphasis"><text:span text:style-name="T300">IN</text:span></text:span><text:span text:style-name="T184">: especifica que deve ser passado um valor para o parâmetro ao chamar o procedure que será executado. </text:span><text:span text:style-name="T189">(é</text:span><text:span text:style-name="T188"> o parâmetro padrão quando nenhum outro é especificado</text:span><text:span text:style-name="T189">)</text:span></text:p>
            </text:list-item>
            <text:list-item>
              <text:p text:style-name="P282"><text:span text:style-name="Strong_20_Emphasis"><text:span text:style-name="T185">Parâmetro </text:span></text:span><text:span text:style-name="Strong_20_Emphasis"><text:span text:style-name="T300">OUT</text:span></text:span><text:span text:style-name="Strong_20_Emphasis"><text:span text:style-name="T185">: </text:span></text:span><text:span text:style-name="T184">especifica que, ao chamar o procedure, o valor passado para o parâmetro será retornado durante a execução.</text:span></text:p>
            </text:list-item>
            <text:list-item>
              <text:p text:style-name="P282"><text:span text:style-name="Strong_20_Emphasis"><text:span text:style-name="T185">Parâmetro </text:span></text:span><text:span text:style-name="Strong_20_Emphasis"><text:span text:style-name="T300">IN OUT</text:span></text:span><text:span text:style-name="Strong_20_Emphasis"><text:span text:style-name="T185">: </text:span></text:span><text:span text:style-name="T184">especifica que o parâmetro deve receber um valor </text:span><text:span text:style-name="T188">e que um valor poder ser retornado pelo</text:span><text:span text:style-name="T184"> parâmetro.</text:span></text:p>
            </text:list-item>
          </text:list>
        </text:list-item>
      </text:list>
      <text:p text:style-name="P59"/>
      <text:p text:style-name="P180"><text:span text:style-name="T180">Ao utilizar o </text:span><text:span text:style-name="T301">DELIMITER</text:span><text:span text:style-name="T180">, você diz ao </text:span><text:span text:style-name="T181">M</text:span><text:span text:style-name="T180">y</text:span><text:span text:style-name="T181">SQL</text:span><text:span text:style-name="T180"> onde seu script tem início e onde encerra. Com isto, o </text:span><text:span text:style-name="T182">SGBD</text:span><text:span text:style-name="T180"> </text:span><text:span text:style-name="T181">entenderá</text:span><text:span text:style-name="T180"> que tudo que está entre os </text:span><text:span text:style-name="T301">$$</text:span><text:span text:style-name="T180"> deve ser executado, </text:span><text:span text:style-name="T183">impedindo que se encerre o comando no 1º ponto e vírgula.</text:span></text:p>
      <text:p text:style-name="P180"><text:span text:style-name="T183"><text:line-break/></text:span><text:span text:style-name="T184">Elementos </text:span><text:span text:style-name="Strong_20_Emphasis"><text:span text:style-name="T302">BEGIN</text:span></text:span><text:span text:style-name="Strong_20_Emphasis"><text:span text:style-name="T186"> </text:span></text:span><text:span text:style-name="T186">e </text:span><text:span text:style-name="Strong_20_Emphasis"><text:span text:style-name="T302">END</text:span></text:span><text:span text:style-name="Strong_20_Emphasis"><text:span text:style-name="T186"> </text:span></text:span><text:span text:style-name="T186">tem o objetivo de iniciar e finalizar um bloco de comandos</text:span></text:p>
      <text:p text:style-name="P68"/>
      <text:p text:style-name="P93"><text:span text:style-name="T365">#</text:span><text:span text:style-name="T371">cria </text:span><text:span text:style-name="T365">procedimento</text:span><text:span text:style-name="T371"> que retorna </text:span><text:span text:style-name="T365">os salários menores que o parâmetro</text:span><text:span text:style-name="T371"> `sal`</text:span></text:p>
      <text:p text:style-name="P94"><text:span text:style-name="T505">DELIMITER</text:span> <text:span text:style-name="T351">$$<text:tab/></text:span><text:span text:style-name="T365">//</text:span><text:span text:style-name="T371">indica início do script</text:span></text:p>
      <text:p text:style-name="P94"><text:span text:style-name="T505">CREATE</text:span> <text:span text:style-name="T505">PROCEDURE</text:span> <text:span text:style-name="T521">func_minimo</text:span> (<text:span text:style-name="T521">sal</text:span> <text:span text:style-name="T503">decimal</text:span>)</text:p>
      <text:p text:style-name="P95"><text:span text:style-name="T503">select</text:span> <text:span text:style-name="T503">count(</text:span><text:span text:style-name="T522">*</text:span><text:span text:style-name="T503">)</text:span> <text:span text:style-name="T503">from</text:span> <text:span text:style-name="T521">funcionarios</text:span> <text:span text:style-name="T503">where</text:span> <text:span text:style-name="T521">salario</text:span> &lt; <text:span text:style-name="T521">sal</text:span><text:span text:style-name="T351">;</text:span> <text:span text:style-name="T365">//</text:span><text:span text:style-name="T375">note que o (;) é aqui!</text:span></text:p>
      <text:p text:style-name="P95">$$<text:tab/><text:span text:style-name="T365">//indica fim do script</text:span></text:p>
      <text:p text:style-name="P95"><text:span text:style-name="T505">CALL</text:span> func_minimo(<text:span text:style-name="T521">10000</text:span>);<text:tab/><text:span text:style-name="T365">//chama </text:span><text:span text:style-name="T372">o procedimento</text:span></text:p>
      <text:p text:style-name="P115"/>
      <text:p text:style-name="P96"><text:span text:style-name="T372">#</text:span><text:span text:style-name="T365">cria procedimento que aumenta todos os salários</text:span></text:p>
      <text:p text:style-name="P97"><text:span text:style-name="T505">DELIMITER</text:span><text:span text:style-name="T365"> </text:span><text:span text:style-name="T351">$$</text:span></text:p>
      <text:p text:style-name="P97"><text:span text:style-name="T505">CREATE PROCEDURE</text:span> <text:span text:style-name="T521">aumento </text:span>()<text:span text:style-name="T521"> </text:span></text:p>
      <text:p text:style-name="P190"><text:span text:style-name="T503">update</text:span> <text:span text:style-name="T521">funcionarios</text:span> <text:span text:style-name="T503">set</text:span> <text:span text:style-name="T521">salario</text:span> = (<text:span text:style-name="T521">salario</text:span> * <text:span text:style-name="T521">1.1</text:span>) <text:span text:style-name="T503">where</text:span> <text:span text:style-name="T521">cod</text:span> &gt; <text:span text:style-name="T521">0</text:span><text:span text:style-name="T351">;</text:span> <text:span text:style-name="T371">//</text:span><text:span text:style-name="T375">note que o (;) é aqui!</text:span></text:p>
      <text:p text:style-name="P191">$$</text:p>
      <text:p text:style-name="P97"><text:span text:style-name="T505">CALL</text:span> <text:span text:style-name="T521">aumento()</text:span>;</text:p>
      <text:p text:style-name="P97"><text:span text:style-name="T505">DROP PROCEDURE</text:span> <text:span text:style-name="T521">aumento</text:span>();<text:tab/><text:span text:style-name="T365">//apaga procedimento</text:span></text:p>
      <text:p text:style-name="P214"><text:span text:style-name="T365">#cria </text:span><text:span text:style-name="T382">procedimento</text:span><text:span text:style-name="T365"> que verifica se o `sexo` é igual ao parâmetro especificado, </text:span><text:span text:style-name="T376">e </text:span><text:span text:style-name="T382">depois</text:span><text:span text:style-name="T376"> </text:span><text:span text:style-name="T365">retorna a quantidade de funcionários do sexo designado</text:span></text:p>
      <text:p text:style-name="P101"><text:span text:style-name="T503">DELIMITER</text:span> <text:span text:style-name="T503">$$</text:span></text:p>
      <text:p text:style-name="P101"><text:span text:style-name="T503">CREATE</text:span> <text:span text:style-name="T503">PROCEDURE</text:span> <text:span text:style-name="T521">num_sexo</text:span> (<text:span text:style-name="T521">p_sexo</text:span> char)</text:p>
      <text:p text:style-name="P110">BEGIN<text:tab/><text:span text:style-name="T377">//</text:span><text:span text:style-name="T378">inicio do bloco de condição</text:span></text:p>
      <text:p text:style-name="P101"><text:span text:style-name="T502">if</text:span> (<text:span text:style-name="T521">p_sexo</text:span> = ‘<text:span text:style-name="T521">M</text:span>’) <text:span text:style-name="T502">then</text:span></text:p>
      <text:p text:style-name="P101"><text:tab/><text:span text:style-name="T502">select</text:span> count(*) <text:span text:style-name="T502">from</text:span> <text:span text:style-name="T521">funcionarios</text:span> <text:span text:style-name="T502">where</text:span> <text:span text:style-name="T521">sexo</text:span> = ‘<text:span text:style-name="T521">M</text:span>’;</text:p>
      <text:p text:style-name="P101"><text:span text:style-name="T502">elseif</text:span> (<text:span text:style-name="T521">p_sexo</text:span> = ‘<text:span text:style-name="T521">F</text:span>’) <text:span text:style-name="T502">then</text:span></text:p>
      <text:p text:style-name="P101"><text:tab/><text:span text:style-name="T502">select</text:span> count(*) <text:span text:style-name="T502">from</text:span> <text:span text:style-name="T521">funcionarios</text:span> <text:span text:style-name="T502">where</text:span> <text:span text:style-name="T521">sexo</text:span> = ‘<text:span text:style-name="T521">F</text:span>’;</text:p>
      <text:p text:style-name="P101"><text:span text:style-name="T502">end</text:span> <text:span text:style-name="T502">if</text:span>;<text:tab/><text:span text:style-name="T376">//atenção ao ponto e vírgula!</text:span></text:p>
      <text:p text:style-name="P110">END<text:span text:style-name="T422"><text:tab/></text:span><text:span text:style-name="T377">//</text:span><text:span text:style-name="T378">fim do bloco de condição</text:span></text:p>
      <text:p text:style-name="P110">$$</text:p>
      <text:p text:style-name="P111">CALL <text:span text:style-name="T389">num_sexo(‘</text:span><text:span text:style-name="T521">M</text:span><text:span text:style-name="T389">’);<text:tab/></text:span><text:span text:style-name="T377">//</text:span><text:span text:style-name="T379">chama o procedimento</text:span></text:p>
      <text:p text:style-name="P119"/>
      <text:list xml:id="list63711679" text:style-name="L20">
        <text:list-item>
          <text:p text:style-name="P261"><text:span text:style-name="T285">Functions</text:span><text:span text:style-name="T204">: semelhantes aos procedimentos, porém sempre retornam valor e são chamadas pelo comando </text:span><text:span text:style-name="T309">SELECT</text:span><text:span text:style-name="T215">.</text:span></text:p>
        </text:list-item>
      </text:list>
      <text:p text:style-name="P69"/>
      <text:p text:style-name="P114">#cria função para retornar <text:span text:style-name="T526">o</text:span> salário <text:span text:style-name="T526">de um funcionário </text:span>espec<text:span text:style-name="T526">i</text:span>fic<text:span text:style-name="T526">ado</text:span></text:p>
      <text:p text:style-name="P98"><text:span text:style-name="T505">DELIMITER</text:span><text:span text:style-name="T365"> </text:span><text:span text:style-name="T351">$$ </text:span><text:span text:style-name="T374">//</text:span><text:span text:style-name="T371">indica início do script</text:span></text:p>
      <text:p text:style-name="P96"><text:span text:style-name="T505">CREATE FUNCTION</text:span> <text:span text:style-name="T524">salario</text:span><text:span text:style-name="T521"> </text:span>(<text:span text:style-name="T524">id</text:span><text:span text:style-name="T525"> </text:span><text:span text:style-name="T504">smallint</text:span>)<text:span text:style-name="T521"> </text:span><text:span text:style-name="T365">//</text:span><text:span text:style-name="T373">parâmetro `id`, do tipo smallsint</text:span></text:p>
      <text:p text:style-name="P93"><text:span text:style-name="T505">RETURNS</text:span> <text:span text:style-name="T503">decimal </text:span><text:span text:style-name="T358">(</text:span><text:span text:style-name="T523">6</text:span><text:span text:style-name="T358">,</text:span><text:span text:style-name="T523">2</text:span><text:span text:style-name="T358">) </text:span><text:span text:style-name="T367">//</text:span><text:span text:style-name="T368">returns com ‘s’, descreve o </text:span><text:span text:style-name="T369">tipo e formato</text:span><text:span text:style-name="T368"> do retorno</text:span></text:p>
      <text:p text:style-name="P109"><text:span text:style-name="T359">RETURN</text:span><text:span text:style-name="T351"> </text:span><text:span text:style-name="T412">(</text:span><text:span text:style-name="T351">select </text:span><text:span text:style-name="T521">salario </text:span><text:span text:style-name="T351">from </text:span><text:span text:style-name="T522">funcionario </text:span><text:span text:style-name="T351">where </text:span><text:span text:style-name="T522">cod </text:span><text:span text:style-name="T412">= </text:span><text:span text:style-name="T522">id</text:span><text:span text:style-name="T412">); </text:span><text:span text:style-name="T371">//</text:span><text:span text:style-name="T375">note o (;) é aqui!</text:span></text:p>
      <text:p text:style-name="P102">$$</text:p>
      <text:p text:style-name="P102"/>
      <text:p text:style-name="P99"><text:span text:style-name="T505">SELECT</text:span><text:span text:style-name="T503"> </text:span><text:span text:style-name="T522">salario</text:span>(<text:span text:style-name="T521">3</text:span>) <text:span text:style-name="T503">as </text:span><text:span text:style-name="T522">salário</text:span>;<text:span text:style-name="T365"><text:tab/>//chama a função </text:span><text:span text:style-name="T375">já com o apelido `salário`, </text:span><text:span text:style-name="T365">note </text:span><text:span text:style-name="T387">o</text:span><text:span text:style-name="T365"> </text:span><text:span text:style-name="T388">SELECT</text:span></text:p>
      <text:p text:style-name="P120"/>
      <text:p text:style-name="P116">#cria função que retorna a quantidade de funcionários com sexo especificado</text:p>
      <text:p text:style-name="P100"><text:span text:style-name="T503">DELIMITER</text:span> $$</text:p>
      <text:p text:style-name="P100"><text:span text:style-name="T503">CREATE</text:span> <text:span text:style-name="T503">FUNCTION</text:span> <text:span text:style-name="T521">func_sexo</text:span> (<text:span text:style-name="T521">sexo_p</text:span> <text:span text:style-name="T502">char</text:span>)</text:p>
      <text:p text:style-name="P100"><text:span text:style-name="T503">RETURNS</text:span> <text:span text:style-name="T502">int</text:span></text:p>
      <text:p text:style-name="P100"><text:span text:style-name="T503">RETURN</text:span> (SELECT count(*) <text:span text:style-name="T503">FROM</text:span> <text:span text:style-name="T521">funcionarios</text:span> <text:span text:style-name="T503">WHERE</text:span> <text:span text:style-name="T521">sexo</text:span> = (<text:span text:style-name="T521">sexo_</text:span>);</text:p>
      <text:p text:style-name="P100">$$</text:p>
      <text:p text:style-name="P100"><text:span text:style-name="T503">SELECT</text:span> <text:span text:style-name="T521">func_sexo</text:span>(‘<text:span text:style-name="T521">M</text:span>’);</text:p>
      <text:p text:style-name="P100"><text:span text:style-name="T503">DROP</text:span> <text:span text:style-name="T503">FUNCTION</text:span> <text:span text:style-name="T521">func_sexo</text:span>(); <text:span text:style-name="T365">//</text:span><text:span text:style-name="T375">apaga a função</text:span></text:p>
      <text:p text:style-name="P120"/>
      <text:p text:style-name="P216">Operadores <text:span text:style-name="T545">PL/SQL</text:span></text:p>
      <text:p text:style-name="P107"/>
      <text:p text:style-name="P121"/>
      <text:p text:style-name="P62"><draw:frame draw:style-name="fr1" draw:name="Figura9" text:anchor-type="paragraph" svg:x="2.053cm" svg:y="0.413cm" svg:width="6.985cm" svg:height="9.208cm" draw:z-index="8"><draw:image xlink:href="Pictures/10000000000001080000015C05F63B60B3D7FDBB.png" xlink:type="simple" xlink:show="embed" xlink:actuate="onLoad" loext:mime-type="image/png"/></draw:frame></text:p>
      <text:p text:style-name="P62"/>
      <text:p text:style-name="P62"/>
      <text:p text:style-name="P62">Cuidado pois o operador de concatenação é <text:span text:style-name="T483">||</text:span></text:p>
      <text:p text:style-name="P108"/>
      <text:p text:style-name="P61">Qualquer operação com NULL produz o resultado NULL. Exemplo: <text:span text:style-name="T553">12+4+null=NULL</text:span></text:p>
      <text:p text:style-name="P63">A ordem de precedência desses operadores, da maior prioridade para a menor, é:</text:p>
      <text:p text:style-name="P64"><text:span text:style-name="T556">1-</text:span>concatenação, <text:span text:style-name="T556">2-</text:span>aritméticos, <text:span text:style-name="T556">3-</text:span>comparação, <text:span text:style-name="T556">4-</text:span>lógicos</text:p>
      <text:p text:style-name="P64"/>
      <text:p text:style-name="P64"/>
      <text:p text:style-name="P60"/>
      <text:list xml:id="list3699992559" text:style-name="L21">
        <text:list-item>
          <text:p text:style-name="P267"><text:span text:style-name="T287">Trigger</text:span><text:span text:style-name="T240"> é um procedimento que, </text:span><text:span text:style-name="T239">diferente dos stored procedures ou functions, ele não tem chamada pois</text:span><text:span text:style-name="T240"> </text:span><text:span text:style-name="T250">é chamad</text:span><text:span text:style-name="T251">o</text:span><text:span text:style-name="T250"> automaticamente</text:span><text:span text:style-name="T254"> </text:span><text:span text:style-name="T255">(</text:span><text:span text:style-name="T252">antes,</text:span><text:span text:style-name="T255"> </text:span><text:span text:style-name="T252">depois</text:span><text:span text:style-name="T255"> </text:span><text:span text:style-name="T256">ou </text:span><text:span text:style-name="T253">em vez de</text:span><text:span text:style-name="T255">)</text:span><text:span text:style-name="T240"> sempre que ocorre um </text:span><text:span text:style-name="T248">evento </text:span><text:span text:style-name="T249">DML</text:span><text:span text:style-name="T241">, como</text:span><text:span text:style-name="T240"> </text:span><text:span text:style-name="T250">alterações nas tabelas</text:span><text:span text:style-name="T240"> por meio de operações de inserção, exclusão e atualização de dados (insert, delete e update).</text:span></text:p>
        </text:list-item>
      </text:list>
      <text:list xml:id="list3823607167" text:style-name="L22">
        <text:list-item>
          <text:list>
            <text:list-item>
              <text:p text:style-name="P262"><text:span text:style-name="T164">Não é permitido</text:span><text:span text:style-name="T131"> iniciar ou finalizar </text:span><text:span text:style-name="T164">transações</text:span><text:span text:style-name="T131"> em meio </text:span><text:span text:style-name="T133">aos</text:span><text:span text:style-name="T131"> TRIGGERS.</text:span></text:p>
            </text:list-item>
            <text:list-item>
              <text:p text:style-name="P263"><text:span text:style-name="T164">N</text:span><text:span text:style-name="T170">ão é permitido</text:span><text:span text:style-name="T132"> mais de uma trigger por </text:span><text:span text:style-name="T146">c</text:span><text:span text:style-name="T132">ategoria:</text:span></text:p>
            </text:list-item>
          </text:list>
        </text:list-item>
      </text:list>
      <text:p text:style-name="P181"><text:span text:style-name="T132">(</text:span><text:span text:style-name="T292">AFTER</text:span><text:span text:style-name="T286">/</text:span><text:span text:style-name="T292">BEFORE</text:span><text:span text:style-name="T286">/</text:span><text:span text:style-name="T293">INSTEAD OF</text:span><text:span text:style-name="T132">: </text:span><text:span text:style-name="T292">INSERT</text:span><text:span text:style-name="T286">-</text:span><text:span text:style-name="T292">UPDATE</text:span><text:span text:style-name="T286">-</text:span><text:span text:style-name="T292">DELETE</text:span><text:span text:style-name="T132">) numa mesma tabela </text:span></text:p>
      <text:p text:style-name="P58"/>
      <text:p text:style-name="P192"><text:span text:style-name="T242">Os operadores </text:span><text:span text:style-name="T244">para triggers</text:span><text:span text:style-name="T242"> </text:span><text:span text:style-name="T319">:OLD</text:span><text:span text:style-name="T242"> e </text:span><text:span text:style-name="T319">:NEW</text:span><text:span text:style-name="T242"> possibilitam acessar os valores que serão enviados à próxima tabela, </text:span><text:span text:style-name="T244">mas</text:span><text:span text:style-name="T242"> existem restrições </text:span><text:span text:style-name="T244">quando </text:span><text:span text:style-name="T245">for </text:span><text:span text:style-name="T244">usar</text:span><text:span text:style-name="T243"> </text:span><text:span text:style-name="T244">os </text:span><text:span text:style-name="T243">comandos</text:span><text:span text:style-name="T242">:</text:span></text:p>
      <text:list xml:id="list1795337313" text:style-name="L23">
        <text:list-item>
          <text:p text:style-name="P268"><text:span text:style-name="T247">I</text:span><text:span text:style-name="T246">NSERT</text:span><text:span text:style-name="T238">: somente o operador </text:span><text:span text:style-name="T247">:NEW</text:span><text:span text:style-name="T238"> está disponível</text:span></text:p>
        </text:list-item>
        <text:list-item>
          <text:p text:style-name="P247"><text:span text:style-name="T115">DELETE</text:span><text:span text:style-name="T117">: somente o operador </text:span><text:span text:style-name="T116">:OLD</text:span><text:span text:style-name="T117"> está disponível</text:span></text:p>
        </text:list-item>
        <text:list-item>
          <text:p text:style-name="P238"><text:span text:style-name="T351">UPDATE</text:span>: tanto <text:span text:style-name="T362">:OLD</text:span> quanto <text:span text:style-name="T362">:NEW</text:span> estão disponíveis</text:p>
        </text:list-item>
      </text:list>
      <text:p text:style-name="P57"/>
      <text:p text:style-name="P117">#cria um trigger que, <text:span text:style-name="T464">antes</text:span><text:span text:style-name="T527"> de realizar um comando delete numa linha(for each row) da tabela `funcionarios`, </text:span>faz <text:span text:style-name="T527">uma cópia das colunas `nome´,`salario` e envia para a tabela `backup`</text:span> </text:p>
      <text:p text:style-name="P112"><text:soft-page-break/>DELIMITER $$</text:p>
      <text:p text:style-name="P103"><text:span text:style-name="T483">CREATE</text:span><text:span text:style-name="T481"> </text:span><text:span text:style-name="T483">TRIGGER</text:span> <text:span text:style-name="T521">faz_backup</text:span> <text:span text:style-name="T520">BEFORE</text:span> <text:span text:style-name="T502">delete</text:span> <text:span text:style-name="T503">ON</text:span> <text:span text:style-name="T521">funcionarios</text:span> <text:span text:style-name="T503">FOR EACH ROW</text:span></text:p>
      <text:p text:style-name="P112">BEGIN</text:p>
      <text:p text:style-name="P103"><text:span text:style-name="T502">insert</text:span> <text:span text:style-name="T502">into</text:span> <text:span text:style-name="T521">backup</text:span> (<text:span text:style-name="T521">nome</text:span>, <text:span text:style-name="T521">salario</text:span>) <text:span text:style-name="T502">values</text:span> (<text:span text:style-name="T503">OLD</text:span>.<text:span text:style-name="T521">name</text:span>, <text:span text:style-name="T503">OLD</text:span>.<text:span text:style-name="T521">salario</text:span>)</text:p>
      <text:p text:style-name="P112">END</text:p>
      <text:p text:style-name="P104">$$</text:p>
      <text:p text:style-name="P113">DROP TRIGGER <text:span text:style-name="T521">faz_backup</text:span><text:span text:style-name="T389">;<text:tab/> </text:span><text:span text:style-name="T377">//</text:span><text:span text:style-name="T380">apaga </text:span><text:span text:style-name="T381">o</text:span><text:span text:style-name="T380"> trigger</text:span></text:p>
      <text:p text:style-name="P118"/>
      <text:h text:style-name="P279" text:outline-level="1">Operadores de múltipla seleção</text:h>
      <text:p text:style-name="P118"/>
      <text:p text:style-name="P189"><text:span text:style-name="T559">É</text:span> possível combinar múltiplas queries usando os operadores:</text:p>
      <text:list xml:id="list2872235555" text:style-name="L24">
        <text:list-item>
          <text:p text:style-name="P270"><text:span text:style-name="T311">union</text:span><text:span text:style-name="T560">: </text:span><text:span text:style-name="T561">combina os resultados de 2 queries </text:span><text:span text:style-name="T562">e</text:span><text:span text:style-name="T561"> retorna apenas linhas </text:span><text:span text:style-name="T565">distintas. Nesta</text:span><text:span text:style-name="T561"> declaração você deve corresponder ao tipo de dados (usando a função TO_CHAR) quando as colunas não existem em uma ou outra tabela. Exemplo:</text:span></text:p>
          <text:p text:style-name="P272"><draw:frame draw:style-name="fr4" draw:name="Figura12" text:anchor-type="as-char" svg:width="13.813cm" svg:height="10.172cm" draw:z-index="11"><draw:image xlink:href="Pictures/10000201000002080000017FCC6A2297EE882796.png" xlink:type="simple" xlink:show="embed" xlink:actuate="onLoad" loext:mime-type="image/png"/></draw:frame></text:p>
        </text:list-item>
        <text:list-item>
          <text:p text:style-name="P271"><text:span text:style-name="T311">union all</text:span><text:span text:style-name="T560">: retorna todas as linhas </text:span><text:span text:style-name="T562">do resultado mas</text:span><text:span text:style-name="T560"> </text:span><text:span text:style-name="T563">não elimina as linhas duplicadas</text:span></text:p>
        </text:list-item>
        <text:list-item>
          <text:p text:style-name="P271"><text:span text:style-name="T311">intersect</text:span><text:span text:style-name="T560">: </text:span><text:span text:style-name="T562">apresenta apenas as </text:span><text:span text:style-name="T564">linhas em comum</text:span><text:span text:style-name="T562">, retornadas por ambas as consultas</text:span></text:p>
        </text:list-item>
        <text:list-item>
          <text:p text:style-name="P269"><text:span text:style-name="T311">minus</text:span><text:span text:style-name="T214">: </text:span><text:span text:style-name="T560">retorna apenas </text:span><text:span text:style-name="T563">linhas exclusivas</text:span><text:span text:style-name="T560">, retornadas pela </text:span><text:span text:style-name="T563">primeira</text:span><text:span text:style-name="T560"> consulta mas não pela segunda</text:span></text:p>
        </text:list-item>
        <text:list-item>
          <text:p text:style-name="P273"><text:span text:style-name="T308">corresponding by</text:span><text:span text:style-name="T566">: </text:span><text:span text:style-name="T257">Sobrepõe colunas que têm o mesmo nome em ambas as tabelas. </text:span></text:p>
          <text:p text:style-name="P273"><text:span text:style-name="T258">(por exemplo: uma coluna id, comum em ambas as consultas, se relacionará com campos de diferentes tabelas como telefone e email)</text:span><text:span text:style-name="T413"> </text:span></text:p>
        </text:list-item>
      </text:list>
      <text:p text:style-name="P218">RESUMO</text:p>
      <text:p text:style-name="P70"/>
      <text:list xml:id="list3464309334" text:style-name="L25">
        <text:list-item>
          <text:p text:style-name="P239">DQL</text:p>
        </text:list-item>
      </text:list>
      <text:p text:style-name="P76"/>
      <text:p text:style-name="P207">SELECT <text:span text:style-name="T425">coluna</text:span><text:span text:style-name="T451">1, coluna2...</text:span><text:span text:style-name="T491"> </text:span><text:span text:style-name="T514">FROM</text:span><text:span text:style-name="T491"> </text:span><text:span text:style-name="T425">tab</text:span><text:span text:style-name="T439">ela</text:span></text:p>
      <text:p text:style-name="P85"><text:span text:style-name="T428">tabela_</text:span><text:span text:style-name="T453">X</text:span><text:span text:style-name="T428"> </text:span><text:span text:style-name="T477">INNER JOIN</text:span><text:span text:style-name="T428"> tabela_</text:span><text:span text:style-name="T453">Y</text:span><text:span text:style-name="T428"> </text:span><text:span text:style-name="T516">ON </text:span><text:span text:style-name="T568">X.id</text:span><text:span text:style-name="T428"> = </text:span><text:span text:style-name="T453">Y.id</text:span><text:span text:style-name="T428"> <text:tab/>→<text:tab/></text:span><text:span text:style-name="T447">faz a </text:span><text:span text:style-name="T428">junção entre tabelas, </text:span><text:span text:style-name="T444">a cláusula </text:span><text:span text:style-name="T519">ON</text:span><text:span text:style-name="T444"> faz a ligação entre a chave primária e a chave estrangeira</text:span></text:p>
      <text:p text:style-name="P77"><text:span text:style-name="T569">NATURAL JOIN: </text:span><text:span text:style-name="T454">não retorna campos com nomes repetidos (FKs)</text:span></text:p>
      <text:p text:style-name="P77">LEFT OUTER JOIN</text:p>
      <text:p text:style-name="P85"><text:span text:style-name="T494">RIGHT OUTER JOIN</text:span><text:span text:style-name="T428">: junta e mostra todos os dados da tabela à direita</text:span></text:p>
      <text:p text:style-name="P206">UNION</text:p>
      <text:p text:style-name="P206">UNION ALL</text:p>
      <text:p text:style-name="P206">INTERSECT</text:p>
      <text:p text:style-name="P206">MINUS</text:p>
      <text:p text:style-name="P206">CORRESPONDING BY</text:p>
      <text:p text:style-name="P203"/>
      <text:p text:style-name="P71"/>
      <text:list xml:id="list3580929343" text:style-name="L26">
        <text:list-item>
          <text:p text:style-name="P240">DDL</text:p>
        </text:list-item>
      </text:list>
      <text:p text:style-name="P72"/>
      <text:p text:style-name="P72">CREATE DATABASE</text:p>
      <text:p text:style-name="P75">CREATE TABLE <text:span text:style-name="T434">tabela</text:span><text:span text:style-name="T497"> (</text:span><text:span text:style-name="T425">coluna</text:span><text:span text:style-name="T451">1, coluna2...</text:span><text:span text:style-name="T497">)</text:span></text:p>
      <text:p text:style-name="P72"><text:span text:style-name="T541">CREATE INDEX </text:span><text:span text:style-name="T440">nome_indice</text:span><text:span text:style-name="T541"> </text:span><text:span text:style-name="T512">ON</text:span><text:span text:style-name="T541"> </text:span><text:span text:style-name="T440">tabela(coluna)</text:span></text:p>
      <text:p text:style-name="P188"><text:span text:style-name="T219">CREATE VIEW </text:span><text:span text:style-name="T304">AS </text:span><text:span text:style-name="T222">SELECT </text:span><text:span text:style-name="T235">coluna</text:span><text:span text:style-name="T236">1, coluna2</text:span><text:span text:style-name="T223"> </text:span><text:span text:style-name="T306">FROM</text:span><text:span text:style-name="T223"> </text:span><text:span text:style-name="T235">tab</text:span><text:span text:style-name="T237">ela</text:span></text:p>
      <text:p text:style-name="P73">DROP DATABASE</text:p>
      <text:p text:style-name="P72">DROP TABLE</text:p>
      <text:p text:style-name="P86">DROP VIEW</text:p>
      <text:p text:style-name="P87">DROP INDEX</text:p>
      <text:p text:style-name="P87"><text:span text:style-name="T557">TRUNCATE: </text:span><text:span text:style-name="T429">exclui tod</text:span><text:span text:style-name="T441">os os registros</text:span><text:span text:style-name="T431">, </text:span><text:span text:style-name="T442">mas </text:span><text:span text:style-name="T473">mantém</text:span><text:span text:style-name="T442"> a estrutura da</text:span><text:span text:style-name="T431"> </text:span><text:span text:style-name="T530">tabela</text:span></text:p>
      <text:p text:style-name="P227">ALTER TABLE <text:span text:style-name="T425">tabela</text:span><text:span text:style-name="T491"> </text:span><text:span text:style-name="T425">[</text:span><text:span text:style-name="T491">ADD, DROP, MODIFY, CHANGE, RENAME </text:span><text:span text:style-name="T514">TO</text:span><text:span text:style-name="T425">]</text:span></text:p>
      <text:p text:style-name="P226"><text:span text:style-name="T494">ADD FOREIGN KEY</text:span><text:span text:style-name="T428"> (coluna) </text:span><text:span text:style-name="T516">REFERENCES</text:span><text:span text:style-name="T428"> outra_tabela(coluna): insere FK</text:span></text:p>
      <text:p text:style-name="P74"><text:span text:style-name="T495">RENAME</text:span><text:span text:style-name="T430"> </text:span><text:span text:style-name="T495">TABLE</text:span><text:span text:style-name="T430"> tabela </text:span><text:span text:style-name="T513">TO</text:span><text:span text:style-name="T430"> </text:span><text:span text:style-name="T544">banco.</text:span><text:span text:style-name="T430">outra_tabela <text:line-break/></text:span><text:span text:style-name="T451">(</text:span><text:span text:style-name="T446">permite</text:span><text:span text:style-name="T430"> até transferir </text:span><text:span text:style-name="T446">uma</text:span><text:span text:style-name="T430"> tabela para outro BD</text:span><text:span text:style-name="T451">)</text:span></text:p>
      <text:p text:style-name="P72"/>
      <text:list xml:id="list609071949" text:style-name="L27">
        <text:list-item>
          <text:p text:style-name="P275">DML</text:p>
        </text:list-item>
      </text:list>
      <text:p text:style-name="P72"/>
      <text:p text:style-name="P92"><text:span text:style-name="T363">INSERT </text:span><text:span text:style-name="T508">INTO</text:span><text:span text:style-name="T363"> </text:span><text:span text:style-name="T457">tabela</text:span><text:span text:style-name="T458"> </text:span><text:span text:style-name="T364">(</text:span><text:span text:style-name="T558">coluna1, coluna2...</text:span><text:span text:style-name="T364">) VALUES(</text:span><text:span text:style-name="T458">‘</text:span><text:span text:style-name="T459">x’,’y’</text:span><text:span text:style-name="T364">)</text:span></text:p>
      <text:p text:style-name="P72">UPDATE <text:span text:style-name="T426">tabela</text:span><text:span text:style-name="T492"> </text:span><text:span text:style-name="T515">SET</text:span><text:span text:style-name="T492"> </text:span><text:span text:style-name="T426">coluna </text:span><text:span text:style-name="T452">= ‘valor’ WHERE…<text:tab/>LIMIT 1</text:span></text:p>
      <text:p text:style-name="P183"><text:span text:style-name="T205">DELETE </text:span><text:span text:style-name="T310">FROM</text:span><text:span text:style-name="T349"> </text:span><text:span text:style-name="T212">tabela</text:span><text:span text:style-name="T211"> WHERE </text:span><text:span text:style-name="T213">coluna </text:span><text:span text:style-name="T211">= 'José </text:span><text:span text:style-name="T213">da Silva</text:span><text:span text:style-name="T211">' </text:span><text:span text:style-name="T213">LIMIT 1</text:span><text:span text:style-name="T211"><text:line-break/></text:span><text:span text:style-name="T213">(</text:span><text:span text:style-name="T208">remove as tuplas uma de cada vez </text:span><text:span text:style-name="T210">devido ao safe-mode</text:span><text:span text:style-name="T209">)</text:span></text:p>
      <text:p text:style-name="P201"><text:tab/></text:p>
      <text:p text:style-name="P204"><text:span text:style-name="T432">E sua subcategoria </text:span><text:span text:style-name="T496">COMANDOS </text:span><text:span text:style-name="T482">DCL</text:span><text:span text:style-name="T432"><text:tab/><text:tab/></text:span></text:p>
      <text:p text:style-name="P208"><text:span text:style-name="T217">GRANT </text:span><text:span text:style-name="T230">comando</text:span><text:span text:style-name="T220"> </text:span><text:span text:style-name="T305">ON</text:span><text:span text:style-name="T220"> </text:span><text:span text:style-name="T230">banco.tabela</text:span><text:span text:style-name="T220"> </text:span><text:span text:style-name="T339">TO</text:span><text:span text:style-name="T221"> </text:span><text:span text:style-name="T230">usuario@</text:span><text:span text:style-name="T217">: </text:span><text:span text:style-name="T224">permit</text:span><text:span text:style-name="T231">e</text:span><text:span text:style-name="T224">/</text:span><text:span text:style-name="T232">atribui privilégios </text:span></text:p>
      <text:p text:style-name="P209"><text:span text:style-name="T217">REVOKE </text:span><text:span text:style-name="T230">comando </text:span><text:span text:style-name="T305">ON</text:span><text:span text:style-name="T220"> </text:span><text:span text:style-name="T230">banco.tabela</text:span><text:span text:style-name="T220"> </text:span><text:span text:style-name="T339">FROM</text:span><text:span text:style-name="T221"> </text:span><text:span text:style-name="T230">usuario@</text:span><text:span text:style-name="T217">: </text:span><text:span text:style-name="T224">cancelar permissões previamente concedidas ou negadas.<text:tab/></text:span></text:p>
      <text:p text:style-name="P209"><text:span text:style-name="T219">CREATE USER </text:span><text:span text:style-name="T233">usuario@</text:span><text:span text:style-name="T307"> </text:span><text:span text:style-name="T304">IDENTIFIED BY</text:span><text:span text:style-name="T219"> </text:span><text:span text:style-name="T233">‘</text:span><text:span text:style-name="T230">123’</text:span></text:p>
      <text:p text:style-name="P205">DROP USER</text:p>
      <text:p text:style-name="P202"/>
      <text:list xml:id="list897685326" text:style-name="L28">
        <text:list-item>
          <text:p text:style-name="P241">TCL</text:p>
        </text:list-item>
      </text:list>
      <text:p text:style-name="P78"/>
      <text:p text:style-name="P79">COMMIT<text:span text:style-name="T422">: </text:span><text:span text:style-name="T439">transfere, </text:span><text:span text:style-name="T422">confirma a transação, salva o trabalho feito </text:span></text:p>
      <text:p text:style-name="P88"><text:span text:style-name="T351">ROLLBACK</text:span>: desistência da transação, <text:span text:style-name="T462">restaura</text:span> banco de dados ao original desde o último COMMIT </text:p>
      <text:p text:style-name="P88"><text:span text:style-name="T351">SAVEPOINT</text:span>: identificar um ponto em uma transação para efetuar um ROLLBACK mais tarde</text:p>
      <text:p text:style-name="P78"/>
      <text:list xml:id="list2500662826" text:style-name="L29">
        <text:list-item>
          <text:p text:style-name="P264"><text:span text:style-name="T281">O</text:span><text:span text:style-name="T282">UTROS</text:span><text:span text:style-name="T206"> </text:span><text:span text:style-name="T207">COMANDOS</text:span><text:span text:style-name="T206">:</text:span></text:p>
        </text:list-item>
      </text:list>
      <text:p text:style-name="P80"/>
      <text:p text:style-name="P80">USE: <text:span text:style-name="T422">abre o BD</text:span></text:p>
      <text:p text:style-name="P80">DESCRIBE: <text:span text:style-name="T422">descreve a </text:span><text:span text:style-name="T468">estrutura</text:span><text:span text:style-name="T422"> da tabela (também pode ser DESC</text:span>)</text:p>
      <text:p text:style-name="P80">SHOW TABLES: <text:span text:style-name="T422">mostra as tabelas do Banco de Dados aberto</text:span></text:p>
      <text:p text:style-name="P80">SHOW TABLE STATUS: <text:span text:style-name="T427">dentre outras informações, mostra a Collation</text:span></text:p>
      <text:p text:style-name="P84"><text:span text:style-name="T493">SHOW DATABASES:</text:span><text:span text:style-name="T427"> mostra os bancos de dados existentes</text:span></text:p>
      <text:p text:style-name="P91"><text:span text:style-name="T351">SHOW ENGINES</text:span>: Apresenta breves comentários sobre os motores de armazenamentos disponíveis</text:p>
      <text:list xml:id="list215552928447285" text:continue-numbering="true" text:style-name="L29">
        <text:list-item>
          <text:p text:style-name="P276"><text:span text:style-name="T485">CONSTRAINTS</text:span><text:span text:style-name="T542">:<text:line-break/></text:span></text:p>
        </text:list-item>
      </text:list>
      <text:p text:style-name="P80">CHARACTER SET: <text:span text:style-name="T422">charset que declara a codificação padrão</text:span></text:p>
      <text:p text:style-name="P80">COLLATE: <text:span text:style-name="T422">definição dos caracteres como CI, CS, AI, AS</text:span></text:p>
      <text:p text:style-name="P210"><text:span text:style-name="T408">create table</text:span><text:span text:style-name="T410"> IF NOT EXISTS:</text:span><text:span text:style-name="T408"> <text:s/></text:span><text:span text:style-name="T411">é uma constraint de segurança, ela </text:span><text:span text:style-name="T408">impede sobrescrever </text:span><text:span text:style-name="T411">uma</text:span><text:span text:style-name="T408"> tabela já existente</text:span></text:p>
      <text:p text:style-name="P106"><text:span text:style-name="T410">U</text:span><text:span text:style-name="T409">NIQUE</text:span><text:span text:style-name="T390">: não permite valores duplicados na tabela</text:span></text:p>
      <text:p text:style-name="P106"><text:span text:style-name="T409">DEFAULT</text:span><text:span text:style-name="T390">: define valor padrão</text:span></text:p>
      <text:p text:style-name="P106"><text:span text:style-name="T409">NOT NULL</text:span><text:span text:style-name="T390">: não permite ausência de valor</text:span></text:p>
      <text:p text:style-name="P106"><text:span text:style-name="T409">PRIMARY KEY(</text:span><text:span text:style-name="T390">coluna</text:span><text:span text:style-name="T409">)</text:span><text:span text:style-name="T390">: declara chave primária</text:span></text:p>
      <text:p text:style-name="P80">UNSIGNED: <text:span text:style-name="T422">sem sinal, não permit</text:span><text:span text:style-name="T449">e</text:span><text:span text:style-name="T422"> números negativos</text:span></text:p>
      <text:p text:style-name="P80"><text:span text:style-name="T492">WHERE: </text:span><text:span text:style-name="T426">é um filtro, restringe</text:span><text:span text:style-name="T433"> os comandos </text:span><text:span text:style-name="T446">DML</text:span></text:p>
      <text:p text:style-name="P81">LIMIT<text:span text:style-name="T422">: usado para aumentar a segurança, limitando número de execuções</text:span></text:p>
      <text:p text:style-name="P81">ORDER BY DESC<text:span text:style-name="T422"> ou </text:span>ASC<text:span text:style-name="T422">: faz ordenação ascendente ou descendente</text:span></text:p>
      <text:p text:style-name="P82"><text:span text:style-name="T493">BETWEEN ‘</text:span><text:span text:style-name="T427">y’</text:span><text:span text:style-name="T493"> </text:span><text:span text:style-name="T570">AND</text:span><text:span text:style-name="T493"> ‘</text:span><text:span text:style-name="T427">x’</text:span><text:span text:style-name="T493">:</text:span><text:span text:style-name="T427"> </text:span><text:span text:style-name="T433">seleciona dados em um </text:span><text:span text:style-name="T470">intervalo</text:span><text:span text:style-name="T433"> de valores</text:span></text:p>
      <text:p text:style-name="P82"><text:span text:style-name="T493">IN </text:span><text:span text:style-name="T518">( , )</text:span><text:span text:style-name="T427">: </text:span><text:span text:style-name="T471">somente</text:span><text:span text:style-name="T427"> os campos </text:span><text:span text:style-name="T471">declarados</text:span><text:span text:style-name="T427"> entre parênteses</text:span></text:p>
      <text:p text:style-name="P81"><text:span text:style-name="T455">WHERE</text:span><text:span text:style-name="T571"> </text:span>LIKE<text:span text:style-name="T422">: detecta semelhanças, junto de seus operadores ‘</text:span><text:span text:style-name="T502">%’</text:span><text:span text:style-name="T422"> e ‘</text:span><text:span text:style-name="T502">_’</text:span></text:p>
      <text:p text:style-name="P193"><text:span text:style-name="T456">WHERE</text:span><text:span text:style-name="T572"> </text:span>NOT LIKE<text:span text:style-name="T502"> ‘</text:span><text:span text:style-name="T426">%a%’:</text:span><text:span text:style-name="T502"> </text:span><text:span text:style-name="T426">filtram </text:span><text:span text:style-name="T456">os </text:span><text:span text:style-name="T426">registro</text:span><text:span text:style-name="T456">s</text:span><text:span text:style-name="T426"> que não tenham a letra ‘a’ em posição alguma</text:span></text:p>
      <text:p text:style-name="P81"><text:span text:style-name="T455">SELECT</text:span><text:span text:style-name="T543"> </text:span>DISTINCT<text:span text:style-name="T422">: </text:span><text:span text:style-name="T427">considera apenas a 1º ocorrência de </text:span><text:span text:style-name="T443">um conjunto de diferentes/</text:span><text:span text:style-name="T469">distintos</text:span><text:span text:style-name="T443"> itens repetidos como, por exemplo, nacionalidade</text:span><text:span text:style-name="T446">s</text:span></text:p>
      <text:p text:style-name="P81"><text:span text:style-name="T493">GROUP BY</text:span><text:span text:style-name="T427">: faz agrupamento das ocorrências, diferente do DISTINCT</text:span></text:p>
      <text:p text:style-name="P81"><text:span text:style-name="T493">HAVING</text:span><text:span text:style-name="T427">: é um filtro do GROUP BY</text:span></text:p>
      <text:p text:style-name="P83"><text:span text:style-name="T494">AS</text:span><text:span text:style-name="T428">: cria </text:span><text:span text:style-name="T453">uma View ou </text:span><text:span text:style-name="T428">um alias, um apelido </text:span><text:span text:style-name="T448">(</text:span><text:span text:style-name="T445">essa cláusula </text:span><text:span text:style-name="T448">pode</text:span><text:span text:style-name="T445"> ser omitida)</text:span></text:p>
      <text:p text:style-name="P83"><text:span text:style-name="T500">CALL</text:span><text:span text:style-name="T435">: chama </text:span><text:span text:style-name="T449">um</text:span><text:span text:style-name="T435"> procedimento – </text:span><text:span text:style-name="T436">a chamada de uma função é </text:span><text:span text:style-name="T525">SELECT</text:span></text:p>
      <text:p text:style-name="P83"><text:span text:style-name="T531">AFTER </text:span><text:span text:style-name="T437">ou</text:span><text:span text:style-name="T531"> BEFORE: </text:span><text:span text:style-name="T437">determina o momento no evento que um trigger dispara</text:span></text:p>
      <text:p text:style-name="P83"><text:span text:style-name="T531">:OLD</text:span><text:span text:style-name="T437"> ou :</text:span><text:span text:style-name="T531">NEW: </text:span><text:span text:style-name="T438">são operadores que auxiliam na criação de um trigger</text:span></text:p>
      <text:p text:style-name="P89"><text:tab/></text:p>
      <text:p text:style-name="P90">Normalização de banco de dados</text:p>
      <text:p text:style-name="P90">https://pt.stackoverflow.com/questions/151323/o-que-%c3%a9-normaliza%c3%a7%c3%a3o-de-banco-de-da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mic Sans MS1" svg:font-family="'Comic Sans MS', cursive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arial" svg:font-family="arial, sans-serif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9-12T21:55:50.057000000</dc:date>
    <meta:editing-duration>P2DT2H8M41S</meta:editing-duration>
    <meta:editing-cycles>73</meta:editing-cycles>
    <meta:document-statistic meta:table-count="0" meta:image-count="12" meta:object-count="0" meta:page-count="23" meta:paragraph-count="345" meta:word-count="4574" meta:character-count="28550" meta:non-whitespace-character-count="24276"/>
  </office:meta>
</office:document-meta>
</file>